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5.581cm" fo:margin-left="4.542cm" fo:margin-right="6.877cm" table:align="margins"/>
    </style:style>
    <style:style style:name="Tabela1.A" style:family="table-column">
      <style:table-column-properties style:column-width="1.131cm" style:rel-column-width="13276*"/>
    </style:style>
    <style:style style:name="Tabela1.B" style:family="table-column">
      <style:table-column-properties style:column-width="3.006cm" style:rel-column-width="35294*"/>
    </style:style>
    <style:style style:name="Tabela1.C" style:family="table-column">
      <style:table-column-properties style:column-width="1.445cm" style:rel-column-width="16965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5.581cm" fo:margin-left="4.542cm" fo:margin-right="6.877cm" table:align="margins"/>
    </style:style>
    <style:style style:name="Tabela2.A" style:family="table-column">
      <style:table-column-properties style:column-width="1.131cm" style:rel-column-width="13276*"/>
    </style:style>
    <style:style style:name="Tabela2.B" style:family="table-column">
      <style:table-column-properties style:column-width="3.006cm" style:rel-column-width="35294*"/>
    </style:style>
    <style:style style:name="Tabela2.C" style:family="table-column">
      <style:table-column-properties style:column-width="1.445cm" style:rel-column-width="16965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C1" style:family="table-cell">
      <style:table-cell-properties fo:padding="0.097cm" fo:border="0.002cm solid #000000"/>
    </style:style>
    <style:style style:name="Tabela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none" fo:border-top="none" fo:border-bottom="0.002cm solid #000000"/>
    </style:style>
    <style:style style:name="Tabe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00%"/>
    </style:style>
    <style:style style:name="P2" style:family="paragraph" style:parent-style-name="Text_20_body">
      <style:paragraph-properties fo:line-height="0.4cm"/>
    </style:style>
    <style:style style:name="P3" style:family="paragraph" style:parent-style-name="Text_20_body">
      <style:paragraph-properties fo:line-height="0.4cm"/>
      <style:text-properties style:text-position="0% 100%"/>
    </style:style>
    <style:style style:name="P4" style:family="paragraph" style:parent-style-name="Text_20_body">
      <style:text-properties style:text-position="sub 58%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7" style:family="paragraph" style:parent-style-name="Defaul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8" style:family="paragraph" style:parent-style-name="Default">
      <style:paragraph-properties fo:text-align="center" style:justify-single-word="false" style:text-autospace="none"/>
      <style:text-properties fo:font-size="28pt" style:font-size-asian="28pt" style:font-size-complex="28pt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Footer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Table_20_Contents">
      <style:paragraph-properties fo:text-align="end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8" style:family="paragraph" style:parent-style-name="Text_20_body">
      <style:paragraph-properties fo:line-height="0.4cm"/>
      <style:text-properties style:text-position="sub 58%"/>
    </style:style>
    <style:style style:name="P19" style:family="paragraph" style:parent-style-name="Text_20_body" style:list-style-name="L1"/>
    <style:style style:name="P20" style:family="paragraph" style:parent-style-name="Text_20_body">
      <style:paragraph-properties fo:line-height="0.4cm"/>
    </style:style>
    <style:style style:name="P21" style:family="paragraph" style:parent-style-name="Text_20_body">
      <style:paragraph-properties fo:line-height="0.4cm" fo:text-align="center" style:justify-single-word="false"/>
    </style:style>
    <style:style style:name="P22" style:family="paragraph" style:parent-style-name="Text_20_body">
      <style:paragraph-properties fo:line-height="0.4cm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style:font-name="Calibri" style:font-name-asian="Calibri" style:font-name-complex="Calibri"/>
    </style:style>
    <style:style style:name="T3" style:family="text">
      <style:text-properties fo:color="#000000" style:font-name="Calibri" fo:font-weight="bold" style:font-name-asian="Calibri" style:font-weight-asian="bold" style:font-name-complex="Calibri" style:font-weight-complex="bold"/>
    </style:style>
    <style:style style:name="T4" style:family="text">
      <style:text-properties style:text-position="sub 58%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Standard"/>
      <text:p text:style-name="Standard"/>
      <text:p text:style-name="P7"/>
      <text:p text:style-name="P8"><text:span text:style-name="T2"><text:s/></text:span><text:span text:style-name="T3">Implementacja Sieci Hopfielda </text:span></text:p>
      <text:p text:style-name="Standard"/>
      <text:p text:style-name="Standard"/>
      <text:p text:style-name="P5"/>
      <text:p text:style-name="P5"/>
      <text:p text:style-name="P6">Autorzy:</text:p>
      <text:p text:style-name="P5"/>
      <text:p text:style-name="P5">Paweł Mazur</text:p>
      <text:p text:style-name="P5">Piotr Mazu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15">1. Analityczne działanie Sieci Hopfielda<text:tab/>3</text:p>
          <text:p text:style-name="P16">1.1 Tryb synchroniczny z unipolarną funkcją aktywacji<text:tab/>3</text:p>
          <text:p text:style-name="P16">1.2 Tryb synchroniczny z bipolarną funkcją aktywacji<text:tab/>6</text:p>
          <text:p text:style-name="P16">1.3 Tryb asynchroniczny z unipolarną funkcją aktywacji<text:tab/>9</text:p>
          <text:p text:style-name="P16">1.4 Tryb asynchroniczny z bipolarną funkcją aktywacji<text:tab/>13</text:p>
          <text:p text:style-name="P15">2. Symulacyjne działanie Sieci Hopfielda<text:tab/>17</text:p>
          <text:p text:style-name="P16">2.1 Tryb synchroniczny z unipolarną funkcją aktywacji<text:tab/>17</text:p>
          <text:p text:style-name="P16">2.2 Tryb synchroniczny z bipolarną funkcją aktywacji<text:tab/>23</text:p>
          <text:p text:style-name="P16">2.3 Tryb asynchroniczny z unipolarną funkcją aktywacji<text:tab/>28</text:p>
          <text:p text:style-name="P16">2.4 Tryb asynchroniczny z bipolarną funkcją aktywacji<text:tab/>39</text:p>
          <text:p text:style-name="P15">3.Zastosowanie sieci Hopfielda do rozpoznawania znaków. <text:tab/>51</text:p>
          <text:p text:style-name="P16">1. Synchroniczny<text:tab/>51</text:p>
          <text:p text:style-name="P17">1.1 Reguła Hebba<text:tab/>51</text:p>
          <text:p text:style-name="P17">1.2 Pseudoinwersja<text:tab/>52</text:p>
          <text:p text:style-name="P17">1.3 Pseudoinwersja<text:tab/>55</text:p>
          <text:p text:style-name="P17">Wszystkie wektory zbieżne: <text:tab/>55</text:p>
          <text:p text:style-name="P16">2. Asynchroniczny<text:tab/>58</text:p>
          <text:p text:style-name="P17">2.1 Reguła Hebba<text:tab/>58</text:p>
          <text:p text:style-name="P17">2.2 Pseudoinwersja<text:tab/>59</text:p>
          <text:p text:style-name="P17">2.3 Reguła Hebba<text:tab/>63</text:p>
          <text:p text:style-name="P17">2.4 Pseudoinwersji<text:tab/>64</text:p>
          <text:p text:style-name="P15">4. Podsumowanie<text:tab/>68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1. Analityczne działanie Sieci Hopfielda</text:h>
      <text:p text:style-name="P1"/>
      <text:h text:style-name="Heading_20_2" text:outline-level="2">1.1 Tryb synchroniczny z unipolarną funkcją aktywacji</text:h>
      <text:p text:style-name="Text_20_body"><text:tab/>[0 0 0]</text:p>
      <text:p text:style-name="Text_20_body"><text:tab/>[0 0 1]</text:p>
      <text:p text:style-name="Text_20_body"><text:tab/>[0 1 0]<text:tab/><text:tab/><text:tab/><text:tab/>[ 0 -1 -3]</text:p>
      <text:p text:style-name="Text_20_body">V <text:s text:c="2"/>=<text:tab/>[0 1 1]<text:tab/><text:tab/><text:tab/>W <text:s/>= <text:s/><text:tab/>[-1 <text:s/>0 <text:s/>2]</text:p>
      <text:p text:style-name="Text_20_body"><text:tab/>[1 0 0]<text:tab/><text:tab/><text:tab/><text:tab/>[-3 <text:s/>2 <text:s/>0]</text:p>
      <text:p text:style-name="Text_20_body"><text:tab/>[1 0 1]</text:p>
      <text:p text:style-name="Text_20_body"><text:tab/>[1 1 0]</text:p>
      <text:p text:style-name="Text_20_body"><text:tab/>[1 1 1]</text:p>
      <text:p text:style-name="P2"><text:tab/></text:p>
      <text:p text:style-name="P2"><text:tab/>[ 0 -1 -3]</text:p>
      <text:p text:style-name="P2">W <text:s/>= <text:s/><text:tab/>[-1 <text:s/>0 <text:s/>2]</text:p>
      <text:p text:style-name="P2"><text:s text:c="10"/><text:tab/>[-3 <text:s/>2 <text:s/>0]</text:p>
      <text:p text:style-name="P2"/>
      <text:p text:style-name="P2">V(0) = [0 0 0]'</text:p>
      <text:p text:style-name="P2">t = 1</text:p>
      <text:p text:style-name="P2"><text:tab/></text:p>
      <text:p text:style-name="P2"><text:tab/>[ 0 -1 -3]<text:tab/><text:tab/>[0] <text:s/><text:tab/>[0]<text:tab/><text:tab/>[0]</text:p>
      <text:p text:style-name="P2">U(1) = [-1 <text:s/>0 <text:s/>2]<text:tab/>*<text:tab/>[0] <text:s/>=<text:tab/>[0],<text:tab/>V(1) =<text:tab/>[0]</text:p>
      <text:p text:style-name="P2"><text:tab/>[-3 <text:s/>2 <text:s/>0]<text:tab/><text:tab/>[0]<text:tab/>[0]<text:tab/><text:tab/>[0]</text:p>
      <text:p text:style-name="P2"/>
      <text:p text:style-name="P2"><text:s/><text:tab/> <text:tab/><text:tab/><text:tab/>[0]</text:p>
      <text:p text:style-name="P2">wektor V(1) <text:s/>= <text:s text:c="2"/>q(U(1)) <text:s text:c="3"/>= <text:tab/>[0] <text:s/>jest punktem stałym</text:p>
      <text:p text:style-name="P2"><text:tab/><text:tab/><text:tab/><text:tab/>[0]</text:p>
      <text:p text:style-name="P2"/>
      <text:p text:style-name="P2">V(0) = [0 0 1]'</text:p>
      <text:p text:style-name="P2">t = 1</text:p>
      <text:p text:style-name="P2"><text:tab/></text:p>
      <text:p text:style-name="P2"><text:tab/>[ 0 -1 -3]<text:tab/><text:tab/>[0] <text:s/><text:tab/>[-3]<text:tab/><text:tab/>[0]</text:p>
      <text:p text:style-name="P2">U(1) = [-1 <text:s/>0 <text:s/>2]<text:tab/>*<text:tab/>[0] <text:s/>=<text:tab/>[ 2],<text:tab/>V(1) =<text:tab/>[1]</text:p>
      <text:p text:style-name="P2"><text:tab/>[-3 <text:s/>2 <text:s/>0]<text:tab/><text:tab/>[1]<text:tab/>[ 0]<text:tab/><text:tab/>[0]</text:p>
      <text:p text:style-name="P2"/>
      <text:p text:style-name="P2"/>
      <text:p text:style-name="P2"/>
      <text:p text:style-name="P2"/>
      <text:p text:style-name="P2"/>
      <text:p text:style-name="P2"><text:soft-page-break/>t = 2</text:p>
      <text:p text:style-name="P2"><text:tab/></text:p>
      <text:p text:style-name="P2"><text:tab/>[ 0 -1 -3]<text:tab/><text:tab/>[0] <text:s/><text:tab/>[-1]<text:tab/><text:tab/>[0]</text:p>
      <text:p text:style-name="P2">U(2) = [-1 <text:s/>0 <text:s/>2]<text:tab/>*<text:tab/>[1] <text:s/>=<text:tab/>[ 0],<text:tab/>V(2) =<text:tab/>[0]</text:p>
      <text:p text:style-name="P2"><text:tab/>[-3 <text:s/>2 <text:s/>0]<text:tab/><text:tab/>[0]<text:tab/>[ 2]<text:tab/><text:tab/>[1]</text:p>
      <text:p text:style-name="P2">Sieć oscyluje pomiędzy dwoma punktami </text:p>
      <text:p text:style-name="P2">[0] <text:s/>[0]</text:p>
      <text:p text:style-name="P2">[0], [1]</text:p>
      <text:p text:style-name="P2">[1] <text:s/>[0]</text:p>
      <text:p text:style-name="P2">czyli cykl C<text:span text:style-name="T4">1</text:span></text:p>
      <text:p text:style-name="P18"/>
      <text:p text:style-name="P2">V(0) = [0 1 1]'</text:p>
      <text:p text:style-name="P2">t = 1</text:p>
      <text:p text:style-name="P2"><text:tab/></text:p>
      <text:p text:style-name="P2"><text:tab/>[ 0 -1 -3]<text:tab/><text:tab/>[0] <text:s/><text:tab/>[-4]<text:tab/><text:tab/>[0]</text:p>
      <text:p text:style-name="P2">U(1) = [-1 <text:s/>0 <text:s/>2]<text:tab/>*<text:tab/>[1] <text:s/>=<text:tab/>[ 2],<text:tab/>V(1) =<text:tab/>[1]</text:p>
      <text:p text:style-name="P2"><text:tab/>[-3 <text:s/>2 <text:s/>0]<text:tab/><text:tab/>[1]<text:tab/>[ 2]<text:tab/><text:tab/>[1]</text:p>
      <text:p text:style-name="P2"/>
      <text:p text:style-name="P2"><text:s/><text:tab/> <text:tab/><text:tab/><text:tab/>[0]</text:p>
      <text:p text:style-name="P2">wektor V(1) <text:s/>= <text:s text:c="2"/>q(U(1)) <text:s text:c="3"/>= <text:tab/>[1] <text:s/>jest punktem stałym</text:p>
      <text:p text:style-name="P2"><text:tab/><text:tab/><text:tab/><text:tab/>[1]</text:p>
      <text:p text:style-name="P2"/>
      <text:p text:style-name="P2">V(0) = [1 0 0]'</text:p>
      <text:p text:style-name="P2">t = 1</text:p>
      <text:p text:style-name="P2"><text:tab/></text:p>
      <text:p text:style-name="P2"><text:tab/>[ 0 -1 -3]<text:tab/><text:tab/>[1] <text:s/><text:tab/>[ 0]<text:tab/><text:tab/>[0]</text:p>
      <text:p text:style-name="P2">U(1) = [-1 <text:s/>0 <text:s/>2]<text:tab/>*<text:tab/>[0] <text:s/>=<text:tab/>[-1],<text:tab/>V(1) =<text:tab/>[0]</text:p>
      <text:p text:style-name="P2"><text:tab/>[-3 <text:s/>2 <text:s/>0]<text:tab/><text:tab/>[0]<text:tab/>[-3]<text:tab/><text:tab/>[0]</text:p>
      <text:p text:style-name="P2"/>
      <text:p text:style-name="P2"><text:s/><text:tab/> <text:tab/><text:tab/><text:tab/>[0]<text:tab/><text:tab/><text:tab/>[0]</text:p>
      <text:p text:style-name="P2">wektor V(1) <text:s/>= <text:s text:c="2"/>q(U(1)) <text:s text:c="3"/>= <text:tab/>[0] <text:s/>jest zbieżny do <text:tab/>[0]</text:p>
      <text:p text:style-name="P2"><text:tab/><text:tab/><text:tab/><text:tab/>[0]<text:tab/><text:tab/><text:tab/>[0]</text:p>
      <text:p text:style-name="P2">V(0) = [1 0 1]'</text:p>
      <text:p text:style-name="P2">t = 1</text:p>
      <text:p text:style-name="P2"><text:tab/></text:p>
      <text:p text:style-name="P2"><text:tab/>[ 0 -1 -3]<text:tab/><text:tab/>[1] <text:s/><text:tab/>[-3]<text:tab/><text:tab/>[0]</text:p>
      <text:p text:style-name="P2">U(1) = [-1 <text:s/>0 <text:s/>2]<text:tab/>*<text:tab/>[0] <text:s/>=<text:tab/>[ 1],<text:tab/>V(1) =<text:tab/>[1]</text:p>
      <text:p text:style-name="P2"><text:tab/>[-3 <text:s/>2 <text:s/>0]<text:tab/><text:tab/>[1]<text:tab/>[-3]<text:tab/><text:tab/>[0]</text:p>
      <text:p text:style-name="P2"/>
      <text:p text:style-name="P2"/>
      <text:p text:style-name="P2"><text:soft-page-break/><text:s/><text:tab/>[1]</text:p>
      <text:p text:style-name="P2">wektor [0] <text:s/>wpada w cykl C<text:span text:style-name="T4">1</text:span></text:p>
      <text:p text:style-name="P2"><text:tab/>[1]</text:p>
      <text:p text:style-name="P2"/>
      <text:p text:style-name="P2">V(0) = [1 1 0]'</text:p>
      <text:p text:style-name="P2">t = 1</text:p>
      <text:p text:style-name="P2"><text:tab/></text:p>
      <text:p text:style-name="P2"><text:tab/>[ 0 -1 -3]<text:tab/><text:tab/>[1] <text:s/><text:tab/>[-1]<text:tab/><text:tab/>[0]</text:p>
      <text:p text:style-name="P2">U(1) = [-1 <text:s/>0 <text:s/>2]<text:tab/>*<text:tab/>[1] <text:s/>=<text:tab/>[-1],<text:tab/>V(1) =<text:tab/>[0]</text:p>
      <text:p text:style-name="P2"><text:tab/>[-3 <text:s/>2 <text:s/>0]<text:tab/><text:tab/>[0]<text:tab/>[-1]<text:tab/><text:tab/>[0]</text:p>
      <text:p text:style-name="P2"/>
      <text:p text:style-name="P2"><text:s/><text:tab/> <text:tab/><text:tab/><text:tab/>[0]<text:tab/><text:tab/><text:tab/>[0]</text:p>
      <text:p text:style-name="P2">wektor V(1) <text:s/>= <text:s text:c="2"/>q(U(1)) <text:s text:c="3"/>= <text:tab/>[0] <text:s/>jest zbieżny do <text:tab/>[0]</text:p>
      <text:p text:style-name="P2"><text:tab/><text:tab/><text:tab/><text:tab/>[0]<text:tab/><text:tab/><text:tab/>[0]</text:p>
      <text:p text:style-name="P2"/>
      <text:p text:style-name="P2">V(0) = [1 1 1]'</text:p>
      <text:p text:style-name="P2">t = 1</text:p>
      <text:p text:style-name="P2"><text:tab/></text:p>
      <text:p text:style-name="P2"><text:tab/>[ 0 -1 -3]<text:tab/><text:tab/>[1] <text:s/><text:tab/>[-4]<text:tab/><text:tab/>[0]</text:p>
      <text:p text:style-name="P2">U(1) = [-1 <text:s/>0 <text:s/>2]<text:tab/>*<text:tab/>[1] <text:s/>=<text:tab/>[ 1],<text:tab/>V(1) =<text:tab/>[1]</text:p>
      <text:p text:style-name="P2"><text:tab/>[-3 <text:s/>2 <text:s/>0]<text:tab/><text:tab/>[1]<text:tab/>[ 1]<text:tab/><text:tab/>[0]</text:p>
      <text:p text:style-name="P2"/>
      <text:p text:style-name="P2"><text:s/><text:tab/>[1]</text:p>
      <text:p text:style-name="P2">wektor [1] <text:s/>wpada w cykl C<text:span text:style-name="T4">1</text:span></text:p>
      <text:p text:style-name="P2"><text:tab/>[1]</text:p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1.2 Tryb synchroniczny z bipolarną funkcją aktywacji</text:h>
      <text:p text:style-name="Text_20_body"><text:tab/>[-1 -1 -1]</text:p>
      <text:p text:style-name="Text_20_body"><text:tab/>[-1 -1 <text:s/>1]</text:p>
      <text:p text:style-name="Text_20_body"><text:tab/>[-1 <text:s/>1 -1]<text:tab/><text:tab/><text:tab/><text:tab/>[0 <text:s/>1 <text:s text:c="2"/>2]</text:p>
      <text:p text:style-name="Text_20_body">V <text:s text:c="2"/>=<text:tab/>[-1 <text:s/>1 <text:s/>1]<text:tab/><text:tab/><text:tab/>W <text:s/>= <text:s/><text:tab/>[1 <text:s/>0 <text:s/>-1]</text:p>
      <text:p text:style-name="Text_20_body"><text:tab/>[ 1 -1 -1]<text:tab/><text:tab/><text:tab/><text:tab/>[2 <text:s/>-1 <text:s/>0]</text:p>
      <text:p text:style-name="Text_20_body"><text:tab/>[ 1 -1 <text:s/>1]</text:p>
      <text:p text:style-name="Text_20_body"><text:tab/>[ 1 <text:s/>1 -1]</text:p>
      <text:p text:style-name="Text_20_body"><text:tab/>[ 1 <text:s/>1 <text:s/>1]</text:p>
      <text:p text:style-name="P2"><text:tab/></text:p>
      <text:p text:style-name="P2"><text:tab/>[0 <text:s/>1 <text:s/>2]</text:p>
      <text:p text:style-name="P2">W <text:s/>= <text:s/><text:tab/>[1 <text:s/>0 -1]</text:p>
      <text:p text:style-name="P2"><text:s text:c="10"/><text:tab/>[2 -1 <text:s/>0]</text:p>
      <text:p text:style-name="P2"/>
      <text:p text:style-name="P2"/>
      <text:p text:style-name="P2">V(0) = [-1 -1 -1]'</text:p>
      <text:p text:style-name="P2">t = 1</text:p>
      <text:p text:style-name="P2"><text:tab/></text:p>
      <text:p text:style-name="P2"><text:tab/>[0 <text:s/>1 <text:s/>2]<text:tab/><text:tab/>[-1] <text:s/><text:tab/>[-3]<text:tab/><text:tab/>[-1]</text:p>
      <text:p text:style-name="P2">U(1) = [1 <text:s/>0 -1]<text:tab/>*<text:tab/>[-1] <text:s/>=<text:tab/>[ 0],<text:tab/>V(1) =<text:tab/>[-1]</text:p>
      <text:p text:style-name="P2"><text:tab/>[2 -1 <text:s/>0]<text:tab/><text:tab/>[-1]<text:tab/>[-1]<text:tab/><text:tab/>[-1]</text:p>
      <text:p text:style-name="P2"/>
      <text:p text:style-name="P2"><text:s/><text:tab/> <text:tab/><text:tab/><text:tab/>[-1]</text:p>
      <text:p text:style-name="P2">wektor V(1) <text:s/>= <text:s text:c="2"/>q(U(1)) <text:s text:c="3"/>= <text:tab/>[-1] <text:s/>jest punktem stałym</text:p>
      <text:p text:style-name="P2"><text:tab/><text:tab/><text:tab/><text:tab/>[-1]</text:p>
      <text:p text:style-name="P2"/>
      <text:p text:style-name="P2">V(0) = [-1 -1 <text:s/>1]'</text:p>
      <text:p text:style-name="P2">t = 1</text:p>
      <text:p text:style-name="P2"><text:tab/></text:p>
      <text:p text:style-name="P2"><text:tab/>[0 <text:s/>1 <text:s/>2]<text:tab/><text:tab/>[-1] <text:s/><text:tab/>[ 1]<text:tab/><text:tab/>[ 1]</text:p>
      <text:p text:style-name="P2">U(1) = [1 <text:s/>0 -1]<text:tab/>*<text:tab/>[-1] <text:s/>=<text:tab/>[-2],<text:tab/>V(1) =<text:tab/>[-1]</text:p>
      <text:p text:style-name="P2"><text:tab/>[2 -1 <text:s/>0]<text:tab/><text:tab/>[ 1]<text:tab/>[-1]<text:tab/><text:tab/>[-1]</text:p>
      <text:p text:style-name="P2">t = 2</text:p>
      <text:p text:style-name="P2"><text:tab/></text:p>
      <text:p text:style-name="P2"><text:tab/>[0 <text:s/>1 <text:s/>2]<text:tab/><text:tab/>[ 1] <text:s/><text:tab/>[-3]<text:tab/><text:tab/>[-1]</text:p>
      <text:p text:style-name="P2">U(2) = [1 <text:s/>0 -1]<text:tab/>*<text:tab/>[-1] <text:s/>=<text:tab/>[ 2],<text:tab/>V(2) =<text:tab/>[ 1]</text:p>
      <text:p text:style-name="P2"><text:tab/>[2 -1 <text:s/>0]<text:tab/><text:tab/>[-1]<text:tab/>[ 3]<text:tab/><text:tab/>[ 1]</text:p>
      <text:p text:style-name="P2"/>
      <text:p text:style-name="P2"/>
      <text:p text:style-name="P2"><text:soft-page-break/>t = 3</text:p>
      <text:p text:style-name="P2"><text:tab/></text:p>
      <text:p text:style-name="P2"><text:tab/>[0 <text:s/>1 <text:s/>2]<text:tab/><text:tab/>[-1] <text:s/><text:tab/>[-3]<text:tab/><text:tab/>[ 1]</text:p>
      <text:p text:style-name="P2">U(3) = [1 <text:s/>0 -1]<text:tab/>*<text:tab/>[ 1] <text:s/>=<text:tab/>[-2],<text:tab/>V(3) =<text:tab/>[-1]</text:p>
      <text:p text:style-name="P2"><text:tab/>[2 -1 <text:s/>0]<text:tab/><text:tab/>[ 1]<text:tab/>[ 3]<text:tab/><text:tab/>[-1]</text:p>
      <text:p text:style-name="P2"/>
      <text:p text:style-name="P2"><text:tab/>[-1]<text:tab/><text:tab/><text:tab/><text:tab/><text:tab/><text:tab/><text:tab/><text:tab/>[ 1] <text:s/>[-1]</text:p>
      <text:p text:style-name="P2">wektor [-1] wpada w cykl oscylujący pomiędzy dwoma punktami [-1], [ 1] czyli cykl C<text:span text:style-name="T4">1</text:span></text:p>
      <text:p text:style-name="P2"><text:tab/>[ 1]<text:tab/><text:tab/><text:tab/><text:tab/><text:tab/><text:tab/><text:tab/><text:tab/>[-1] <text:s/>[ 1]</text:p>
      <text:p text:style-name="P2"/>
      <text:p text:style-name="P2">V(0) = [-1 <text:s/>1 -1]'</text:p>
      <text:p text:style-name="P2">t = 1</text:p>
      <text:p text:style-name="P2"><text:tab/></text:p>
      <text:p text:style-name="P2"><text:tab/>[0 <text:s/>1 <text:s/>2]<text:tab/><text:tab/>[-1] <text:s/><text:tab/>[-1]<text:tab/><text:tab/>[-1]</text:p>
      <text:p text:style-name="P2">U(1) = [1 <text:s/>0 -1]<text:tab/>*<text:tab/>[ 1] <text:s/>=<text:tab/>[ 0],<text:tab/>V(1) =<text:tab/>[-1]</text:p>
      <text:p text:style-name="P2"><text:tab/>[2 -1 <text:s/>0]<text:tab/><text:tab/>[-1]<text:tab/>[-3]<text:tab/><text:tab/>[-1]</text:p>
      <text:p text:style-name="P2"/>
      <text:p text:style-name="P2"><text:s/><text:tab/> <text:tab/><text:tab/><text:tab/>[-1]<text:tab/><text:tab/><text:tab/>[-1]</text:p>
      <text:p text:style-name="P2">wektor V(1) <text:s/>= <text:s text:c="2"/>q(U(1)) <text:s text:c="3"/>= <text:tab/>[-1] <text:s/>jest zbieżny do <text:tab/>[-1]</text:p>
      <text:p text:style-name="P2"><text:tab/><text:tab/><text:tab/><text:tab/>[-1]<text:tab/><text:tab/><text:tab/>[-1]</text:p>
      <text:p text:style-name="P2"/>
      <text:p text:style-name="P2">V(0) = [ 1 -1 <text:s/>1]'</text:p>
      <text:p text:style-name="P2">t = 1</text:p>
      <text:p text:style-name="P2"><text:tab/></text:p>
      <text:p text:style-name="P2"><text:tab/>[0 <text:s/>1 <text:s/>2]<text:tab/><text:tab/>[ 1] <text:s/><text:tab/>[1]<text:tab/><text:tab/>[ 1]</text:p>
      <text:p text:style-name="P2">U(1) = [1 <text:s/>0 -1]<text:tab/>*<text:tab/>[-1] <text:s/>=<text:tab/>[0],<text:tab/>V(1) =<text:tab/>[-1]</text:p>
      <text:p text:style-name="P2"><text:tab/>[2 -1 <text:s/>0]<text:tab/><text:tab/>[ 1]<text:tab/>[3]<text:tab/><text:tab/>[ 1]</text:p>
      <text:p text:style-name="Text_20_body"/>
      <text:p text:style-name="P2"><text:s/><text:tab/> <text:tab/><text:tab/><text:tab/>[ 1]</text:p>
      <text:p text:style-name="P2">wektor V(1) <text:s/>= <text:s text:c="2"/>q(U(1)) <text:s text:c="3"/>= <text:tab/>[-1] <text:s/>jest punktem stałym</text:p>
      <text:p text:style-name="P2"><text:tab/><text:tab/><text:tab/><text:tab/>[ 1]</text:p>
      <text:p text:style-name="P2"/>
      <text:p text:style-name="P2">V(0) = [ 1 <text:s/>1 -1]'</text:p>
      <text:p text:style-name="P2">t = 1</text:p>
      <text:p text:style-name="P2"><text:tab/></text:p>
      <text:p text:style-name="P2"><text:tab/>[0 <text:s/>1 <text:s/>2]<text:tab/><text:tab/>[ 1] <text:s/><text:tab/>[-1]<text:tab/><text:tab/>[-1]</text:p>
      <text:p text:style-name="P2">U(1) = [1 <text:s/>0 -1]<text:tab/>*<text:tab/>[ 1] <text:s/>=<text:tab/>[ 2],<text:tab/>V(1) =<text:tab/>[ 1]</text:p>
      <text:p text:style-name="P2"><text:tab/>[2 -1 <text:s/>0]<text:tab/><text:tab/>[-1]<text:tab/>[ 1]<text:tab/><text:tab/>[ 1]</text:p>
      <text:p text:style-name="P2"/>
      <text:p text:style-name="P2"/>
      <text:p text:style-name="P2"><text:soft-page-break/></text:p>
      <text:p text:style-name="P2"><text:tab/>[ 1]<text:tab/><text:tab/><text:tab/><text:tab/><text:tab/><text:tab/><text:tab/><text:tab/>[ 1] <text:s/>[-1]</text:p>
      <text:p text:style-name="P2">wektor [ 1] wpada w cykl oscylujący pomiędzy dwoma punktami [-1], [ 1] czyli cykl C<text:span text:style-name="T4">1</text:span></text:p>
      <text:p text:style-name="P2"><text:tab/>[-1]<text:tab/><text:tab/><text:tab/><text:tab/><text:tab/><text:tab/><text:tab/><text:tab/>[-1] <text:s/>[ 1]</text:p>
      <text:p text:style-name="P2">V(0) = [ 1 <text:s/>1 <text:s/>1]'</text:p>
      <text:p text:style-name="P2">t = 1</text:p>
      <text:p text:style-name="P2"><text:tab/></text:p>
      <text:p text:style-name="P2"><text:tab/>[0 <text:s/>1 <text:s/>2]<text:tab/><text:tab/>[1] <text:s/><text:tab/>[3]<text:tab/><text:tab/>[ 1]</text:p>
      <text:p text:style-name="P2">U(1) = [1 <text:s/>0 -1]<text:tab/>*<text:tab/>[1] <text:s/>=<text:tab/>[0],<text:tab/>V(1) =<text:tab/>[-1]</text:p>
      <text:p text:style-name="P2"><text:tab/>[2 -1 <text:s/>0]<text:tab/><text:tab/>[1]<text:tab/>[1]<text:tab/><text:tab/>[ 1]</text:p>
      <text:p text:style-name="P2"/>
      <text:p text:style-name="P2"><text:s/><text:tab/> <text:tab/><text:tab/><text:tab/>[ 1]<text:tab/><text:tab/><text:tab/>[ 1]</text:p>
      <text:p text:style-name="P2">wektor V(1) <text:s/>= <text:s text:c="2"/>q(U(1)) <text:s text:c="3"/>= <text:tab/>[-1] <text:s/>jest zbieżny do <text:tab/>[-1]</text:p>
      <text:p text:style-name="P2"><text:tab/><text:tab/><text:tab/><text:tab/>[ 1]<text:tab/><text:tab/><text:tab/>[ 1]</text:p>
      <text:p text:style-name="Text_20_body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Text_20_body"/>
      <text:h text:style-name="Heading_20_2" text:outline-level="2"><text:soft-page-break/>1.3 Tryb asynchroniczny z unipolarną funkcją aktywacji</text:h>
      <text:p text:style-name="Text_20_body"/>
      <text:p text:style-name="Text_20_body"><text:tab/>[0 0 0]</text:p>
      <text:p text:style-name="Text_20_body"><text:tab/>[0 0 1]</text:p>
      <text:p text:style-name="Text_20_body"><text:tab/>[0 1 0]<text:tab/><text:tab/><text:tab/><text:tab/>[ 0 -1 -3]</text:p>
      <text:p text:style-name="Text_20_body">V <text:s text:c="2"/>=<text:tab/>[0 1 1]<text:tab/><text:tab/><text:tab/>W <text:s/>= <text:s/><text:tab/>[-1 <text:s/>0 <text:s/>2]</text:p>
      <text:p text:style-name="Text_20_body"><text:tab/>[1 0 0]<text:tab/><text:tab/><text:tab/><text:tab/>[-3 <text:s/>2 <text:s/>0]</text:p>
      <text:p text:style-name="Text_20_body"><text:tab/>[1 0 1]</text:p>
      <text:p text:style-name="Text_20_body"><text:tab/>[1 1 0]</text:p>
      <text:p text:style-name="Text_20_body"><text:tab/>[1 1 1]</text:p>
      <text:p text:style-name="Text_20_body"/>
      <text:p text:style-name="P2"><text:tab/>[0 <text:s/>1 <text:s/>2]</text:p>
      <text:p text:style-name="P2">W <text:s/>= <text:s/><text:tab/>[1 <text:s/>0 -1]</text:p>
      <text:p text:style-name="P2"><text:s text:c="10"/><text:tab/>[2 -1 <text:s/>0]</text:p>
      <text:p text:style-name="Text_20_body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9">Id</text:p>
          </table:table-cell>
          <table:table-cell table:style-name="Tabela1.A1" office:value-type="string">
            <text:p text:style-name="P10">V</text:p>
          </table:table-cell>
          <table:table-cell table:style-name="Tabela1.C1" office:value-type="string">
            <text:p text:style-name="Table_20_Contents">INFO</text:p>
          </table:table-cell>
        </table:table-row>
        <table:table-row>
          <table:table-cell table:style-name="Tabela1.A2" office:value-type="float" office:value="1">
            <text:p text:style-name="P9">1</text:p>
          </table:table-cell>
          <table:table-cell table:style-name="Tabela1.B2" office:value-type="string">
            <text:p text:style-name="P10">[0 0 0]</text:p>
          </table:table-cell>
          <table:table-cell table:style-name="Tabela1.C2" office:value-type="string">
            <text:p text:style-name="Table_20_Contents">S</text:p>
          </table:table-cell>
        </table:table-row>
        <table:table-row>
          <table:table-cell table:style-name="Tabela1.A2" office:value-type="float" office:value="2">
            <text:p text:style-name="P9">2</text:p>
          </table:table-cell>
          <table:table-cell table:style-name="Tabela1.B2" office:value-type="string">
            <text:p text:style-name="P10">[0 0 1]</text:p>
          </table:table-cell>
          <table:table-cell table:style-name="Tabela1.C2" office:value-type="string">
            <text:p text:style-name="Table_20_Contents">-&gt;7</text:p>
          </table:table-cell>
        </table:table-row>
        <table:table-row>
          <table:table-cell table:style-name="Tabela1.A2" office:value-type="float" office:value="3">
            <text:p text:style-name="P9">3</text:p>
          </table:table-cell>
          <table:table-cell table:style-name="Tabela1.B2" office:value-type="string">
            <text:p text:style-name="P10">[0 1 0]</text:p>
          </table:table-cell>
          <table:table-cell table:style-name="Tabela1.C2" office:value-type="string">
            <text:p text:style-name="Table_20_Contents">-&gt;7</text:p>
          </table:table-cell>
        </table:table-row>
        <table:table-row>
          <table:table-cell table:style-name="Tabela1.A2" office:value-type="float" office:value="4">
            <text:p text:style-name="P9">4</text:p>
          </table:table-cell>
          <table:table-cell table:style-name="Tabela1.B2" office:value-type="string">
            <text:p text:style-name="P10">[0 1 1]</text:p>
          </table:table-cell>
          <table:table-cell table:style-name="Tabela1.C2" office:value-type="string">
            <text:p text:style-name="Table_20_Contents">-&gt;7</text:p>
          </table:table-cell>
        </table:table-row>
        <table:table-row>
          <table:table-cell table:style-name="Tabela1.A2" office:value-type="float" office:value="5">
            <text:p text:style-name="P9">5</text:p>
          </table:table-cell>
          <table:table-cell table:style-name="Tabela1.B2" office:value-type="string">
            <text:p text:style-name="P10">[1 0 0]</text:p>
          </table:table-cell>
          <table:table-cell table:style-name="Tabela1.C2" office:value-type="string">
            <text:p text:style-name="Table_20_Contents">-&gt;1</text:p>
          </table:table-cell>
        </table:table-row>
        <table:table-row>
          <table:table-cell table:style-name="Tabela1.A2" office:value-type="float" office:value="6">
            <text:p text:style-name="P9">6</text:p>
          </table:table-cell>
          <table:table-cell table:style-name="Tabela1.B2" office:value-type="string">
            <text:p text:style-name="P10">[1 0 1]</text:p>
          </table:table-cell>
          <table:table-cell table:style-name="Tabela1.C2" office:value-type="string">
            <text:p text:style-name="Table_20_Contents">-&gt;7</text:p>
          </table:table-cell>
        </table:table-row>
        <table:table-row>
          <table:table-cell table:style-name="Tabela1.A2" office:value-type="float" office:value="7">
            <text:p text:style-name="P9">7</text:p>
          </table:table-cell>
          <table:table-cell table:style-name="Tabela1.B2" office:value-type="string">
            <text:p text:style-name="P10">[1 1 0]</text:p>
          </table:table-cell>
          <table:table-cell table:style-name="Tabela1.C2" office:value-type="string">
            <text:p text:style-name="Table_20_Contents">S</text:p>
          </table:table-cell>
        </table:table-row>
        <table:table-row>
          <table:table-cell table:style-name="Tabela1.A2" office:value-type="float" office:value="8">
            <text:p text:style-name="P9">8</text:p>
          </table:table-cell>
          <table:table-cell table:style-name="Tabela1.B2" office:value-type="string">
            <text:p text:style-name="P10">[1 1 1]</text:p>
          </table:table-cell>
          <table:table-cell table:style-name="Tabela1.C2" office:value-type="string">
            <text:p text:style-name="Table_20_Contents">-&gt;7</text:p>
          </table:table-cell>
        </table:table-row>
      </table:table>
      <text:p text:style-name="Text_20_body"/>
      <text:p text:style-name="P2"/>
      <text:p text:style-name="P2"/>
      <text:p text:style-name="P2">V(0) = [0 0 0]'</text:p>
      <text:p text:style-name="P2">t = 1</text:p>
      <text:p text:style-name="P2"><text:tab/></text:p>
      <text:p text:style-name="P2"><text:tab/>[0 <text:s/>1 <text:s/>2]<text:tab/><text:tab/>[0] <text:s/><text:tab/>[ <text:s text:c="2"/>0 <text:s/>]<text:tab/><text:tab/>[0]</text:p>
      <text:p text:style-name="P2">U(1) = [1 <text:s/>0 -1]<text:tab/>*<text:tab/>[0] <text:s/>=<text:tab/>[NW],<text:tab/>V(1) =<text:tab/>[0]</text:p>
      <text:p text:style-name="P2"><text:tab/>[2 -1 <text:s/>0]<text:tab/><text:tab/>[0]<text:tab/>[NW]<text:tab/><text:tab/>[0]</text:p>
      <text:p text:style-name="P2">E(1) = 0</text:p>
      <text:p text:style-name="P2"/>
      <text:p text:style-name="P2"/>
      <text:p text:style-name="P2"/>
      <text:p text:style-name="P2"><text:soft-page-break/>t = 2</text:p>
      <text:p text:style-name="P2"><text:tab/></text:p>
      <text:p text:style-name="P2"><text:tab/>[0 <text:s/>1 <text:s/>2]<text:tab/><text:tab/>[0] <text:s/><text:tab/>[NW]<text:tab/><text:tab/>[0]</text:p>
      <text:p text:style-name="P2">U(2) = [1 <text:s/>0 -1]<text:tab/>*<text:tab/>[0] <text:s/>=<text:tab/>[ <text:s text:c="2"/>0 <text:s/>],<text:tab/>V(2) =<text:tab/>[0]</text:p>
      <text:p text:style-name="P2"><text:tab/>[2 -1 <text:s/>0]<text:tab/><text:tab/>[0]<text:tab/>[NW]<text:tab/><text:tab/>[0]</text:p>
      <text:p text:style-name="P2">E(2) = 0</text:p>
      <text:p text:style-name="P2">E(2) &lt;= E(1)</text:p>
      <text:p text:style-name="P2"/>
      <text:p text:style-name="P2">t = 3</text:p>
      <text:p text:style-name="P2"><text:tab/></text:p>
      <text:p text:style-name="P2"><text:tab/>[0 <text:s/>1 <text:s/>2]<text:tab/><text:tab/>[0] <text:s/><text:tab/>[NW]<text:tab/><text:tab/>[0]</text:p>
      <text:p text:style-name="P2">U(3) = [1 <text:s/>0 -1]<text:tab/>*<text:tab/>[0] <text:s/>=<text:tab/>[NW],<text:tab/>V(3) =<text:tab/>[0]</text:p>
      <text:p text:style-name="P2"><text:tab/>[2 -1 <text:s/>0]<text:tab/><text:tab/>[0]<text:tab/>[ <text:s text:c="2"/>0 <text:s/>]<text:tab/><text:tab/>[0]</text:p>
      <text:p text:style-name="P2">E(3) = 0</text:p>
      <text:p text:style-name="P2">E(3) &lt;= E(2)</text:p>
      <text:p text:style-name="P2"/>
      <text:p text:style-name="P2">V(0) = [0 0 1]'</text:p>
      <text:p text:style-name="P2">t = 1</text:p>
      <text:p text:style-name="P2"><text:tab/></text:p>
      <text:p text:style-name="P2"><text:tab/>[0 <text:s/>1 <text:s/>2]<text:tab/><text:tab/>[0] <text:s/><text:tab/>[ <text:s text:c="2"/>2 <text:s/>]<text:tab/><text:tab/>[1]</text:p>
      <text:p text:style-name="P2">U(1) = [1 <text:s/>0 -1]<text:tab/>*<text:tab/>[0] <text:s/>=<text:tab/>[NW],<text:tab/>V(1) =<text:tab/>[0]</text:p>
      <text:p text:style-name="P2"><text:tab/>[2 -1 <text:s/>0]<text:tab/><text:tab/>[1]<text:tab/>[NW]<text:tab/><text:tab/>[1]</text:p>
      <text:p text:style-name="P2">E(1) = -2</text:p>
      <text:p text:style-name="P2"/>
      <text:p text:style-name="P2">t = 2</text:p>
      <text:p text:style-name="P2"><text:tab/></text:p>
      <text:p text:style-name="P2"><text:tab/>[0 <text:s/>1 <text:s/>2]<text:tab/><text:tab/>[1] <text:s/><text:tab/>[NW]<text:tab/><text:tab/>[1]</text:p>
      <text:p text:style-name="P2">U(2) = [1 <text:s/>0 -1]<text:tab/>*<text:tab/>[0] <text:s/>=<text:tab/>[ <text:s text:c="2"/>0 <text:s/>],<text:tab/>V(2) =<text:tab/>[0]</text:p>
      <text:p text:style-name="P2"><text:tab/>[2 -1 <text:s/>0]<text:tab/><text:tab/>[1]<text:tab/>[NW]<text:tab/><text:tab/>[1]</text:p>
      <text:p text:style-name="P2">E(2) = -2</text:p>
      <text:p text:style-name="P2">E(2) &lt;= E(1)</text:p>
      <text:p text:style-name="P2"/>
      <text:p text:style-name="P2">t = 3</text:p>
      <text:p text:style-name="P2"><text:tab/></text:p>
      <text:p text:style-name="P2"><text:tab/>[0 <text:s/>1 <text:s/>2]<text:tab/><text:tab/>[1] <text:s/><text:tab/>[NW]<text:tab/><text:tab/>[1]</text:p>
      <text:p text:style-name="P2">U(3) = [1 <text:s/>0 -1]<text:tab/>*<text:tab/>[0] <text:s/>=<text:tab/>[NW],<text:tab/>V(3) =<text:tab/>[0]</text:p>
      <text:p text:style-name="P2"><text:tab/>[2 -1 <text:s/>0]<text:tab/><text:tab/>[1]<text:tab/>[ <text:s/>2 <text:s/>]<text:tab/><text:tab/>[1]</text:p>
      <text:p text:style-name="P2">E(3) = -2</text:p>
      <text:p text:style-name="P2">E(3) &lt;= E(2)</text:p>
      <text:p text:style-name="P2"/>
      <text:p text:style-name="P2"><text:soft-page-break/>t = 4</text:p>
      <text:p text:style-name="P2"><text:tab/></text:p>
      <text:p text:style-name="P2"><text:tab/>[0 <text:s/>1 <text:s/>2]<text:tab/><text:tab/>[1] <text:s/><text:tab/>[ <text:s text:c="2"/>2 <text:s/>]<text:tab/><text:tab/>[1]</text:p>
      <text:p text:style-name="P2">U(4) = [1 <text:s/>0 -1]<text:tab/>*<text:tab/>[0] <text:s/>=<text:tab/>[NW],<text:tab/>V(4) =<text:tab/>[0]</text:p>
      <text:p text:style-name="P2"><text:tab/>[2 -1 <text:s/>0]<text:tab/><text:tab/>[1]<text:tab/>[NW]<text:tab/><text:tab/>[1]</text:p>
      <text:p text:style-name="P2">E(4) = -2</text:p>
      <text:p text:style-name="P2">E(4) &lt;= E(3)</text:p>
      <text:p text:style-name="P2"/>
      <text:p text:style-name="P2"/>
      <text:p text:style-name="P2">V(0) = [0 1 0]'</text:p>
      <text:p text:style-name="P2">t = 1</text:p>
      <text:p text:style-name="P2"><text:tab/></text:p>
      <text:p text:style-name="P2"><text:tab/>[0 <text:s/>1 <text:s/>2]<text:tab/><text:tab/>[0] <text:s/><text:tab/>[ <text:s text:c="2"/>1 <text:s/>]<text:tab/><text:tab/>[1]</text:p>
      <text:p text:style-name="P2">U(1) = [1 <text:s/>0 -1]<text:tab/>*<text:tab/>[1] <text:s/>=<text:tab/>[NW],<text:tab/>V(1) =<text:tab/>[1]</text:p>
      <text:p text:style-name="P2"><text:tab/>[2 -1 <text:s/>0]<text:tab/><text:tab/>[0]<text:tab/>[NW]<text:tab/><text:tab/>[0]</text:p>
      <text:p text:style-name="P2">E(1) = -1</text:p>
      <text:p text:style-name="P2"/>
      <text:p text:style-name="P2">t = 2</text:p>
      <text:p text:style-name="P2"/>
      <text:p text:style-name="P2"><text:tab/>[0 <text:s/>1 <text:s/>2]<text:tab/><text:tab/>[1] <text:s/><text:tab/>[NW]<text:tab/><text:tab/>[1]</text:p>
      <text:p text:style-name="P2">U(2) = [1 <text:s/>0 -1]<text:tab/>*<text:tab/>[1] <text:s/>=<text:tab/>[ <text:s text:c="2"/>1 <text:s/>],<text:tab/>V(2) =<text:tab/>[1]</text:p>
      <text:p text:style-name="P2"><text:tab/>[2 -1 <text:s/>0]<text:tab/><text:tab/>[0]<text:tab/>[NW]<text:tab/><text:tab/>[0]</text:p>
      <text:p text:style-name="P2">E(2) = -1</text:p>
      <text:p text:style-name="P2">E(2) &lt;= E(1)</text:p>
      <text:p text:style-name="P2"/>
      <text:p text:style-name="P2">t = 3</text:p>
      <text:p text:style-name="P2"><text:tab/>[0 <text:s/>1 <text:s/>2]<text:tab/><text:tab/>[1] <text:s/><text:tab/>[NW]<text:tab/><text:tab/>[1]</text:p>
      <text:p text:style-name="P2">U(3) = [1 <text:s/>0 -1]<text:tab/>*<text:tab/>[1] <text:s/>=<text:tab/>[NW],<text:tab/>V(3) =<text:tab/>[1]</text:p>
      <text:p text:style-name="P2"><text:tab/>[2 -1 <text:s/>0]<text:tab/><text:tab/>[0]<text:tab/>[ <text:s text:c="2"/>1 <text:s/>]<text:tab/><text:tab/>[1]</text:p>
      <text:p text:style-name="P2">E(3) = -2</text:p>
      <text:p text:style-name="P2">E(3) &lt;= E(2)</text:p>
      <text:p text:style-name="P2"/>
      <text:p text:style-name="P2"/>
      <text:p text:style-name="P2">t = 4</text:p>
      <text:p text:style-name="P2"><text:tab/>[0 <text:s/>1 <text:s/>2]<text:tab/><text:tab/>[1] <text:s/><text:tab/>[ <text:s text:c="2"/>3 <text:s/>]<text:tab/><text:tab/>[1]</text:p>
      <text:p text:style-name="P2">U(4) = [1 <text:s/>0 -1]<text:tab/>*<text:tab/>[1] <text:s/>=<text:tab/>[NW],<text:tab/>V(4) =<text:tab/>[1]</text:p>
      <text:p text:style-name="P2"><text:tab/>[2 -1 <text:s/>0]<text:tab/><text:tab/>[1]<text:tab/>[NW]<text:tab/><text:tab/>[1]</text:p>
      <text:p text:style-name="P2">E(4) = -2</text:p>
      <text:p text:style-name="P2">E(4) &lt;= E(3)</text:p>
      <text:p text:style-name="P2"/>
      <text:p text:style-name="P2"><text:soft-page-break/>t = 6</text:p>
      <text:p text:style-name="P2"><text:tab/>[0 <text:s/>1 <text:s/>2]<text:tab/><text:tab/>[1] <text:s/><text:tab/>[NW]<text:tab/><text:tab/>[1]</text:p>
      <text:p text:style-name="P2">U(6) = [1 <text:s/>0 -1]<text:tab/>*<text:tab/>[1] <text:s/>=<text:tab/>[ <text:s/>0 <text:s/>],<text:tab/>V(6) =<text:tab/>[0]</text:p>
      <text:p text:style-name="P2"><text:tab/>[2 -1 <text:s/>0]<text:tab/><text:tab/>[1]<text:tab/>[NW]<text:tab/><text:tab/>[1]</text:p>
      <text:p text:style-name="Text_20_body">E(6) = -2</text:p>
      <text:p text:style-name="Text_20_body">E(6) &lt;= E(5)</text:p>
      <text:p text:style-name="Text_20_body"/>
      <text:p text:style-name="P2">V(0) = [0 1 1]'</text:p>
      <text:p text:style-name="P2">t = 1</text:p>
      <text:p text:style-name="P2"><text:tab/></text:p>
      <text:p text:style-name="P2"><text:tab/>[0 <text:s/>1 <text:s/>2]<text:tab/><text:tab/>[0] <text:s/><text:tab/>[ <text:s text:c="2"/>3 <text:s/>]<text:tab/><text:tab/>[1]</text:p>
      <text:p text:style-name="P2">U(1) = [1 <text:s/>0 -1]<text:tab/>*<text:tab/>[1] <text:s/>=<text:tab/>[NW],<text:tab/>V(1) =<text:tab/>[1]</text:p>
      <text:p text:style-name="P2"><text:tab/>[2 -1 <text:s/>0]<text:tab/><text:tab/>[1]<text:tab/>[NW]<text:tab/><text:tab/>[1]</text:p>
      <text:p text:style-name="P2">E(1) = -2</text:p>
      <text:p text:style-name="P2"/>
      <text:p text:style-name="P2"/>
      <text:p text:style-name="P2">V(0) = [1 0 0]'</text:p>
      <text:p text:style-name="P2">t = 1</text:p>
      <text:p text:style-name="P2"><text:tab/></text:p>
      <text:p text:style-name="P2"><text:tab/>[0 <text:s/>1 <text:s/>2]<text:tab/><text:tab/>[1] <text:s/><text:tab/>[ <text:s/>0 <text:s text:c="2"/>]<text:tab/><text:tab/>[0]</text:p>
      <text:p text:style-name="P2">U(1) = [1 <text:s/>0 -1]<text:tab/>*<text:tab/>[0] <text:s/>=<text:tab/>[NW],<text:tab/>V(1) =<text:tab/>[0]</text:p>
      <text:p text:style-name="P2"><text:tab/>[2 -1 <text:s/>0]<text:tab/><text:tab/>[0]<text:tab/>[NW]<text:tab/><text:tab/>[0]</text:p>
      <text:p text:style-name="P2">E(1) = 0</text:p>
      <text:h text:style-name="Heading_20_2" text:outline-level="2"/>
      <text:h text:style-name="Heading_20_2" text:outline-level="2"/>
      <text:h text:style-name="Heading_20_2" text:outline-level="2"/>
      <text:p text:style-name="Text_20_body"/>
      <text:p text:style-name="Text_20_body"/>
      <text:p text:style-name="Text_20_body"/>
      <text:h text:style-name="Heading_20_2" text:outline-level="2"/>
      <text:h text:style-name="Heading_20_2" text:outline-level="2"/>
      <text:p text:style-name="Text_20_body"/>
      <text:h text:style-name="Heading_20_2" text:outline-level="2"><text:soft-page-break/>1.4 Tryb asynchroniczny z bipolarną funkcją aktywacji</text:h>
      <text:p text:style-name="Text_20_body"/>
      <text:p text:style-name="Text_20_body"><text:tab/>[-1 -1 -1]</text:p>
      <text:p text:style-name="Text_20_body"><text:tab/>[-1 -1 <text:s/>1]</text:p>
      <text:p text:style-name="Text_20_body"><text:tab/>[-1 <text:s/>1 -1]<text:tab/><text:tab/><text:tab/><text:tab/>[ 0 -1 -3]</text:p>
      <text:p text:style-name="Text_20_body">V <text:s text:c="2"/>=<text:tab/>[-1 <text:s/>1 <text:s/>1]<text:tab/><text:tab/><text:tab/>W <text:s/>= <text:s/><text:tab/>[-1 <text:s/>0 <text:s/>2]</text:p>
      <text:p text:style-name="Text_20_body"><text:tab/>[ 1 -1 -1]<text:tab/><text:tab/><text:tab/><text:tab/>[-3 <text:s/>2 <text:s/>0]</text:p>
      <text:p text:style-name="Text_20_body"><text:tab/>[ 1 -1 <text:s/>1]</text:p>
      <text:p text:style-name="Text_20_body"><text:tab/>[ 1 <text:s/>1 -1]</text:p>
      <text:p text:style-name="Text_20_body"><text:tab/>[ 1 <text:s/>1 <text:s/>1]</text:p>
      <text:p text:style-name="P2"><text:tab/></text:p>
      <text:p text:style-name="P2"><text:tab/>[ 0 -1 -3]</text:p>
      <text:p text:style-name="P2">W <text:s/>= <text:s/><text:tab/>[-1 <text:s/>0 <text:s/>2]</text:p>
      <text:p text:style-name="P2"><text:s text:c="10"/><text:tab/>[-3 <text:s/>2 <text:s/>0]</text:p>
      <text:p text:style-name="P4"/>
      <text:p text:style-name="Text_20_body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9">Id</text:p>
          </table:table-cell>
          <table:table-cell table:style-name="Tabela2.A1" office:value-type="string">
            <text:p text:style-name="P10">V</text:p>
          </table:table-cell>
          <table:table-cell table:style-name="Tabela2.C1" office:value-type="string">
            <text:p text:style-name="Table_20_Contents">INFO</text:p>
          </table:table-cell>
        </table:table-row>
        <table:table-row>
          <table:table-cell table:style-name="Tabela2.A2" office:value-type="float" office:value="1">
            <text:p text:style-name="P9">1</text:p>
          </table:table-cell>
          <table:table-cell table:style-name="Tabela2.B2" office:value-type="string">
            <text:p text:style-name="P10">[-1 -1 -1]</text:p>
          </table:table-cell>
          <table:table-cell table:style-name="Tabela2.C2" office:value-type="string">
            <text:p text:style-name="Table_20_Contents">-&gt;5</text:p>
          </table:table-cell>
        </table:table-row>
        <table:table-row>
          <table:table-cell table:style-name="Tabela2.A2" office:value-type="float" office:value="2">
            <text:p text:style-name="P9">2</text:p>
          </table:table-cell>
          <table:table-cell table:style-name="Tabela2.B2" office:value-type="string">
            <text:p text:style-name="P10">[-1 -1 <text:s/>1]</text:p>
          </table:table-cell>
          <table:table-cell table:style-name="Tabela2.C2" office:value-type="string">
            <text:p text:style-name="Table_20_Contents">-&gt;4</text:p>
          </table:table-cell>
        </table:table-row>
        <table:table-row>
          <table:table-cell table:style-name="Tabela2.A2" office:value-type="float" office:value="3">
            <text:p text:style-name="P9">3</text:p>
          </table:table-cell>
          <table:table-cell table:style-name="Tabela2.B2" office:value-type="string">
            <text:p text:style-name="P10">[-1 <text:s/>1 -1]</text:p>
          </table:table-cell>
          <table:table-cell table:style-name="Tabela2.C2" office:value-type="string">
            <text:p text:style-name="Table_20_Contents">-&gt;5</text:p>
          </table:table-cell>
        </table:table-row>
        <table:table-row>
          <table:table-cell table:style-name="Tabela2.A2" office:value-type="float" office:value="4">
            <text:p text:style-name="P9">4</text:p>
          </table:table-cell>
          <table:table-cell table:style-name="Tabela2.B2" office:value-type="string">
            <text:p text:style-name="P10">[-1 <text:s/>1 <text:s/>1]</text:p>
          </table:table-cell>
          <table:table-cell table:style-name="Tabela2.C2" office:value-type="string">
            <text:p text:style-name="Table_20_Contents">S</text:p>
          </table:table-cell>
        </table:table-row>
        <table:table-row>
          <table:table-cell table:style-name="Tabela2.A2" office:value-type="float" office:value="5">
            <text:p text:style-name="P9">5</text:p>
          </table:table-cell>
          <table:table-cell table:style-name="Tabela2.B2" office:value-type="string">
            <text:p text:style-name="P10">[ 1 -1 -1]</text:p>
          </table:table-cell>
          <table:table-cell table:style-name="Tabela2.C2" office:value-type="string">
            <text:p text:style-name="Table_20_Contents">S</text:p>
          </table:table-cell>
        </table:table-row>
        <table:table-row>
          <table:table-cell table:style-name="Tabela2.A2" office:value-type="float" office:value="6">
            <text:p text:style-name="P9">6</text:p>
          </table:table-cell>
          <table:table-cell table:style-name="Tabela2.B2" office:value-type="string">
            <text:p text:style-name="P10">[ 1 -1 <text:s/>1]</text:p>
          </table:table-cell>
          <table:table-cell table:style-name="Tabela2.C2" office:value-type="string">
            <text:p text:style-name="Table_20_Contents">-&gt;4</text:p>
          </table:table-cell>
        </table:table-row>
        <table:table-row>
          <table:table-cell table:style-name="Tabela2.A2" office:value-type="float" office:value="7">
            <text:p text:style-name="P9">7</text:p>
          </table:table-cell>
          <table:table-cell table:style-name="Tabela2.B2" office:value-type="string">
            <text:p text:style-name="P10">[ 1 <text:s/>1 -1]</text:p>
          </table:table-cell>
          <table:table-cell table:style-name="Tabela2.C2" office:value-type="string">
            <text:p text:style-name="Table_20_Contents">-&gt;5</text:p>
          </table:table-cell>
        </table:table-row>
        <table:table-row>
          <table:table-cell table:style-name="Tabela2.A2" office:value-type="float" office:value="8">
            <text:p text:style-name="P9">8</text:p>
          </table:table-cell>
          <table:table-cell table:style-name="Tabela2.B2" office:value-type="string">
            <text:p text:style-name="P10">[ 1 <text:s/>1 <text:s/>1]</text:p>
          </table:table-cell>
          <table:table-cell table:style-name="Tabela2.C2" office:value-type="string">
            <text:p text:style-name="Table_20_Contents">-&gt;4</text:p>
          </table:table-cell>
        </table:table-row>
      </table:table>
      <text:p text:style-name="P4"/>
      <text:p text:style-name="P2">V(0) = [-1 -1 -1]'</text:p>
      <text:p text:style-name="P2">t = 1</text:p>
      <text:p text:style-name="P2"><text:tab/></text:p>
      <text:p text:style-name="P2"><text:tab/>[ 0 -1 -3]<text:tab/><text:tab/>[-1] <text:s/><text:tab/>[ <text:s text:c="2"/>4 <text:s/>]<text:tab/><text:tab/>[ 1]</text:p>
      <text:p text:style-name="P2">U(1) = [-1 <text:s/>0 <text:s/>2]<text:tab/>*<text:tab/>[-1] <text:s/>=<text:tab/>[NW],<text:tab/>V(1) =<text:tab/>[-1]</text:p>
      <text:p text:style-name="P3"><text:tab/>[-3 <text:s/>2 <text:s/>0]<text:tab/><text:tab/>[-1]<text:tab/>[NW]<text:tab/><text:tab/>[-1]</text:p>
      <text:p text:style-name="P3"/>
      <text:p text:style-name="P3">E(1) = -6</text:p>
      <text:p text:style-name="P3"/>
      <text:p text:style-name="P2"/>
      <text:p text:style-name="P2"/>
      <text:p text:style-name="P2"><text:soft-page-break/>t = 2</text:p>
      <text:p text:style-name="P2"><text:tab/></text:p>
      <text:p text:style-name="P2"><text:tab/>[ 0 -1 -3]<text:tab/><text:tab/>[ 1] <text:s/><text:tab/>[NW]<text:tab/><text:tab/>[ 1]</text:p>
      <text:p text:style-name="P2">U(2) = [-1 <text:s/>0 <text:s/>2]<text:tab/>*<text:tab/>[-1] <text:s/>=<text:tab/>[ <text:s/>-3 ],<text:tab/>V(2) =<text:tab/>[-1]</text:p>
      <text:p text:style-name="P3"><text:tab/>[-3 <text:s/>2 <text:s/>0]<text:tab/><text:tab/>[-1]<text:tab/>[NW]<text:tab/><text:tab/>[-1]</text:p>
      <text:p text:style-name="Text_20_body">E(2) = -6</text:p>
      <text:p text:style-name="Text_20_body">E(2) &lt;= E(1)</text:p>
      <text:p text:style-name="Text_20_body"/>
      <text:p text:style-name="P2">t = 3</text:p>
      <text:p text:style-name="P2"><text:tab/></text:p>
      <text:p text:style-name="P2"><text:tab/>[ 0 -1 -3]<text:tab/><text:tab/>[ <text:s/>1] <text:s/><text:tab/>[NW]<text:tab/><text:tab/>[ 1]</text:p>
      <text:p text:style-name="P2">U(3) = [-1 <text:s/>0 <text:s/>2]<text:tab/>*<text:tab/>[-1] <text:s/>=<text:tab/>[NW],<text:tab/>V(3) =<text:tab/>[-1]</text:p>
      <text:p text:style-name="P3"><text:tab/>[-3 <text:s/>2 <text:s/>0]<text:tab/><text:tab/>[-1]<text:tab/>[ <text:s/>-5 ]<text:tab/><text:tab/>[-1]</text:p>
      <text:p text:style-name="P3">E(3) = -6</text:p>
      <text:p text:style-name="P3">E(3) &lt;= E(2)</text:p>
      <text:p text:style-name="P3"/>
      <text:p text:style-name="P2">t = 4</text:p>
      <text:p text:style-name="P2"><text:tab/></text:p>
      <text:p text:style-name="P2"><text:tab/>[ 0 -1 -3]<text:tab/><text:tab/>[ <text:s/>1] <text:s/><text:tab/>[ <text:s/>4 <text:s/>]<text:tab/><text:tab/>[ 1]</text:p>
      <text:p text:style-name="P2">U(4) = [-1 <text:s/>0 <text:s/>2]<text:tab/>*<text:tab/>[-1] <text:s/>=<text:tab/>[NW],<text:tab/>V(4) =<text:tab/>[-1]</text:p>
      <text:p text:style-name="P3"><text:tab/>[-3 <text:s/>2 <text:s/>0]<text:tab/><text:tab/>[-1]<text:tab/>[NW]<text:tab/><text:tab/>[-1]</text:p>
      <text:p text:style-name="P3"/>
      <text:p text:style-name="P3">E(4) = -6</text:p>
      <text:p text:style-name="P3">E(4) &lt;= E(3)</text:p>
      <text:p text:style-name="P3"/>
      <text:p text:style-name="P2"/>
      <text:p text:style-name="P2">V(0) = [-1 -1 <text:s/>1]'</text:p>
      <text:p text:style-name="P2">t = 1</text:p>
      <text:p text:style-name="P2"><text:tab/></text:p>
      <text:p text:style-name="P2"><text:tab/>[ 0 -1 -3]<text:tab/><text:tab/>[-1] <text:s/><text:tab/>[ <text:s/>-2 ]<text:tab/><text:tab/>[-1]</text:p>
      <text:p text:style-name="P2">U(1) = [-1 <text:s/>0 <text:s/>2]<text:tab/>*<text:tab/>[-1] <text:s/>=<text:tab/>[NW],<text:tab/>V(1) =<text:tab/>[-1]</text:p>
      <text:p text:style-name="P3"><text:tab/>[-3 <text:s/>2 <text:s/>0]<text:tab/><text:tab/>[ 1]<text:tab/>[NW]<text:tab/><text:tab/>[ 1]</text:p>
      <text:p text:style-name="P3">E(1) = 0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t = 2</text:p>
      <text:p text:style-name="P2"><text:tab/></text:p>
      <text:p text:style-name="P2"><text:tab/>[ 0 -1 -3]<text:tab/><text:tab/>[-1] <text:s/><text:tab/>[NW]<text:tab/><text:tab/>[-1]</text:p>
      <text:p text:style-name="P2">U(2) = [-1 <text:s/>0 <text:s/>2]<text:tab/>*<text:tab/>[-1] <text:s/>=<text:tab/>[ <text:s text:c="2"/>3 <text:s/>],<text:tab/>V(2) =<text:tab/>[ 1]</text:p>
      <text:p text:style-name="P3"><text:tab/>[-3 <text:s/>2 <text:s/>0]<text:tab/><text:tab/>[ 1]<text:tab/>[NW]<text:tab/><text:tab/>[ 1]</text:p>
      <text:p text:style-name="P3">E(2) = -6</text:p>
      <text:p text:style-name="P3">E(2) &lt;= E(1)</text:p>
      <text:p text:style-name="P2">t = 3</text:p>
      <text:p text:style-name="P2"><text:tab/></text:p>
      <text:p text:style-name="P2"><text:tab/>[ 0 -1 -3]<text:tab/><text:tab/>[-1] <text:s/><text:tab/>[NW]<text:tab/><text:tab/>[-1]</text:p>
      <text:p text:style-name="P2">U(3) = [-1 <text:s/>0 <text:s/>2]<text:tab/>*<text:tab/>[ 1] <text:s/>=<text:tab/>[NW],<text:tab/>V(3) =<text:tab/>[ 1]</text:p>
      <text:p text:style-name="P3"><text:tab/>[-3 <text:s/>2 <text:s/>0]<text:tab/><text:tab/>[ 1]<text:tab/>[ <text:s/>5 <text:s/>]<text:tab/><text:tab/>[ 1]</text:p>
      <text:p text:style-name="P3">E(3) = -6</text:p>
      <text:p text:style-name="P3">E(3) &lt;= E(2)</text:p>
      <text:p text:style-name="P2"/>
      <text:p text:style-name="P2"/>
      <text:p text:style-name="P2">t = 4</text:p>
      <text:p text:style-name="P2"><text:tab/></text:p>
      <text:p text:style-name="P2"><text:tab/>[ 0 -1 -3]<text:tab/><text:tab/>[-1] <text:s/><text:tab/>[ <text:s/>-4 ] <text:tab/><text:tab/>[-1]</text:p>
      <text:p text:style-name="P2">U(4) = [-1 <text:s/>0 <text:s/>2]<text:tab/>*<text:tab/>[ 1] <text:s/>=<text:tab/>[NW],<text:tab/>V(4) =<text:tab/>[ 1]</text:p>
      <text:p text:style-name="P3"><text:tab/>[-3 <text:s/>2 <text:s/>0]<text:tab/><text:tab/>[ 1]<text:tab/>[NW]<text:tab/><text:tab/>[ 1]</text:p>
      <text:p text:style-name="P3">E(4) = -6</text:p>
      <text:p text:style-name="P3">E(4) &lt;= E(3)</text:p>
      <text:p text:style-name="P3"/>
      <text:p text:style-name="P2">t = 5</text:p>
      <text:p text:style-name="P2"/>
      <text:p text:style-name="P2"><text:tab/>[ 0 -1 -3]<text:tab/><text:tab/>[-1] <text:s/><text:tab/>[NW] <text:tab/><text:tab/>[-1]</text:p>
      <text:p text:style-name="P2">U(4) = [-1 <text:s/>0 <text:s/>2]<text:tab/>*<text:tab/>[ 1] <text:s/>=<text:tab/>[ <text:s/>3 <text:s text:c="2"/>], <text:tab/>V(4) =<text:tab/>[ 1]</text:p>
      <text:p text:style-name="P3"><text:tab/>[-3 <text:s/>2 <text:s/>0]<text:tab/><text:tab/>[ 1]<text:tab/>[NW]<text:tab/><text:tab/>[ 1]</text:p>
      <text:p text:style-name="P2"/>
      <text:p text:style-name="P2"/>
      <text:p text:style-name="P2">V(0) = [-1 <text:s/>1 -1]'</text:p>
      <text:p text:style-name="P2">t = 1</text:p>
      <text:p text:style-name="P2"><text:tab/></text:p>
      <text:p text:style-name="P2"><text:tab/>[ 0 -1 -3]<text:tab/><text:tab/>[-1] <text:s/><text:tab/>[ <text:s text:c="2"/>2 <text:s/>]<text:tab/><text:tab/>[ 1]</text:p>
      <text:p text:style-name="P2">U(1) = [-1 <text:s/>0 <text:s/>2]<text:tab/>*<text:tab/>[ 1] <text:s/>=<text:tab/>[NW],<text:tab/>V(1) =<text:tab/>[ 1]</text:p>
      <text:p text:style-name="P3"><text:tab/>[-3 <text:s/>2 <text:s/>0]<text:tab/><text:tab/>[-1]<text:tab/>[NW]<text:tab/><text:tab/>[-1]</text:p>
      <text:p text:style-name="P3">E(1) = 0</text:p>
      <text:p text:style-name="P3"/>
      <text:p text:style-name="P2"/>
      <text:p text:style-name="P2"><text:soft-page-break/>t = 2</text:p>
      <text:p text:style-name="P2"><text:tab/></text:p>
      <text:p text:style-name="P2"><text:tab/>[ 0 -1 -3]<text:tab/><text:tab/>[ 1] <text:s/><text:tab/>[NW]<text:tab/><text:tab/>[ 1]</text:p>
      <text:p text:style-name="P2">U(2) = [-1 <text:s/>0 <text:s/>2]<text:tab/>*<text:tab/>[ 1] <text:s/>=<text:tab/>[ <text:s/>-3 ],<text:tab/>V(2) =<text:tab/>[-1]</text:p>
      <text:p text:style-name="P3"><text:tab/>[-3 <text:s/>2 <text:s/>0]<text:tab/><text:tab/>[-1]<text:tab/>[NW]<text:tab/><text:tab/>[-1]</text:p>
      <text:p text:style-name="P3"/>
      <text:p text:style-name="P3">E(2) = -6</text:p>
      <text:p text:style-name="P3">E(2) &lt;= E(1)</text:p>
      <text:p text:style-name="P3"/>
      <text:p text:style-name="P2"/>
      <text:p text:style-name="P2">V(0) = [1 -1 <text:s/>1]'</text:p>
      <text:p text:style-name="P2">t = 1</text:p>
      <text:p text:style-name="P2"><text:tab/></text:p>
      <text:p text:style-name="P2"><text:tab/>[ 0 -1 -3]<text:tab/><text:tab/>[ 1] <text:s/><text:tab/>[ <text:s/>-2 ]<text:tab/><text:tab/>[-1]</text:p>
      <text:p text:style-name="P2">U(1) = [-1 <text:s/>0 <text:s/>2]<text:tab/>*<text:tab/>[-1] <text:s/>=<text:tab/>[NW],<text:tab/>V(1) =<text:tab/>[-1]</text:p>
      <text:p text:style-name="P3"><text:tab/>[-3 <text:s/>2 <text:s/>0]<text:tab/><text:tab/>[ 1]<text:tab/>[NW]<text:tab/><text:tab/>[ 1]</text:p>
      <text:p text:style-name="P3">E(1) = 0</text:p>
      <text:p text:style-name="P3"/>
      <text:p text:style-name="P2">t = 2</text:p>
      <text:p text:style-name="P2"><text:tab/></text:p>
      <text:p text:style-name="P2"><text:tab/>[ 0 -1 -3]<text:tab/><text:tab/>[-1] <text:s/><text:tab/>[NW]<text:tab/><text:tab/>[-1]</text:p>
      <text:p text:style-name="P2">U(2) = [-1 <text:s/>0 <text:s/>2]<text:tab/>*<text:tab/>[-1] <text:s/>=<text:tab/>[ <text:s/>3 <text:s/>],<text:tab/>V(2) =<text:tab/>[ 1]</text:p>
      <text:p text:style-name="P3"><text:tab/>[-3 <text:s/>2 <text:s/>0]<text:tab/><text:tab/>[ 1]<text:tab/>[NW]<text:tab/><text:tab/>[ 1]</text:p>
      <text:p text:style-name="P3">E(2) = -6</text:p>
      <text:p text:style-name="P3">E(2) &lt;= E(1)</text:p>
      <text:p text:style-name="P3"/>
      <text:p text:style-name="P3"/>
      <text:p text:style-name="P2">V(0) = [1 <text:s/>1 <text:s/>1]'</text:p>
      <text:p text:style-name="P2">t = 1</text:p>
      <text:p text:style-name="P2"><text:tab/></text:p>
      <text:p text:style-name="P2"><text:tab/>[ 0 -1 -3]<text:tab/><text:tab/>[ 1] <text:s/><text:tab/>[ <text:s/>-4 ]<text:tab/><text:tab/>[-1]</text:p>
      <text:p text:style-name="P2">U(1) = [-1 <text:s/>0 <text:s/>2]<text:tab/>*<text:tab/>[ 1] <text:s/>=<text:tab/>[NW],<text:tab/>V(1) =<text:tab/>[ 1]</text:p>
      <text:p text:style-name="P3"><text:tab/>[-3 <text:s/>2 <text:s/>0]<text:tab/><text:tab/>[ 1]<text:tab/>[NW]<text:tab/><text:tab/>[ 1]</text:p>
      <text:p text:style-name="P3">E(1) = -6</text:p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2. Symulacyjne działanie Sieci Hopfielda</text:h>
      <text:h text:style-name="Heading_20_2" text:outline-level="2">2.1 Tryb synchroniczny z unipolarną funkcją aktywacji</text:h>
      <text:p text:style-name="Text_20_body"/>
      <text:p text:style-name="P21"><text:tab/>[ 0 -1 -3]</text:p>
      <text:p text:style-name="P21">W <text:s/>= <text:s/><text:tab/>[-1 <text:s/>0 <text:s/>2]</text:p>
      <text:p text:style-name="P21"><text:s text:c="10"/><text:tab/>[-3 <text:s/>2 <text:s/>0]</text:p>
      <text:p text:style-name="Text_20_body"/>
      <text:p text:style-name="Standard">BADANIE WEKTORA NR 1 </text:p>
      <text:p text:style-name="Text_20_body"><text:s text:c="4"/>[0 <text:s text:c="4"/>0 <text:s text:c="4"/>0] </text:p>
      <text:p text:style-name="Text_20_body">Wektor V(0): </text:p>
      <text:p text:style-name="Text_20_body"><text:s text:c="4"/>[0 <text:s text:c="4"/>0 <text:s text:c="4"/>0] <text:s/></text:p>
      <text:p text:style-name="Text_20_body">KROK<text:tab/>1</text:p>
      <text:p text:style-name="Text_20_body">Potencjał wejściowy U(1) </text:p>
      <text:p text:style-name="Text_20_body"><text:s text:c="4"/>[0 <text:s text:c="4"/>0 <text:s text:c="4"/>0] <text:s/></text:p>
      <text:p text:style-name="Text_20_body">Potencjał wyjściowy V(1) </text:p>
      <text:p text:style-name="Text_20_body"><text:s text:c="4"/>[0 <text:s text:c="4"/>0 <text:s text:c="4"/>0] <text:s/></text:p>
      <text:p text:style-name="Text_20_body">Zbieżny do: </text:p>
      <text:p text:style-name="Text_20_body"><text:s text:c="4"/>[0 <text:s text:c="4"/>0 <text:s text:c="4"/>0]</text:p>
      <text:p text:style-name="Text_20_body"/>
      <text:p text:style-name="Standard"/>
      <text:p text:style-name="Standard"/>
      <text:p text:style-name="Standard"/>
      <text:p text:style-name="Standard">BADANIE WEKTORA NR 2</text:p>
      <text:p text:style-name="Text_20_body"><text:s text:c="4"/>[0 <text:s text:c="4"/>0 <text:s text:c="4"/>1] <text:s/></text:p>
      <text:p text:style-name="Text_20_body">Wektor V(0): </text:p>
      <text:p text:style-name="Text_20_body"><text:s text:c="4"/>[0 <text:s text:c="4"/>0 <text:s text:c="4"/>1]</text:p>
      <text:p text:style-name="Text_20_body">KROK<text:tab/>1</text:p>
      <text:p text:style-name="Text_20_body">Potencjał wejściowy U(1) </text:p>
      <text:p text:style-name="Text_20_body"><text:s text:c="4"/>[-3 <text:s text:c="3"/>2 <text:s text:c="4"/>0] <text:s/></text:p>
      <text:p text:style-name="Text_20_body">Potencjał wyjściowy V(1) </text:p>
      <text:p text:style-name="Text_20_body"><text:s text:c="4"/>[0 <text:s text:c="4"/>1 <text:s text:c="4"/>0]</text:p>
      <text:p text:style-name="Text_20_body">KROK<text:tab/>2</text:p>
      <text:p text:style-name="Text_20_body">Potencjał wejściowy U(2) </text:p>
      <text:p text:style-name="Text_20_body"><text:s text:c="4"/>[-1 <text:s text:c="4"/>0 <text:s text:c="4"/>2]</text:p>
      <text:p text:style-name="Text_20_body">Potencjał wyjściowy V(2) </text:p>
      <text:p text:style-name="Text_20_body"><text:s text:c="4"/>[0 <text:s text:c="5"/>0 <text:s text:c="4"/>1] <text:s/></text:p>
      <text:p text:style-name="Text_20_body"><text:soft-page-break/>KROK<text:tab/>3</text:p>
      <text:p text:style-name="Text_20_body">Potencjał wejściowy U(3) </text:p>
      <text:p text:style-name="Text_20_body"><text:s text:c="4"/>[-3 <text:s text:c="4"/>2 <text:s text:c="4"/>0] <text:s/></text:p>
      <text:p text:style-name="Text_20_body">Potencjał wyjściowy V(3) </text:p>
      <text:p text:style-name="Text_20_body"><text:s text:c="4"/>[0 <text:s text:c="5"/>1 <text:s text:c="4"/>0] <text:s/></text:p>
      <text:p text:style-name="Text_20_body">KROK<text:tab/>4</text:p>
      <text:p text:style-name="Text_20_body">Potencjał wejściowy U(4) </text:p>
      <text:p text:style-name="Text_20_body"><text:s text:c="4"/>[-1 <text:s text:c="4"/>0 <text:s text:c="4"/>2] <text:s/></text:p>
      <text:p text:style-name="Text_20_body">Potencjał wyjściowy V(4) </text:p>
      <text:p text:style-name="Text_20_body"><text:s text:c="4"/>[0 <text:s text:c="5"/>0 <text:s text:c="4"/>1] <text:s/></text:p>
      <text:p text:style-name="Text_20_body">…</text:p>
      <text:p text:style-name="Text_20_body">BRAK ZBIEZNOSCI!!!!!</text:p>
      <text:p text:style-name="Text_20_body"/>
      <text:p text:style-name="Standard">BADANIE WEKTORA NR 3 </text:p>
      <text:p text:style-name="Text_20_body"><text:s text:c="4"/>[0 <text:s text:c="4"/>1 <text:s text:c="4"/>0] <text:s/></text:p>
      <text:p text:style-name="Text_20_body">Wektor V(0): </text:p>
      <text:p text:style-name="Text_20_body"><text:s text:c="4"/>[0 <text:s text:c="4"/>1 <text:s text:c="4"/>0] <text:s/></text:p>
      <text:p text:style-name="Text_20_body">KROK<text:tab/>1</text:p>
      <text:p text:style-name="Text_20_body">Potencjał wejściowy U(1) </text:p>
      <text:p text:style-name="Text_20_body"><text:s text:c="3"/>[-1 <text:s text:c="4"/>0 <text:s text:c="4"/>2] <text:s/></text:p>
      <text:p text:style-name="Text_20_body">Potencjał wyjściowy V(1) </text:p>
      <text:p text:style-name="Text_20_body"><text:s text:c="4"/>[0 <text:s text:c="4"/>0 <text:s text:c="4"/>1] <text:s/></text:p>
      <text:p text:style-name="Text_20_body">KROK<text:tab/>2</text:p>
      <text:p text:style-name="Text_20_body">Potencjał wejściowy U(2) </text:p>
      <text:p text:style-name="Text_20_body"><text:s text:c="3"/>[-3 <text:s text:c="4"/>2 <text:s text:c="4"/>0] <text:s/></text:p>
      <text:p text:style-name="Text_20_body">Potencjał wyjściowy V(2) </text:p>
      <text:p text:style-name="Text_20_body"><text:s text:c="4"/>[0 <text:s text:c="4"/>1 <text:s text:c="4"/>0] <text:s/></text:p>
      <text:p text:style-name="Text_20_body">KROK<text:tab/>3</text:p>
      <text:p text:style-name="Text_20_body">Potencjał wejściowy U(3) </text:p>
      <text:p text:style-name="Text_20_body"><text:s text:c="4"/>[-1 <text:s text:c="3"/>0 <text:s text:c="4"/>2] <text:s/></text:p>
      <text:p text:style-name="Text_20_body">Potencjał wyjściowy V(3) </text:p>
      <text:p text:style-name="Text_20_body"><text:s text:c="4"/>[0 <text:s text:c="4"/>0 <text:s text:c="4"/>1] <text:s/></text:p>
      <text:p text:style-name="Text_20_body">KROK<text:tab/>4</text:p>
      <text:p text:style-name="Text_20_body">Potencjał wejściowy U(4) </text:p>
      <text:p text:style-name="Text_20_body"><text:s text:c="3"/>[-3 <text:s text:c="4"/>2 <text:s text:c="4"/>0] <text:s/></text:p>
      <text:p text:style-name="Text_20_body"><text:soft-page-break/>Potencjał wyjściowy V(4) </text:p>
      <text:p text:style-name="Text_20_body"><text:s text:c="4"/>[0 <text:s text:c="4"/>1 <text:s text:c="4"/>0]</text:p>
      <text:p text:style-name="Text_20_body">…</text:p>
      <text:p text:style-name="Text_20_body">BRAK ZBIEZNOSCI!!!!!</text:p>
      <text:p text:style-name="Text_20_body"/>
      <text:p text:style-name="Standard">BADANIE WEKTORA NR 4 </text:p>
      <text:p text:style-name="Text_20_body">Wektor V(0): </text:p>
      <text:p text:style-name="Text_20_body"><text:s text:c="4"/>[0 <text:s text:c="4"/>1 <text:s text:c="4"/>1] <text:s/></text:p>
      <text:p text:style-name="Text_20_body">KROK<text:tab/>1</text:p>
      <text:p text:style-name="Text_20_body">Potencjał wejściowy U(1) </text:p>
      <text:p text:style-name="Text_20_body"><text:s text:c="4"/>[-4 <text:s text:c="3"/>2 <text:s text:c="4"/>2] <text:s/></text:p>
      <text:p text:style-name="Text_20_body">Potencjał wyjściowy V(1) </text:p>
      <text:p text:style-name="Text_20_body"><text:s text:c="4"/>[0 <text:s text:c="4"/>1 <text:s text:c="4"/>1] <text:s/></text:p>
      <text:p text:style-name="Text_20_body">Zbieżny do: </text:p>
      <text:p text:style-name="Text_20_body"><text:s text:c="4"/>[0 <text:s text:c="4"/>1 <text:s text:c="4"/>1] <text:s/></text:p>
      <text:h text:style-name="Heading_20_2" text:outline-level="2"/>
      <text:p text:style-name="Standard">BADANIE WEKTORA NR 5 </text:p>
      <text:p text:style-name="Text_20_body"><text:s text:c="4"/>[1 <text:s text:c="4"/>0 <text:s text:c="4"/>0] <text:s/></text:p>
      <text:p text:style-name="Text_20_body">Wektor V(0): </text:p>
      <text:p text:style-name="Text_20_body"><text:s text:c="4"/>[1 <text:s text:c="4"/>0 <text:s text:c="4"/>0] <text:s/></text:p>
      <text:p text:style-name="Text_20_body">KROK<text:tab/>1</text:p>
      <text:p text:style-name="Text_20_body">Potencjał wejściowy U(1) </text:p>
      <text:p text:style-name="Text_20_body"><text:s text:c="4"/>[0 <text:s text:c="3"/>-1 <text:s text:c="3"/>-3] <text:s/></text:p>
      <text:p text:style-name="Text_20_body">Potencjał wyjściowy V(1) </text:p>
      <text:p text:style-name="Text_20_body"><text:s text:c="4"/>[0 <text:s text:c="4"/>0 <text:s text:c="4"/>0] <text:s/></text:p>
      <text:p text:style-name="Text_20_body">KROK<text:tab/>2</text:p>
      <text:p text:style-name="Text_20_body">Potencjał wejściowy U(2) </text:p>
      <text:p text:style-name="Text_20_body"><text:s text:c="4"/>[0 <text:s text:c="4"/>0 <text:s text:c="4"/>0] <text:s/></text:p>
      <text:p text:style-name="Text_20_body">Potencjał wyjściowy V(2) </text:p>
      <text:p text:style-name="Text_20_body"><text:s text:c="4"/>[0 <text:s text:c="4"/>0 <text:s text:c="4"/>0] <text:s/></text:p>
      <text:p text:style-name="Text_20_body">Zbieżny do: </text:p>
      <text:p text:style-name="Text_20_body"><text:s text:c="4"/>[0 <text:s text:c="4"/>0 <text:s text:c="4"/>0] <text:s/></text:p>
      <text:p text:style-name="Text_20_body"/>
      <text:p text:style-name="Text_20_body"/>
      <text:p text:style-name="Standard"/>
      <text:p text:style-name="Standard"><text:soft-page-break/>BADANIE WEKTORA NR 6</text:p>
      <text:p text:style-name="Text_20_body"><text:s text:c="4"/>[1 <text:s text:c="4"/>0 <text:s text:c="4"/>1] <text:s/></text:p>
      <text:p text:style-name="Text_20_body">Wektor V(0): </text:p>
      <text:p text:style-name="Text_20_body"><text:s text:c="4"/>[1 <text:s text:c="4"/>0 <text:s text:c="4"/>1] <text:s/></text:p>
      <text:p text:style-name="Text_20_body">KROK<text:tab/>1</text:p>
      <text:p text:style-name="Text_20_body">Potencjał wejściowy U(1) </text:p>
      <text:p text:style-name="Text_20_body"><text:s text:c="4"/>[-3 <text:s text:c="3"/>1 <text:s text:c="3"/>-3] <text:s/></text:p>
      <text:p text:style-name="Text_20_body">Potencjał wyjściowy V(1) </text:p>
      <text:p text:style-name="Text_20_body"><text:s text:c="4"/>[0 <text:s text:c="4"/>1 <text:s text:c="4"/>0] <text:s/></text:p>
      <text:p text:style-name="Text_20_body">KROK<text:tab/>2</text:p>
      <text:p text:style-name="Text_20_body">Potencjał wejściowy U(2) </text:p>
      <text:p text:style-name="Text_20_body"><text:s text:c="4"/>[-1 <text:s text:c="3"/>0 <text:s text:c="4"/>2]</text:p>
      <text:p text:style-name="Text_20_body">Potencjał wyjściowy V(2) </text:p>
      <text:p text:style-name="Text_20_body"><text:s text:c="4"/>[0 <text:s text:c="4"/>0 <text:s text:c="4"/>1] <text:s/></text:p>
      <text:p text:style-name="Text_20_body">KROK<text:tab/>3</text:p>
      <text:p text:style-name="Text_20_body">Potencjał wejściowy U(3) </text:p>
      <text:p text:style-name="Text_20_body"><text:s text:c="4"/>[-3 <text:s text:c="3"/>2 <text:s text:c="4"/>0] <text:s/></text:p>
      <text:p text:style-name="Text_20_body">Potencjał wyjściowy V(3) </text:p>
      <text:p text:style-name="Text_20_body"><text:s text:c="4"/>[0 <text:s text:c="4"/>1 <text:s text:c="4"/>0] <text:s/></text:p>
      <text:p text:style-name="Text_20_body">KROK<text:tab/>4</text:p>
      <text:p text:style-name="Text_20_body">Potencjał wejściowy U(4) </text:p>
      <text:p text:style-name="Text_20_body"><text:s text:c="4"/>[-1 <text:s text:c="3"/>0 <text:s text:c="4"/>2] <text:s/></text:p>
      <text:p text:style-name="Text_20_body">Potencjał wyjściowy V(4) </text:p>
      <text:p text:style-name="Text_20_body"><text:s text:c="4"/>[0 <text:s text:c="4"/>0 <text:s text:c="4"/>1]</text:p>
      <text:p text:style-name="Text_20_body">…</text:p>
      <text:p text:style-name="Text_20_body">BRAK ZBIEZNOSCI!!!!!</text:p>
      <text:p text:style-name="Text_20_body"/>
      <text:h text:style-name="Heading_20_2" text:outline-level="2"/>
      <text:p text:style-name="Standard">BADANIE WEKTORA NR 7 </text:p>
      <text:p text:style-name="Text_20_body"><text:s text:c="4"/>[1 <text:s text:c="4"/>1 <text:s text:c="4"/>0] <text:s/></text:p>
      <text:p text:style-name="Text_20_body">Wektor V(0): </text:p>
      <text:p text:style-name="Text_20_body"><text:s text:c="4"/>[1 <text:s text:c="4"/>1 <text:s text:c="4"/>0] <text:s/></text:p>
      <text:p text:style-name="Text_20_body">KROK<text:tab/>1</text:p>
      <text:p text:style-name="Text_20_body">Potencjał wejściowy U(1) </text:p>
      <text:p text:style-name="Text_20_body"><text:s text:c="4"/>[-1 <text:s text:c="2"/>-1 <text:s text:c="2"/>-1] <text:s text:c="2"/></text:p>
      <text:p text:style-name="Text_20_body"><text:soft-page-break/>Potencjał wyjściowy V(1) </text:p>
      <text:p text:style-name="Text_20_body"><text:s text:c="4"/>[0 <text:s text:c="4"/>0 <text:s text:c="4"/>0] <text:s/></text:p>
      <text:p text:style-name="Text_20_body">KROK<text:tab/>2</text:p>
      <text:p text:style-name="Text_20_body">Potencjał wejściowy U(2) </text:p>
      <text:p text:style-name="Text_20_body"><text:s text:c="4"/>[0 <text:s text:c="4"/>0 <text:s text:c="4"/>0] <text:s/></text:p>
      <text:p text:style-name="Text_20_body">Potencjał wyjściowy V(2) </text:p>
      <text:p text:style-name="Text_20_body"><text:s text:c="4"/>[0 <text:s text:c="4"/>0 <text:s text:c="4"/>0] <text:s/></text:p>
      <text:p text:style-name="Text_20_body">Zbieżny do: </text:p>
      <text:p text:style-name="Text_20_body"><text:s text:c="4"/>[0 <text:s text:c="4"/>0 <text:s text:c="4"/>0] <text:s/></text:p>
      <text:p text:style-name="Standard">BADANIE WEKTORA NR 8 </text:p>
      <text:p text:style-name="Text_20_body"><text:s text:c="4"/>[1 <text:s text:c="4"/>1 <text:s text:c="4"/>1] <text:s/></text:p>
      <text:p text:style-name="Text_20_body">Wektor V(0): </text:p>
      <text:p text:style-name="Text_20_body"><text:s text:c="4"/>[1 <text:s text:c="4"/>1 <text:s text:c="4"/>1] <text:s/></text:p>
      <text:p text:style-name="Text_20_body">KROK<text:tab/>1</text:p>
      <text:p text:style-name="Text_20_body">Potencjał wejściowy U(1) </text:p>
      <text:p text:style-name="Text_20_body"><text:s text:c="4"/>[-4 <text:s text:c="4"/>1 <text:s text:c="2"/>-2] <text:s/></text:p>
      <text:p text:style-name="Text_20_body">Potencjał wyjściowy V(1) </text:p>
      <text:p text:style-name="Text_20_body"><text:s text:c="4"/>[0 <text:s text:c="5"/>1 <text:s text:c="4"/>0] <text:s/></text:p>
      <text:p text:style-name="Text_20_body">KROK<text:tab/>2</text:p>
      <text:p text:style-name="Text_20_body">Potencjał wejściowy U(2) </text:p>
      <text:p text:style-name="Text_20_body"><text:s text:c="4"/>[-1 <text:s text:c="4"/>0 <text:s text:c="4"/>2] <text:s/></text:p>
      <text:p text:style-name="Text_20_body">Potencjał wyjściowy V(2) </text:p>
      <text:p text:style-name="Text_20_body"><text:s text:c="4"/>[0 <text:s text:c="5"/>0 <text:s text:c="4"/>1] <text:s/></text:p>
      <text:p text:style-name="Text_20_body">KROK<text:tab/>3</text:p>
      <text:p text:style-name="Text_20_body">Potencjał wejściowy U(3) </text:p>
      <text:p text:style-name="Text_20_body"><text:s text:c="4"/>[-3 <text:s text:c="4"/>2 <text:s text:c="4"/>0] <text:s/></text:p>
      <text:p text:style-name="Text_20_body">Potencjał wyjściowy V(3) </text:p>
      <text:p text:style-name="Text_20_body"><text:s text:c="4"/>[0 <text:s text:c="5"/>1 <text:s text:c="4"/>0] <text:s/></text:p>
      <text:p text:style-name="Text_20_body">KROK<text:tab/>4</text:p>
      <text:p text:style-name="Text_20_body">Potencjał wejściowy U(4) </text:p>
      <text:p text:style-name="Text_20_body"><text:s text:c="4"/>[-1 <text:s text:c="4"/>0 <text:s text:c="4"/>2] <text:s/></text:p>
      <text:p text:style-name="Text_20_body">Potencjał wyjściowy V(4) </text:p>
      <text:p text:style-name="Text_20_body"><text:s text:c="4"/>[0 <text:s text:c="5"/>0 <text:s text:c="4"/>1] <text:s/></text:p>
      <text:p text:style-name="Text_20_body"/>
      <text:p text:style-name="Text_20_body"/>
      <text:p text:style-name="Text_20_body"><text:soft-page-break/>KROK<text:tab/>5</text:p>
      <text:p text:style-name="Text_20_body">Potencjał wejściowy U(5) </text:p>
      <text:p text:style-name="Text_20_body"><text:s text:c="4"/>[-3 <text:s text:c="4"/>2 <text:s text:c="4"/>0] <text:s/></text:p>
      <text:p text:style-name="Text_20_body">Potencjał wyjściowy V(5) </text:p>
      <text:p text:style-name="Text_20_body"><text:s text:c="4"/>[0 <text:s text:c="5"/>1 <text:s text:c="4"/>0] </text:p>
      <text:p text:style-name="Text_20_body">KROK<text:tab/>6</text:p>
      <text:p text:style-name="Text_20_body">Potencjał wejściowy U(6) </text:p>
      <text:p text:style-name="Text_20_body"><text:s text:c="4"/>[-1 <text:s text:c="4"/>0 <text:s text:c="4"/>2] <text:s/></text:p>
      <text:p text:style-name="Text_20_body">Potencjał wyjściowy V(6) </text:p>
      <text:p text:style-name="Text_20_body"><text:s text:c="4"/>[0 <text:s text:c="5"/>0 <text:s text:c="4"/>1] <text:s/></text:p>
      <text:p text:style-name="Text_20_body">…</text:p>
      <text:p text:style-name="Text_20_body">BRAK ZBIEZNOSCI!!!!!</text:p>
      <text:p text:style-name="Text_20_body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Text_20_body"/>
      <text:p text:style-name="Text_20_body"/>
      <text:h text:style-name="Heading_20_2" text:outline-level="2"><text:soft-page-break/>2.2 Tryb synchroniczny z bipolarną funkcją aktywacji</text:h>
      <text:p text:style-name="Text_20_body"/>
      <text:p text:style-name="P21"><text:tab/>[0 <text:s/>1 <text:s/>2]</text:p>
      <text:p text:style-name="P21">W <text:s/>= <text:s/><text:tab/>[1 <text:s/>0 -1]</text:p>
      <text:p text:style-name="P21"><text:s text:c="10"/><text:tab/>[2 -1 <text:s/>0]</text:p>
      <text:p text:style-name="P2"/>
      <text:p text:style-name="Standard">BADANIE WEKTORA NR 1 </text:p>
      <text:p text:style-name="Text_20_body"><text:s text:c="4"/>[-1 <text:s text:c="2"/>-1 <text:s text:c="2"/>-1] <text:s/></text:p>
      <text:p text:style-name="Text_20_body">Wektor V(0): </text:p>
      <text:p text:style-name="Text_20_body"><text:s text:c="4"/>[-1 <text:s text:c="2"/>-1 <text:s text:c="2"/>-1] <text:s/></text:p>
      <text:p text:style-name="Text_20_body">KROK<text:tab/>1</text:p>
      <text:p text:style-name="Text_20_body">Potencjał wejściowy U(1) </text:p>
      <text:p text:style-name="Text_20_body"><text:s text:c="4"/>[-3 <text:s text:c="3"/>0 <text:s text:c="2"/>-1] <text:s/></text:p>
      <text:p text:style-name="Text_20_body">Potencjał wyjściowy V(1) </text:p>
      <text:p text:style-name="Text_20_body"><text:s text:c="4"/>[-1 <text:s text:c="2"/>-1 <text:s text:c="2"/>-1] <text:s/></text:p>
      <text:p text:style-name="Text_20_body">Zbieżny do: </text:p>
      <text:p text:style-name="Text_20_body"><text:s text:c="4"/>[-1 <text:s text:c="2"/>-1 <text:s text:c="2"/>-1] <text:s/></text:p>
      <text:p text:style-name="Text_20_body"/>
      <text:p text:style-name="Text_20_body"/>
      <text:p text:style-name="Standard">BADANIE WEKTORA NR 2 </text:p>
      <text:p text:style-name="Text_20_body"><text:s text:c="4"/>[-1 <text:s text:c="3"/>-1 <text:s text:c="4"/>1] <text:s/></text:p>
      <text:p text:style-name="Text_20_body">Wektor V(0): </text:p>
      <text:p text:style-name="Text_20_body"><text:s text:c="4"/>[-1 <text:s text:c="3"/>-1 <text:s text:c="4"/>1] <text:s/></text:p>
      <text:p text:style-name="Text_20_body">KROK<text:tab/>1</text:p>
      <text:p text:style-name="Text_20_body">Potencjał wejściowy U(1) </text:p>
      <text:p text:style-name="Text_20_body"><text:s text:c="4"/>[1 <text:s text:c="3"/>-2 <text:s text:c="3"/>-1] <text:s/></text:p>
      <text:p text:style-name="Text_20_body">Potencjał wyjściowy V(1) </text:p>
      <text:p text:style-name="Text_20_body"><text:s text:c="4"/>[1 <text:s text:c="3"/>-1 <text:s text:c="3"/>-1]</text:p>
      <text:p text:style-name="Text_20_body">KROK<text:tab/>2</text:p>
      <text:p text:style-name="Text_20_body">Potencjał wejściowy U(2) </text:p>
      <text:p text:style-name="Text_20_body"><text:s text:c="4"/>[-3 <text:s text:c="3"/>2 <text:s text:c="4"/>3] <text:s/></text:p>
      <text:p text:style-name="Text_20_body">Potencjał wyjściowy V(2) </text:p>
      <text:p text:style-name="Text_20_body"><text:s text:c="4"/>[-1 <text:s text:c="3"/>1 <text:s text:c="4"/>1] <text:s/></text:p>
      <text:p text:style-name="Text_20_body">KROK<text:tab/>3</text:p>
      <text:p text:style-name="Text_20_body">Potencjał wejściowy U(3) </text:p>
      <text:p text:style-name="Text_20_body"><text:s text:c="4"/>[3 <text:s text:c="3"/>-2 <text:s text:c="3"/>-3] <text:s/></text:p>
      <text:p text:style-name="Text_20_body"><text:soft-page-break/>Potencjał wyjściowy V(3) </text:p>
      <text:p text:style-name="Text_20_body"><text:s text:c="4"/>[1 <text:s text:c="3"/>-1 <text:s text:c="3"/>-1] <text:s/></text:p>
      <text:p text:style-name="Text_20_body">KROK<text:tab/>4</text:p>
      <text:p text:style-name="Text_20_body">Potencjał wejściowy U(4) </text:p>
      <text:p text:style-name="Text_20_body"><text:s text:c="4"/>[-3 <text:s text:c="3"/>2 <text:s text:c="4"/>3] <text:s/></text:p>
      <text:p text:style-name="Text_20_body">Potencjał wyjściowy V(4) </text:p>
      <text:p text:style-name="Text_20_body"><text:s text:c="4"/>[-1 <text:s text:c="3"/>1 <text:s text:c="4"/>1] </text:p>
      <text:p text:style-name="Text_20_body">…</text:p>
      <text:p text:style-name="Text_20_body">BRAK ZBIEZNOSCI!!!!!</text:p>
      <text:p text:style-name="Text_20_body"/>
      <text:p text:style-name="Standard"/>
      <text:p text:style-name="Standard">BADANIE WEKTORA NR 3 </text:p>
      <text:p text:style-name="Text_20_body"><text:s text:c="4"/>[-1 <text:s text:c="4"/>1 <text:s text:c="3"/>-1] <text:s/></text:p>
      <text:p text:style-name="Text_20_body">Wektor V(0): </text:p>
      <text:p text:style-name="Text_20_body"><text:s text:c="4"/>[-1 <text:s text:c="4"/>1 <text:s text:c="3"/>-1] <text:s/></text:p>
      <text:p text:style-name="Text_20_body">KROK<text:tab/>1</text:p>
      <text:p text:style-name="Text_20_body">Potencjał wejściowy U(1) </text:p>
      <text:p text:style-name="Text_20_body"><text:s text:c="4"/>[-1 <text:s text:c="4"/>0 <text:s text:c="3"/>-3] <text:s/></text:p>
      <text:p text:style-name="Text_20_body">Potencjał wyjściowy V(1) </text:p>
      <text:p text:style-name="Text_20_body"><text:s text:c="4"/>[-1 <text:s text:c="3"/>-1 <text:s text:c="3"/>-1] </text:p>
      <text:p text:style-name="Text_20_body">KROK<text:tab/>2</text:p>
      <text:p text:style-name="Text_20_body">Potencjał wejściowy U(2) </text:p>
      <text:p text:style-name="Text_20_body"><text:s text:c="4"/>[-3 <text:s text:c="4"/>0 <text:s text:c="3"/>-1] <text:s/></text:p>
      <text:p text:style-name="Text_20_body">Potencjał wyjściowy V(2) </text:p>
      <text:p text:style-name="Text_20_body"><text:s text:c="4"/>[-1 <text:s text:c="3"/>-1 <text:s text:c="3"/>-1] <text:s/></text:p>
      <text:p text:style-name="Text_20_body">Zbieżny do: </text:p>
      <text:p text:style-name="Text_20_body"><text:s text:c="4"/>[-1 <text:s text:c="3"/>-1 <text:s text:c="3"/>-1]</text:p>
      <text:p text:style-name="Text_20_body"/>
      <text:p text:style-name="Text_20_body"/>
      <text:p text:style-name="Standard"/>
      <text:p text:style-name="Standard">BADANIE WEKTORA NR 4</text:p>
      <text:p text:style-name="Text_20_body"><text:s text:c="4"/>[-1 <text:s text:c="4"/>1 <text:s text:c="4"/>1] <text:s/></text:p>
      <text:p text:style-name="Text_20_body">Wektor V(0): </text:p>
      <text:p text:style-name="Text_20_body"><text:s text:c="4"/>[-1 <text:s text:c="4"/>1 <text:s text:c="4"/>1] <text:s/></text:p>
      <text:p text:style-name="Text_20_body">KROK<text:tab/>1</text:p>
      <text:p text:style-name="Text_20_body">Potencjał wejściowy U(1) </text:p>
      <text:p text:style-name="Text_20_body"><text:soft-page-break/><text:s text:c="4"/>[3 <text:s text:c="3"/>-2 <text:s text:c="4"/>-3] <text:s/></text:p>
      <text:p text:style-name="Text_20_body">Potencjał wyjściowy V(1) </text:p>
      <text:p text:style-name="Text_20_body"><text:s text:c="4"/>[1 <text:s text:c="3"/>-1 <text:s text:c="4"/>-1] <text:s/></text:p>
      <text:p text:style-name="Text_20_body">KROK<text:tab/>2</text:p>
      <text:p text:style-name="Text_20_body">Potencjał wejściowy U(2) </text:p>
      <text:p text:style-name="Text_20_body"><text:s text:c="4"/>[-3 <text:s text:c="4"/>2 <text:s text:c="4"/>3] <text:s/></text:p>
      <text:p text:style-name="Text_20_body">Potencjał wyjściowy V(2) </text:p>
      <text:p text:style-name="Text_20_body"><text:s text:c="4"/>[-1 <text:s text:c="4"/>1 <text:s text:c="4"/>1] <text:s/></text:p>
      <text:p text:style-name="Text_20_body">KROK<text:tab/>3</text:p>
      <text:p text:style-name="Text_20_body">Potencjał wejściowy U(3) </text:p>
      <text:p text:style-name="Text_20_body"><text:s text:c="4"/>[3 <text:s text:c="4"/>-2 <text:s text:c="3"/>-3] <text:s/></text:p>
      <text:p text:style-name="Text_20_body">Potencjał wyjściowy V(3) </text:p>
      <text:p text:style-name="Text_20_body"><text:s text:c="4"/>[1 <text:s text:c="4"/>-1 <text:s text:c="3"/>-1] <text:s/></text:p>
      <text:p text:style-name="Text_20_body">KROK<text:tab/>4</text:p>
      <text:p text:style-name="Text_20_body">Potencjał wejściowy U(4) </text:p>
      <text:p text:style-name="Text_20_body"><text:s text:c="4"/>[-3 <text:s text:c="4"/>2 <text:s text:c="4"/>3] <text:s/></text:p>
      <text:p text:style-name="Text_20_body">Potencjał wyjściowy V(4) </text:p>
      <text:p text:style-name="Text_20_body"><text:s text:c="4"/>[-1 <text:s text:c="4"/>1 <text:s text:c="4"/>1] </text:p>
      <text:p text:style-name="Text_20_body">BRAK ZBIEZNOSCI!!!!!</text:p>
      <text:p text:style-name="Text_20_body"/>
      <text:p text:style-name="Standard">BADANIE WEKTORA NR 5 </text:p>
      <text:p text:style-name="Text_20_body"><text:s text:c="4"/>[1 <text:s text:c="3"/>-1 <text:s text:c="3"/>-1] <text:s/></text:p>
      <text:p text:style-name="Text_20_body">Wektor V(0): </text:p>
      <text:p text:style-name="Text_20_body"><text:s text:c="5"/>[1 <text:s text:c="2"/>-1 <text:s text:c="3"/>-1] <text:s/></text:p>
      <text:p text:style-name="Text_20_body">KROK<text:tab/>1</text:p>
      <text:p text:style-name="Text_20_body">Potencjał wejściowy U(1) </text:p>
      <text:p text:style-name="Text_20_body"><text:s text:c="4"/>[-3 <text:s text:c="4"/>2 <text:s text:c="4"/>3] <text:s/></text:p>
      <text:p text:style-name="Text_20_body">Potencjał wyjściowy V(1) </text:p>
      <text:p text:style-name="Text_20_body"><text:s text:c="4"/>[-1 <text:s text:c="4"/>1 <text:s text:c="4"/>1] <text:s/></text:p>
      <text:p text:style-name="Text_20_body">KROK<text:tab/>2</text:p>
      <text:p text:style-name="Text_20_body">Potencjał wejściowy U(2) </text:p>
      <text:p text:style-name="Text_20_body"><text:s text:c="4"/>[3 <text:s text:c="3"/>-2 <text:s text:c="3"/>-3] <text:s/></text:p>
      <text:p text:style-name="Text_20_body">Potencjał wyjściowy V(2) </text:p>
      <text:p text:style-name="Text_20_body"><text:s text:c="4"/>[1 <text:s text:c="3"/>-1 <text:s text:c="3"/>-1] <text:s/></text:p>
      <text:p text:style-name="Text_20_body"/>
      <text:p text:style-name="Text_20_body"><text:soft-page-break/>KROK<text:tab/>3</text:p>
      <text:p text:style-name="Text_20_body">Potencjał wejściowy U(3) </text:p>
      <text:p text:style-name="Text_20_body"><text:s text:c="4"/>[-3 <text:s text:c="4"/>2 <text:s text:c="3"/>3] <text:s/></text:p>
      <text:p text:style-name="Text_20_body">Potencjał wyjściowy V(3) </text:p>
      <text:p text:style-name="Text_20_body"><text:s text:c="4"/>[-1 <text:s text:c="4"/>1 <text:s text:c="4"/>1] <text:s/></text:p>
      <text:p text:style-name="Text_20_body">KROK<text:tab/>4</text:p>
      <text:p text:style-name="Text_20_body">Potencjał wejściowy U(4) </text:p>
      <text:p text:style-name="Text_20_body"><text:s text:c="4"/>[3 <text:s text:c="4"/>-2 <text:s text:c="2"/>-3] <text:s/></text:p>
      <text:p text:style-name="Text_20_body">Potencjał wyjściowy V(4) </text:p>
      <text:p text:style-name="Text_20_body"><text:s text:c="4"/>[1 <text:s text:c="4"/>-1 <text:s text:c="2"/>-1] </text:p>
      <text:p text:style-name="Text_20_body">BRAK ZBIEZNOSCI!!!!!</text:p>
      <text:p text:style-name="Standard">BADANIE WEKTORA NR 6 </text:p>
      <text:p text:style-name="Text_20_body"><text:s text:c="5"/>[1 <text:s text:c="3"/>-1 <text:s text:c="4"/>1] </text:p>
      <text:p text:style-name="Text_20_body">Wektor V(0): </text:p>
      <text:p text:style-name="Text_20_body"><text:s text:c="5"/>[1 <text:s text:c="3"/>-1 <text:s text:c="4"/>1] <text:s/></text:p>
      <text:p text:style-name="Text_20_body">KROK<text:tab/>1</text:p>
      <text:p text:style-name="Text_20_body">Potencjał wejściowy U(1) </text:p>
      <text:p text:style-name="Text_20_body"><text:s text:c="5"/>[1 <text:s text:c="4"/>0 <text:s text:c="4"/>3] <text:s/></text:p>
      <text:p text:style-name="Text_20_body">Potencjał wyjściowy V(1) </text:p>
      <text:p text:style-name="Text_20_body"><text:s text:c="5"/>[1 <text:s text:c="3"/>-1 <text:s text:c="4"/>1] <text:s/></text:p>
      <text:p text:style-name="Text_20_body">Zbieżny do: </text:p>
      <text:p text:style-name="Text_20_body"><text:s text:c="4"/>[1 <text:s text:c="4"/>-1 <text:s text:c="4"/>1]</text:p>
      <text:p text:style-name="Text_20_body"/>
      <text:p text:style-name="Text_20_body"/>
      <text:p text:style-name="Standard">BADANIE WEKTORA NR 7 </text:p>
      <text:p text:style-name="Text_20_body"><text:s text:c="4"/>[1 <text:s text:c="4"/>1 <text:s text:c="3"/>-1] <text:s/></text:p>
      <text:p text:style-name="Text_20_body">Wektor V(0): </text:p>
      <text:p text:style-name="Text_20_body"><text:s text:c="4"/>[1 <text:s text:c="4"/>1 <text:s text:c="3"/>-1]</text:p>
      <text:p text:style-name="Text_20_body">KROK<text:tab/>1</text:p>
      <text:p text:style-name="Text_20_body">Potencjał wejściowy U(1) </text:p>
      <text:p text:style-name="Text_20_body"><text:s text:c="4"/>[-1 <text:s text:c="3"/>2 <text:s text:c="4"/>1] <text:s/></text:p>
      <text:p text:style-name="Text_20_body">Potencjał wyjściowy V(1) </text:p>
      <text:p text:style-name="Text_20_body"><text:s text:c="4"/>[-1 <text:s text:c="3"/>1 <text:s text:c="4"/>1] <text:s/></text:p>
      <text:p text:style-name="Text_20_body">KROK<text:tab/>2</text:p>
      <text:p text:style-name="Text_20_body">Potencjał wejściowy U(2) </text:p>
      <text:p text:style-name="Text_20_body"><text:s text:c="4"/>[3 <text:s text:c="3"/>-2 <text:s text:c="3"/>-3] <text:s/></text:p>
      <text:p text:style-name="Text_20_body"><text:soft-page-break/>Potencjał wyjściowy V(2) </text:p>
      <text:p text:style-name="Text_20_body"><text:s text:c="4"/>[1 <text:s text:c="3"/>-1 <text:s text:c="3"/>-1] <text:s/></text:p>
      <text:p text:style-name="Text_20_body">KROK<text:tab/>3</text:p>
      <text:p text:style-name="Text_20_body">Potencjał wejściowy U(3) </text:p>
      <text:p text:style-name="Text_20_body"><text:s text:c="4"/>[-3 <text:s text:c="3"/>2 <text:s text:c="4"/>3] <text:s/></text:p>
      <text:p text:style-name="Text_20_body">Potencjał wyjściowy V(3) </text:p>
      <text:p text:style-name="Text_20_body"><text:s text:c="4"/>[-1 <text:s text:c="3"/>1 <text:s text:c="4"/>1] <text:s/></text:p>
      <text:p text:style-name="Text_20_body">KROK<text:tab/>4</text:p>
      <text:p text:style-name="Text_20_body">Potencjał wejściowy U(4) </text:p>
      <text:p text:style-name="Text_20_body"><text:s text:c="4"/>[3 <text:s text:c="3"/>-2 <text:s text:c="3"/>-3] <text:s/></text:p>
      <text:p text:style-name="Text_20_body">Potencjał wyjściowy V(4) </text:p>
      <text:p text:style-name="Text_20_body"><text:s text:c="4"/>[1 <text:s text:c="3"/>-1 <text:s text:c="3"/>-1] <text:s/></text:p>
      <text:p text:style-name="Text_20_body">BRAK ZBIEZNOSCI!!!!!</text:p>
      <text:p text:style-name="Text_20_body"/>
      <text:p text:style-name="Text_20_body"/>
      <text:p text:style-name="Standard">BADANIE WEKTORA NR 8 </text:p>
      <text:p text:style-name="Text_20_body"><text:s text:c="4"/>[1 <text:s text:c="4"/>1 <text:s text:c="4"/>1] <text:s/></text:p>
      <text:p text:style-name="Text_20_body">Wektor V(0): </text:p>
      <text:p text:style-name="Text_20_body"><text:s text:c="4"/>[1 <text:s text:c="4"/>1 <text:s text:c="4"/>1] <text:s/></text:p>
      <text:p text:style-name="Text_20_body">KROK<text:tab/>1</text:p>
      <text:p text:style-name="Text_20_body">Potencjał wejściowy U(1) </text:p>
      <text:p text:style-name="Text_20_body"><text:s text:c="4"/>[3 <text:s text:c="4"/>0 <text:s text:c="4"/>1] <text:s/></text:p>
      <text:p text:style-name="Text_20_body">Potencjał wyjściowy V(1) </text:p>
      <text:p text:style-name="Text_20_body"><text:s text:c="4"/>[1 <text:s text:c="3"/>-1 <text:s text:c="4"/>1] <text:s/></text:p>
      <text:p text:style-name="Text_20_body">KROK<text:tab/>2</text:p>
      <text:p text:style-name="Text_20_body">Potencjał wejściowy U(2) </text:p>
      <text:p text:style-name="Text_20_body"><text:s text:c="4"/>[1 <text:s text:c="4"/>0 <text:s text:c="4"/>3] <text:s/></text:p>
      <text:p text:style-name="Text_20_body">Potencjał wyjściowy V(2) </text:p>
      <text:p text:style-name="Text_20_body"><text:s text:c="4"/>[1 <text:s text:c="3"/>-1 <text:s text:c="4"/>1] <text:s/></text:p>
      <text:p text:style-name="Text_20_body">Zbieżny do: </text:p>
      <text:p text:style-name="Text_20_body"><text:s text:c="4"/>[1 <text:s text:c="3"/>-1 <text:s text:c="4"/>1] </text:p>
      <text:p text:style-name="Text_20_body"/>
      <text:p text:style-name="Text_20_body"/>
      <text:p text:style-name="Text_20_body"/>
      <text:h text:style-name="Heading_20_2" text:outline-level="2"><text:soft-page-break/>2.3 Tryb asynchroniczny z unipolarną funkcją aktywacji</text:h>
      <text:p text:style-name="P5"/>
      <text:p text:style-name="P21"><text:tab/>[0 <text:s/>1 <text:s/>2]</text:p>
      <text:p text:style-name="P21">W <text:s/>= <text:s/><text:tab/>[1 <text:s/>0 -1]</text:p>
      <text:p text:style-name="P21"><text:s text:c="10"/><text:tab/>[2 -1 <text:s/>0]</text:p>
      <text:p text:style-name="Standard"/>
      <text:p text:style-name="Standard">BADANIE WEKTORA NR 1 </text:p>
      <text:p text:style-name="Text_20_body"><text:s text:c="4"/>0. <text:s text:c="3"/>0. <text:s text:c="3"/>0. <text:s/></text:p>
      <text:p text:style-name="Text_20_body">Potencjał wejściowy U(1) </text:p>
      <text:p text:style-name="Text_20_body"><text:s text:c="4"/>0. <text:s text:c="3"/>0. <text:s text:c="3"/>0. <text:s/></text:p>
      <text:p text:style-name="Text_20_body">Potencjał wyjściowy V(1) </text:p>
      <text:p text:style-name="Text_20_body"><text:s text:c="4"/>0. <text:s text:c="3"/>0. <text:s text:c="3"/>0. <text:s/></text:p>
      <text:p text:style-name="Text_20_body">KROK NW : 2 </text:p>
      <text:p text:style-name="Text_20_body">Potencjał wejściowy U(2) </text:p>
      <text:p text:style-name="Text_20_body"><text:s text:c="4"/>0. <text:s text:c="3"/>0. <text:s text:c="3"/>0. <text:s/></text:p>
      <text:p text:style-name="Text_20_body">Potencjał wyjściowy V(2) </text:p>
      <text:p text:style-name="Text_20_body"><text:s text:c="4"/>0. <text:s text:c="3"/>0. <text:s text:c="3"/>0. <text:s/></text:p>
      <text:p text:style-name="Text_20_body">KROK NW : 3 </text:p>
      <text:p text:style-name="Text_20_body">Potencjał wejściowy U(3) </text:p>
      <text:p text:style-name="Text_20_body"><text:s text:c="4"/>0. <text:s text:c="3"/>0. <text:s text:c="3"/>0. <text:s/></text:p>
      <text:p text:style-name="Text_20_body">Potencjał wyjściowy V(3) </text:p>
      <text:p text:style-name="Text_20_body"><text:s text:c="4"/>0. <text:s text:c="3"/>0. <text:s text:c="3"/>0. <text:s/></text:p>
      <text:p text:style-name="Text_20_body">KROK NW : 1 </text:p>
      <text:p text:style-name="Text_20_body">Potencjał wejściowy U(4) </text:p>
      <text:p text:style-name="Text_20_body"><text:s text:c="4"/>0. <text:s text:c="3"/>0. <text:s text:c="3"/>0. <text:s/></text:p>
      <text:p text:style-name="Text_20_body">Potencjał wyjściowy V(4) </text:p>
      <text:p text:style-name="Text_20_body"><text:s text:c="4"/>0. <text:s text:c="3"/>0. <text:s text:c="3"/>0. <text:s/></text:p>
      <text:p text:style-name="Text_20_body">KROK NW : 2 </text:p>
      <text:p text:style-name="Text_20_body">Potencjał wejściowy U(5) </text:p>
      <text:p text:style-name="Text_20_body"><text:s text:c="4"/>0. <text:s text:c="3"/>0. <text:s text:c="3"/>0. <text:s/></text:p>
      <text:p text:style-name="Text_20_body">Potencjał wyjściowy V(5) </text:p>
      <text:p text:style-name="Text_20_body"><text:s text:c="4"/>0. <text:s text:c="3"/>0. <text:s text:c="3"/>0. <text:s/></text:p>
      <text:p text:style-name="Text_20_body">KROK NW : 3 </text:p>
      <text:p text:style-name="Text_20_body">Potencjał wejściowy U(6) </text:p>
      <text:p text:style-name="Text_20_body"><text:s text:c="4"/>0. <text:s text:c="3"/>0. <text:s text:c="3"/>0. <text:s/></text:p>
      <text:p text:style-name="Text_20_body"/>
      <text:p text:style-name="Text_20_body"><text:soft-page-break/>Potencjał wyjściowy V(6) </text:p>
      <text:p text:style-name="Text_20_body"><text:s text:c="4"/>0. <text:s text:c="3"/>0. <text:s text:c="3"/>0. <text:s/></text:p>
      <text:p text:style-name="Text_20_body"/>
      <text:p text:style-name="Text_20_body">Zbieżny do: <text:s/></text:p>
      <text:p text:style-name="Text_20_body"><text:s text:c="4"/>0. <text:s text:c="3"/>0. <text:s text:c="3"/>0. <text:s/></text:p>
      <text:p text:style-name="Text_20_body"/>
      <text:p text:style-name="Standard">BADANIE WEKTORA NR 2 </text:p>
      <text:p text:style-name="Text_20_body"><text:s text:c="4"/>0. <text:s text:c="3"/>0. <text:s text:c="3"/>1. <text:s/></text:p>
      <text:p text:style-name="Text_20_body">Potencjał wejściowy U(1) </text:p>
      <text:p text:style-name="Text_20_body"><text:s text:c="4"/>0. <text:s text:c="3"/>0. <text:s text:c="3"/>1. <text:s/></text:p>
      <text:p text:style-name="Text_20_body">Potencjał wyjściowy V(1) </text:p>
      <text:p text:style-name="Text_20_body"><text:s text:c="4"/>0. <text:s text:c="3"/>0. <text:s text:c="3"/>1. <text:s/></text:p>
      <text:p text:style-name="Text_20_body">KROK NW : 2 </text:p>
      <text:p text:style-name="Text_20_body">Potencjał wejściowy U(2) </text:p>
      <text:p text:style-name="Text_20_body"><text:s text:c="4"/>0. <text:s text:c="3"/>0. <text:s text:c="3"/>1. <text:s/></text:p>
      <text:p text:style-name="Text_20_body">Potencjał wyjściowy V(2) </text:p>
      <text:p text:style-name="Text_20_body"><text:s text:c="4"/>0. <text:s text:c="3"/>1. <text:s text:c="3"/>1. <text:s/></text:p>
      <text:p text:style-name="Text_20_body">KROK NW : 3 </text:p>
      <text:p text:style-name="Text_20_body">Potencjał wejściowy U(3) </text:p>
      <text:p text:style-name="Text_20_body"><text:s text:c="4"/>0. <text:s text:c="3"/>1. <text:s text:c="3"/>1. <text:s/></text:p>
      <text:p text:style-name="Text_20_body">Potencjał wyjściowy V(3) </text:p>
      <text:p text:style-name="Text_20_body"><text:s text:c="4"/>0. <text:s text:c="3"/>1. <text:s text:c="3"/>1. <text:s/></text:p>
      <text:p text:style-name="Text_20_body">KROK NW : 1 </text:p>
      <text:p text:style-name="Text_20_body">Potencjał wejściowy U(4) </text:p>
      <text:p text:style-name="Text_20_body"><text:s text:c="4"/>0. <text:s text:c="3"/>1. <text:s text:c="3"/>1. <text:s/></text:p>
      <text:p text:style-name="Text_20_body">Potencjał wyjściowy V(4) </text:p>
      <text:p text:style-name="Text_20_body"><text:s text:c="4"/>1. <text:s text:c="3"/>1. <text:s text:c="3"/>1. <text:s/></text:p>
      <text:p text:style-name="Text_20_body">KROK NW : 2 </text:p>
      <text:p text:style-name="Text_20_body">Potencjał wejściowy U(5) </text:p>
      <text:p text:style-name="Text_20_body"><text:s text:c="4"/>1. <text:s text:c="3"/>1. <text:s text:c="3"/>1. <text:s/></text:p>
      <text:p text:style-name="Text_20_body">Potencjał wyjściowy V(5) </text:p>
      <text:p text:style-name="Text_20_body"><text:s text:c="4"/>1. <text:s text:c="3"/>1. <text:s text:c="3"/>1. <text:s/></text:p>
      <text:p text:style-name="Text_20_body">KROK NW : 3 </text:p>
      <text:p text:style-name="Text_20_body">Potencjał wejściowy U(6) </text:p>
      <text:p text:style-name="Text_20_body"><text:s text:c="4"/>1. <text:s text:c="3"/>1. <text:s text:c="3"/>1. <text:s/></text:p>
      <text:p text:style-name="Text_20_body"><text:soft-page-break/>Potencjał wyjściowy V(6) </text:p>
      <text:p text:style-name="Text_20_body"><text:s text:c="4"/>1. <text:s text:c="3"/>1. <text:s text:c="3"/>0. <text:s/></text:p>
      <text:p text:style-name="Text_20_body">KROK NW : 1 </text:p>
      <text:p text:style-name="Text_20_body">Potencjał wejściowy U(7) </text:p>
      <text:p text:style-name="Text_20_body"><text:s text:c="4"/>1. <text:s text:c="3"/>1. <text:s text:c="3"/>0. <text:s/></text:p>
      <text:p text:style-name="Text_20_body">Potencjał wyjściowy V(7) </text:p>
      <text:p text:style-name="Text_20_body"><text:s text:c="4"/>1. <text:s text:c="3"/>1. <text:s text:c="3"/>0. <text:s/></text:p>
      <text:p text:style-name="Text_20_body">KROK NW : 2 </text:p>
      <text:p text:style-name="Text_20_body">Potencjał wejściowy U(8) </text:p>
      <text:p text:style-name="Text_20_body"><text:s text:c="4"/>1. <text:s text:c="3"/>1. <text:s text:c="3"/>0. <text:s/></text:p>
      <text:p text:style-name="Text_20_body">Potencjał wyjściowy V(8) </text:p>
      <text:p text:style-name="Text_20_body"><text:s text:c="4"/>1. <text:s text:c="3"/>1. <text:s text:c="3"/>0. <text:s/></text:p>
      <text:p text:style-name="Text_20_body">KROK NW : 3 </text:p>
      <text:p text:style-name="Text_20_body">Potencjał wejściowy U(9) </text:p>
      <text:p text:style-name="Text_20_body"><text:s text:c="4"/>1. <text:s text:c="3"/>1. <text:s text:c="3"/>0. <text:s/></text:p>
      <text:p text:style-name="Text_20_body">Potencjał wyjściowy V(9) </text:p>
      <text:p text:style-name="Text_20_body"><text:s text:c="4"/>1. <text:s text:c="3"/>1. <text:s text:c="3"/>0. <text:s/></text:p>
      <text:p text:style-name="Text_20_body">KROK NW : 1 </text:p>
      <text:p text:style-name="Text_20_body">Potencjał wejściowy U(10) </text:p>
      <text:p text:style-name="Text_20_body"><text:s text:c="4"/>1. <text:s text:c="3"/>1. <text:s text:c="3"/>0. <text:s/></text:p>
      <text:p text:style-name="Text_20_body">Potencjał wyjściowy V(10) </text:p>
      <text:p text:style-name="Text_20_body"><text:s text:c="4"/>1. <text:s text:c="3"/>1. <text:s text:c="3"/>0. <text:s/></text:p>
      <text:p text:style-name="Text_20_body">KROK NW : 2 </text:p>
      <text:p text:style-name="Text_20_body">Potencjał wejściowy U(11) </text:p>
      <text:p text:style-name="Text_20_body"><text:s text:c="4"/>1. <text:s text:c="3"/>1. <text:s text:c="3"/>0. <text:s/></text:p>
      <text:p text:style-name="Text_20_body">Potencjał wyjściowy V(11) </text:p>
      <text:p text:style-name="Text_20_body"><text:s text:c="4"/>1. <text:s text:c="3"/>1. <text:s text:c="3"/>0. <text:s/></text:p>
      <text:p text:style-name="Text_20_body">KROK NW : 3 </text:p>
      <text:p text:style-name="Text_20_body">Potencjał wejściowy U(12) </text:p>
      <text:p text:style-name="Text_20_body"><text:s text:c="4"/>1. <text:s text:c="3"/>1. <text:s text:c="3"/>0. <text:s/></text:p>
      <text:p text:style-name="Text_20_body">Potencjał wyjściowy V(12) </text:p>
      <text:p text:style-name="Text_20_body"><text:s text:c="4"/>1. <text:s text:c="3"/>1. <text:s text:c="3"/>0. <text:s/></text:p>
      <text:p text:style-name="Text_20_body">Zbieżny do: <text:s/></text:p>
      <text:p text:style-name="Text_20_body"><text:s text:c="4"/>1. <text:s text:c="3"/>1. <text:s text:c="3"/>0. <text:s/></text:p>
      <text:p text:style-name="Text_20_body"/>
      <text:p text:style-name="Standard"><text:soft-page-break/>BADANIE WEKTORA NR 3 </text:p>
      <text:p text:style-name="Text_20_body"><text:s text:c="4"/>0. <text:s text:c="3"/>1. <text:s text:c="3"/>0. <text:s/></text:p>
      <text:p text:style-name="Text_20_body">Potencjał wejściowy U(1) </text:p>
      <text:p text:style-name="Text_20_body"><text:s text:c="4"/>0. <text:s text:c="3"/>1. <text:s text:c="3"/>0. <text:s/></text:p>
      <text:p text:style-name="Text_20_body">Potencjał wyjściowy V(1) </text:p>
      <text:p text:style-name="Text_20_body"><text:s text:c="4"/>1. <text:s text:c="3"/>1. <text:s text:c="3"/>0. <text:s/></text:p>
      <text:p text:style-name="Text_20_body">KROK NW : 2 </text:p>
      <text:p text:style-name="Text_20_body">Potencjał wejściowy U(2) </text:p>
      <text:p text:style-name="Text_20_body"><text:s text:c="4"/>1. <text:s text:c="3"/>1. <text:s text:c="3"/>0. <text:s/></text:p>
      <text:p text:style-name="Text_20_body">Potencjał wyjściowy V(2) </text:p>
      <text:p text:style-name="Text_20_body"><text:s text:c="4"/>1. <text:s text:c="3"/>1. <text:s text:c="3"/>0. <text:s/></text:p>
      <text:p text:style-name="Text_20_body">KROK NW : 3 </text:p>
      <text:p text:style-name="Text_20_body">Potencjał wejściowy U(3) </text:p>
      <text:p text:style-name="Text_20_body"><text:s text:c="4"/>1. <text:s text:c="3"/>1. <text:s text:c="3"/>0. <text:s/></text:p>
      <text:p text:style-name="Text_20_body">Potencjał wyjściowy V(3) </text:p>
      <text:p text:style-name="Text_20_body"><text:s text:c="4"/>1. <text:s text:c="3"/>1. <text:s text:c="3"/>0. <text:s/></text:p>
      <text:p text:style-name="Text_20_body">KROK NW : 1 </text:p>
      <text:p text:style-name="Text_20_body">Potencjał wejściowy U(4) </text:p>
      <text:p text:style-name="Text_20_body"><text:s text:c="4"/>1. <text:s text:c="3"/>1. <text:s text:c="3"/>0. <text:s/></text:p>
      <text:p text:style-name="Text_20_body">Potencjał wyjściowy V(4) </text:p>
      <text:p text:style-name="Text_20_body"><text:s text:c="4"/>1. <text:s text:c="3"/>1. <text:s text:c="3"/>0. <text:s/></text:p>
      <text:p text:style-name="Text_20_body">KROK NW : 2 </text:p>
      <text:p text:style-name="Text_20_body">Potencjał wejściowy U(5) </text:p>
      <text:p text:style-name="Text_20_body"><text:s text:c="4"/>1. <text:s text:c="3"/>1. <text:s text:c="3"/>0. <text:s/></text:p>
      <text:p text:style-name="Text_20_body">Potencjał wyjściowy V(5) </text:p>
      <text:p text:style-name="Text_20_body"><text:s text:c="4"/>1. <text:s text:c="3"/>1. <text:s text:c="3"/>0. <text:s/></text:p>
      <text:p text:style-name="Text_20_body">KROK NW : 3 </text:p>
      <text:p text:style-name="Text_20_body">Potencjał wejściowy U(6) </text:p>
      <text:p text:style-name="Text_20_body"><text:s text:c="4"/>1. <text:s text:c="3"/>1. <text:s text:c="3"/>0. <text:s/></text:p>
      <text:p text:style-name="Text_20_body">Potencjał wyjściowy V(6) </text:p>
      <text:p text:style-name="Text_20_body"><text:s text:c="4"/>1. <text:s text:c="3"/>1. <text:s text:c="3"/>0. <text:s/></text:p>
      <text:p text:style-name="Text_20_body">Zbieżny do: <text:s/></text:p>
      <text:p text:style-name="Text_20_body"><text:s text:c="4"/>1. <text:s text:c="3"/>1. <text:s text:c="3"/>0. <text:s/></text:p>
      <text:p text:style-name="Text_20_body"/>
      <text:p text:style-name="Standard"/>
      <text:p text:style-name="Standard"/>
      <text:p text:style-name="Standard"><text:soft-page-break/>BADANIE WEKTORA NR 4 </text:p>
      <text:p text:style-name="Text_20_body"><text:s text:c="4"/>0. <text:s text:c="3"/>1. <text:s text:c="3"/>1. <text:s/></text:p>
      <text:p text:style-name="Text_20_body">Potencjał wejściowy U(1) </text:p>
      <text:p text:style-name="Text_20_body"><text:s text:c="4"/>0. <text:s text:c="3"/>1. <text:s text:c="3"/>1. <text:s/></text:p>
      <text:p text:style-name="Text_20_body">Potencjał wyjściowy V(1) </text:p>
      <text:p text:style-name="Text_20_body"><text:s text:c="4"/>1. <text:s text:c="3"/>1. <text:s text:c="3"/>1. <text:s/></text:p>
      <text:p text:style-name="Text_20_body">KROK NW : 2 </text:p>
      <text:p text:style-name="Text_20_body">Potencjał wejściowy U(2) </text:p>
      <text:p text:style-name="Text_20_body"><text:s text:c="4"/>1. <text:s text:c="3"/>1. <text:s text:c="3"/>1. <text:s/></text:p>
      <text:p text:style-name="Text_20_body">Potencjał wyjściowy V(2) </text:p>
      <text:p text:style-name="Text_20_body"><text:s text:c="4"/>1. <text:s text:c="3"/>1. <text:s text:c="3"/>1. <text:s/></text:p>
      <text:p text:style-name="Text_20_body">KROK NW : 3 </text:p>
      <text:p text:style-name="Text_20_body">Potencjał wejściowy U(3) </text:p>
      <text:p text:style-name="Text_20_body"><text:s text:c="4"/>1. <text:s text:c="3"/>1. <text:s text:c="3"/>1. <text:s/></text:p>
      <text:p text:style-name="Text_20_body">Potencjał wyjściowy V(3) </text:p>
      <text:p text:style-name="Text_20_body"><text:s text:c="4"/>1. <text:s text:c="3"/>1. <text:s text:c="3"/>0. <text:s/></text:p>
      <text:p text:style-name="Text_20_body">KROK NW : 1 </text:p>
      <text:p text:style-name="Text_20_body">Potencjał wejściowy U(4) </text:p>
      <text:p text:style-name="Text_20_body"><text:s text:c="4"/>1. <text:s text:c="3"/>1. <text:s text:c="3"/>0. <text:s/></text:p>
      <text:p text:style-name="Text_20_body">Potencjał wyjściowy V(4) </text:p>
      <text:p text:style-name="Text_20_body"><text:s text:c="4"/>1. <text:s text:c="3"/>1. <text:s text:c="3"/>0. <text:s/></text:p>
      <text:p text:style-name="Text_20_body">KROK NW : 2 </text:p>
      <text:p text:style-name="Text_20_body">Potencjał wejściowy U(5) </text:p>
      <text:p text:style-name="Text_20_body"><text:s text:c="4"/>1. <text:s text:c="3"/>1. <text:s text:c="3"/>0. <text:s/></text:p>
      <text:p text:style-name="Text_20_body">Potencjał wyjściowy V(5) </text:p>
      <text:p text:style-name="Text_20_body"><text:s text:c="4"/>1. <text:s text:c="3"/>1. <text:s text:c="3"/>0. <text:s/></text:p>
      <text:p text:style-name="Text_20_body">KROK NW : 3 </text:p>
      <text:p text:style-name="Text_20_body">Potencjał wejściowy U(6) </text:p>
      <text:p text:style-name="Text_20_body"><text:s text:c="4"/>1. <text:s text:c="3"/>1. <text:s text:c="3"/>0. <text:s/></text:p>
      <text:p text:style-name="Text_20_body">Potencjał wyjściowy V(6) </text:p>
      <text:p text:style-name="Text_20_body"><text:s text:c="4"/>1. <text:s text:c="3"/>1. <text:s text:c="3"/>0. <text:s/></text:p>
      <text:p text:style-name="Text_20_body">KROK NW : 1 </text:p>
      <text:p text:style-name="Text_20_body">Potencjał wejściowy U(7) </text:p>
      <text:p text:style-name="Text_20_body"><text:s text:c="4"/>1. <text:s text:c="3"/>1. <text:s text:c="3"/>0. <text:s/></text:p>
      <text:p text:style-name="Text_20_body"/>
      <text:p text:style-name="Text_20_body"><text:soft-page-break/>Potencjał wyjściowy V(7) </text:p>
      <text:p text:style-name="Text_20_body"><text:s text:c="4"/>1. <text:s text:c="3"/>1. <text:s text:c="3"/>0. <text:s/></text:p>
      <text:p text:style-name="Text_20_body">KROK NW : 2 </text:p>
      <text:p text:style-name="Text_20_body">Potencjał wejściowy U(8) </text:p>
      <text:p text:style-name="Text_20_body"><text:s text:c="4"/>1. <text:s text:c="3"/>1. <text:s text:c="3"/>0. <text:s/></text:p>
      <text:p text:style-name="Text_20_body">Potencjał wyjściowy V(8) </text:p>
      <text:p text:style-name="Text_20_body"><text:s text:c="4"/>1. <text:s text:c="3"/>1. <text:s text:c="3"/>0. <text:s/></text:p>
      <text:p text:style-name="Text_20_body">KROK NW : 3 </text:p>
      <text:p text:style-name="Text_20_body">Potencjał wejściowy U(9) </text:p>
      <text:p text:style-name="Text_20_body"><text:s text:c="4"/>1. <text:s text:c="3"/>1. <text:s text:c="3"/>0. <text:s/></text:p>
      <text:p text:style-name="Text_20_body">Potencjał wyjściowy V(9) </text:p>
      <text:p text:style-name="Text_20_body"><text:s text:c="4"/>1. <text:s text:c="3"/>1. <text:s text:c="3"/>0. <text:s/></text:p>
      <text:p text:style-name="Text_20_body">Zbieżny do: <text:s/></text:p>
      <text:p text:style-name="Text_20_body"><text:s text:c="4"/>1. <text:s text:c="3"/>1. <text:s text:c="3"/>0. <text:s/></text:p>
      <text:p text:style-name="Standard">BADANIE WEKTORA NR 5 </text:p>
      <text:p text:style-name="Text_20_body"><text:s text:c="4"/>1. <text:s text:c="3"/>0. <text:s text:c="3"/>0. <text:s/></text:p>
      <text:p text:style-name="Text_20_body">Potencjał wejściowy U(1) </text:p>
      <text:p text:style-name="Text_20_body"><text:s text:c="4"/>1. <text:s text:c="3"/>0. <text:s text:c="3"/>0. <text:s/></text:p>
      <text:p text:style-name="Text_20_body">Potencjał wyjściowy V(1) </text:p>
      <text:p text:style-name="Text_20_body"><text:s text:c="4"/>0. <text:s text:c="3"/>0. <text:s text:c="3"/>0. <text:s/></text:p>
      <text:p text:style-name="Text_20_body">KROK NW : 2 </text:p>
      <text:p text:style-name="Text_20_body">Potencjał wejściowy U(2) </text:p>
      <text:p text:style-name="Text_20_body"><text:s text:c="4"/>0. <text:s text:c="3"/>0. <text:s text:c="3"/>0. <text:s/></text:p>
      <text:p text:style-name="Text_20_body">Potencjał wyjściowy V(2) </text:p>
      <text:p text:style-name="Text_20_body"><text:s text:c="4"/>0. <text:s text:c="3"/>0. <text:s text:c="3"/>0. <text:s/></text:p>
      <text:p text:style-name="Text_20_body">KROK NW : 3 </text:p>
      <text:p text:style-name="Text_20_body">Potencjał wejściowy U(3) </text:p>
      <text:p text:style-name="Text_20_body"><text:s text:c="4"/>0. <text:s text:c="3"/>0. <text:s text:c="3"/>0. <text:s/></text:p>
      <text:p text:style-name="Text_20_body">Potencjał wyjściowy V(3) </text:p>
      <text:p text:style-name="Text_20_body"><text:s text:c="4"/>0. <text:s text:c="3"/>0. <text:s text:c="3"/>0. <text:s/></text:p>
      <text:p text:style-name="Text_20_body">KROK NW : 1 </text:p>
      <text:p text:style-name="Text_20_body">Potencjał wejściowy U(4) </text:p>
      <text:p text:style-name="Text_20_body"><text:s text:c="4"/>0. <text:s text:c="3"/>0. <text:s text:c="3"/>0. <text:s/></text:p>
      <text:p text:style-name="Text_20_body">Potencjał wyjściowy V(4) </text:p>
      <text:p text:style-name="Text_20_body"><text:s text:c="4"/>0. <text:s text:c="3"/>0. <text:s text:c="3"/>0. <text:s/></text:p>
      <text:p text:style-name="Text_20_body"><text:soft-page-break/>KROK NW : 2 </text:p>
      <text:p text:style-name="Text_20_body">Potencjał wejściowy U(5) </text:p>
      <text:p text:style-name="Text_20_body"><text:s text:c="4"/>0. <text:s text:c="3"/>0. <text:s text:c="3"/>0. <text:s/></text:p>
      <text:p text:style-name="Text_20_body">Potencjał wyjściowy V(5) </text:p>
      <text:p text:style-name="Text_20_body"><text:s text:c="4"/>0. <text:s text:c="3"/>0. <text:s text:c="3"/>0. <text:s/></text:p>
      <text:p text:style-name="Text_20_body">KROK NW : 3 </text:p>
      <text:p text:style-name="Text_20_body">Potencjał wejściowy U(6) </text:p>
      <text:p text:style-name="Text_20_body"><text:s text:c="4"/>0. <text:s text:c="3"/>0. <text:s text:c="3"/>0. <text:s/></text:p>
      <text:p text:style-name="Text_20_body">Potencjał wyjściowy V(6) </text:p>
      <text:p text:style-name="Text_20_body"><text:s text:c="4"/>0. <text:s text:c="3"/>0. <text:s text:c="3"/>0. <text:s/></text:p>
      <text:p text:style-name="Text_20_body">Zbieżny do: <text:s/></text:p>
      <text:p text:style-name="Text_20_body"><text:s text:c="4"/>0. <text:s text:c="3"/>0. <text:s text:c="3"/>0. <text:s/></text:p>
      <text:p text:style-name="Text_20_body">BADANIE WEKTORA NR 6 </text:p>
      <text:p text:style-name="Text_20_body"><text:s text:c="4"/>1. <text:s text:c="3"/>0. <text:s text:c="3"/>1. <text:s/></text:p>
      <text:p text:style-name="Text_20_body">Potencjał wejściowy U(1) </text:p>
      <text:p text:style-name="Text_20_body"><text:s text:c="4"/>1. <text:s text:c="3"/>0. <text:s text:c="3"/>1. <text:s/></text:p>
      <text:p text:style-name="Text_20_body">Potencjał wyjściowy V(1) </text:p>
      <text:p text:style-name="Text_20_body"><text:s text:c="4"/>0. <text:s text:c="3"/>0. <text:s text:c="3"/>1. <text:s/></text:p>
      <text:p text:style-name="Text_20_body">KROK NW : 2 </text:p>
      <text:p text:style-name="Text_20_body">Potencjał wejściowy U(2) </text:p>
      <text:p text:style-name="Text_20_body"><text:s text:c="4"/>0. <text:s text:c="3"/>0. <text:s text:c="3"/>1. <text:s/></text:p>
      <text:p text:style-name="Text_20_body">Potencjał wyjściowy V(2) </text:p>
      <text:p text:style-name="Text_20_body"><text:s text:c="4"/>0. <text:s text:c="3"/>1. <text:s text:c="3"/>1. <text:s/></text:p>
      <text:p text:style-name="Text_20_body">KROK NW : 3 </text:p>
      <text:p text:style-name="Text_20_body">Potencjał wejściowy U(3) </text:p>
      <text:p text:style-name="Text_20_body"><text:s text:c="4"/>0. <text:s text:c="3"/>1. <text:s text:c="3"/>1. <text:s/></text:p>
      <text:p text:style-name="Text_20_body">Potencjał wyjściowy V(3) </text:p>
      <text:p text:style-name="Text_20_body"><text:s text:c="4"/>0. <text:s text:c="3"/>1. <text:s text:c="3"/>1. <text:s/></text:p>
      <text:p text:style-name="Text_20_body">KROK NW : 1 </text:p>
      <text:p text:style-name="Text_20_body">Potencjał wejściowy U(4) </text:p>
      <text:p text:style-name="Text_20_body"><text:s text:c="4"/>0. <text:s text:c="3"/>1. <text:s text:c="3"/>1. <text:s/></text:p>
      <text:p text:style-name="Text_20_body">Potencjał wyjściowy V(4) </text:p>
      <text:p text:style-name="Text_20_body"><text:s text:c="4"/>1. <text:s text:c="3"/>1. <text:s text:c="3"/>1. <text:s/></text:p>
      <text:p text:style-name="Text_20_body"/>
      <text:p text:style-name="Text_20_body"/>
      <text:p text:style-name="Text_20_body"><text:soft-page-break/>KROK NW : 2 </text:p>
      <text:p text:style-name="Text_20_body">Potencjał wejściowy U(5) </text:p>
      <text:p text:style-name="Text_20_body"><text:s text:c="4"/>1. <text:s text:c="3"/>1. <text:s text:c="3"/>1. <text:s/></text:p>
      <text:p text:style-name="Text_20_body">Potencjał wyjściowy V(5) </text:p>
      <text:p text:style-name="Text_20_body"><text:s text:c="4"/>1. <text:s text:c="3"/>1. <text:s text:c="3"/>1. <text:s/></text:p>
      <text:p text:style-name="Text_20_body">KROK NW : 3 </text:p>
      <text:p text:style-name="Text_20_body">Potencjał wejściowy U(6) </text:p>
      <text:p text:style-name="Text_20_body"><text:s text:c="4"/>1. <text:s text:c="3"/>1. <text:s text:c="3"/>1. <text:s/></text:p>
      <text:p text:style-name="Text_20_body">Potencjał wyjściowy V(6) </text:p>
      <text:p text:style-name="Text_20_body"><text:s text:c="4"/>1. <text:s text:c="3"/>1. <text:s text:c="3"/>0. <text:s/></text:p>
      <text:p text:style-name="Text_20_body">KROK NW : 1 </text:p>
      <text:p text:style-name="Text_20_body">Potencjał wejściowy U(7) </text:p>
      <text:p text:style-name="Text_20_body"><text:s text:c="4"/>1. <text:s text:c="3"/>1. <text:s text:c="3"/>0. <text:s/></text:p>
      <text:p text:style-name="Text_20_body">Potencjał wyjściowy V(7) </text:p>
      <text:p text:style-name="Text_20_body"><text:s text:c="4"/>1. <text:s text:c="3"/>1. <text:s text:c="3"/>0. <text:s/></text:p>
      <text:p text:style-name="Text_20_body">KROK NW : 2 </text:p>
      <text:p text:style-name="Text_20_body">Potencjał wejściowy U(8) </text:p>
      <text:p text:style-name="Text_20_body"><text:s text:c="4"/>1. <text:s text:c="3"/>1. <text:s text:c="3"/>0. <text:s/></text:p>
      <text:p text:style-name="Text_20_body">Potencjał wyjściowy V(8) </text:p>
      <text:p text:style-name="Text_20_body"><text:s text:c="4"/>1. <text:s text:c="3"/>1. <text:s text:c="3"/>0. <text:s/></text:p>
      <text:p text:style-name="Text_20_body">KROK NW : 3 </text:p>
      <text:p text:style-name="Text_20_body">Potencjał wejściowy U(9) </text:p>
      <text:p text:style-name="Text_20_body"><text:s text:c="4"/>1. <text:s text:c="3"/>1. <text:s text:c="3"/>0. <text:s/></text:p>
      <text:p text:style-name="Text_20_body">Potencjał wyjściowy V(9) </text:p>
      <text:p text:style-name="Text_20_body"><text:s text:c="4"/>1. <text:s text:c="3"/>1. <text:s text:c="3"/>0. <text:s/></text:p>
      <text:p text:style-name="Text_20_body">KROK NW : 1 </text:p>
      <text:p text:style-name="Text_20_body">Potencjał wejściowy U(10) </text:p>
      <text:p text:style-name="Text_20_body"><text:s text:c="4"/>1. <text:s text:c="3"/>1. <text:s text:c="3"/>0. <text:s/></text:p>
      <text:p text:style-name="Text_20_body">Potencjał wyjściowy V(10) </text:p>
      <text:p text:style-name="Text_20_body"><text:s text:c="4"/>1. <text:s text:c="3"/>1. <text:s text:c="3"/>0. <text:s/></text:p>
      <text:p text:style-name="Text_20_body">KROK NW : 2 </text:p>
      <text:p text:style-name="Text_20_body">Potencjał wejściowy U(11) </text:p>
      <text:p text:style-name="Text_20_body"><text:s text:c="4"/>1. <text:s text:c="3"/>1. <text:s text:c="3"/>0. <text:s/></text:p>
      <text:p text:style-name="Text_20_body">Potencjał wyjściowy V(11) </text:p>
      <text:p text:style-name="Text_20_body"><text:s text:c="4"/>1. <text:s text:c="3"/>1. <text:s text:c="3"/>0. <text:s/></text:p>
      <text:p text:style-name="Text_20_body"><text:soft-page-break/>KROK NW : 3 </text:p>
      <text:p text:style-name="Text_20_body">Potencjał wejściowy U(12) </text:p>
      <text:p text:style-name="Text_20_body"><text:s text:c="4"/>1. <text:s text:c="3"/>1. <text:s text:c="3"/>0. <text:s/></text:p>
      <text:p text:style-name="Text_20_body">Potencjał wyjściowy V(12) </text:p>
      <text:p text:style-name="Text_20_body"><text:s text:c="4"/>1. <text:s text:c="3"/>1. <text:s text:c="3"/>0. <text:s/></text:p>
      <text:p text:style-name="Text_20_body">Zbieżny do: <text:s/></text:p>
      <text:p text:style-name="Text_20_body"><text:s text:c="4"/>1. <text:s text:c="3"/>1. <text:s text:c="3"/>0. <text:s/></text:p>
      <text:p text:style-name="Text_20_body"/>
      <text:p text:style-name="Text_20_body"/>
      <text:p text:style-name="Standard">BADANIE WEKTORA NR 7 </text:p>
      <text:p text:style-name="Text_20_body"><text:s text:c="4"/>1. <text:s text:c="3"/>1. <text:s text:c="3"/>0. <text:s/></text:p>
      <text:p text:style-name="Text_20_body">Potencjał wejściowy U(1) </text:p>
      <text:p text:style-name="Text_20_body"><text:s text:c="4"/>1. <text:s text:c="3"/>1. <text:s text:c="3"/>0. <text:s/></text:p>
      <text:p text:style-name="Text_20_body">Potencjał wyjściowy V(1) </text:p>
      <text:p text:style-name="Text_20_body"><text:s text:c="4"/>1. <text:s text:c="3"/>1. <text:s text:c="3"/>0. <text:s/></text:p>
      <text:p text:style-name="Text_20_body">KROK NW : 2 </text:p>
      <text:p text:style-name="Text_20_body">Potencjał wejściowy U(2) </text:p>
      <text:p text:style-name="Text_20_body"><text:s text:c="4"/>1. <text:s text:c="3"/>1. <text:s text:c="3"/>0. <text:s/></text:p>
      <text:p text:style-name="Text_20_body">Potencjał wyjściowy V(2) </text:p>
      <text:p text:style-name="Text_20_body"><text:s text:c="4"/>1. <text:s text:c="3"/>1. <text:s text:c="3"/>0. <text:s/></text:p>
      <text:p text:style-name="Text_20_body">KROK NW : 3 </text:p>
      <text:p text:style-name="Text_20_body">Potencjał wejściowy U(3) </text:p>
      <text:p text:style-name="Text_20_body"><text:s text:c="4"/>1. <text:s text:c="3"/>1. <text:s text:c="3"/>0. <text:s/></text:p>
      <text:p text:style-name="Text_20_body">Potencjał wyjściowy V(3) </text:p>
      <text:p text:style-name="Text_20_body"><text:s text:c="4"/>1. <text:s text:c="3"/>1. <text:s text:c="3"/>0. <text:s/></text:p>
      <text:p text:style-name="Text_20_body">KROK NW : 1 </text:p>
      <text:p text:style-name="Text_20_body">Potencjał wejściowy U(4) </text:p>
      <text:p text:style-name="Text_20_body"><text:s text:c="4"/>1. <text:s text:c="3"/>1. <text:s text:c="3"/>0. <text:s/></text:p>
      <text:p text:style-name="Text_20_body">Potencjał wyjściowy V(4) </text:p>
      <text:p text:style-name="Text_20_body"><text:s text:c="4"/>1. <text:s text:c="3"/>1. <text:s text:c="3"/>0. <text:s/></text:p>
      <text:p text:style-name="Text_20_body">KROK NW : 2 </text:p>
      <text:p text:style-name="Text_20_body">Potencjał wejściowy U(5) </text:p>
      <text:p text:style-name="Text_20_body"><text:s text:c="4"/>1. <text:s text:c="3"/>1. <text:s text:c="3"/>0. <text:s/></text:p>
      <text:p text:style-name="Text_20_body">Potencjał wyjściowy V(5) </text:p>
      <text:p text:style-name="Text_20_body"><text:s text:c="4"/>1. <text:s text:c="3"/>1. <text:s text:c="3"/>0. <text:s/></text:p>
      <text:p text:style-name="Text_20_body"><text:soft-page-break/>KROK NW : 3 </text:p>
      <text:p text:style-name="Text_20_body">Potencjał wejściowy U(6) </text:p>
      <text:p text:style-name="Text_20_body"><text:s text:c="4"/>1. <text:s text:c="3"/>1. <text:s text:c="3"/>0. <text:s/></text:p>
      <text:p text:style-name="Text_20_body">Potencjał wyjściowy V(6) </text:p>
      <text:p text:style-name="Text_20_body"><text:s text:c="4"/>1. <text:s text:c="3"/>1. <text:s text:c="3"/>0. <text:s/></text:p>
      <text:p text:style-name="Text_20_body">Zbieżny do: <text:s/></text:p>
      <text:p text:style-name="Text_20_body"><text:s text:c="4"/>1. <text:s text:c="3"/>1. <text:s text:c="3"/>0. <text:s/></text:p>
      <text:p text:style-name="Text_20_body"/>
      <text:p text:style-name="Text_20_body"/>
      <text:p text:style-name="Standard">BADANIE WEKTORA NR 8 </text:p>
      <text:p text:style-name="Text_20_body"><text:s text:c="4"/>1. <text:s text:c="3"/>1. <text:s text:c="3"/>1. <text:s/></text:p>
      <text:p text:style-name="Text_20_body">Potencjał wejściowy U(1) </text:p>
      <text:p text:style-name="Text_20_body"><text:s text:c="4"/>1. <text:s text:c="3"/>1. <text:s text:c="3"/>1. <text:s/></text:p>
      <text:p text:style-name="Text_20_body">Potencjał wyjściowy V(1) </text:p>
      <text:p text:style-name="Text_20_body"><text:s text:c="4"/>1. <text:s text:c="3"/>1. <text:s text:c="3"/>1. <text:s/></text:p>
      <text:p text:style-name="Text_20_body">KROK NW : 2 </text:p>
      <text:p text:style-name="Text_20_body">Potencjał wejściowy U(2) </text:p>
      <text:p text:style-name="Text_20_body"><text:s text:c="4"/>1. <text:s text:c="3"/>1. <text:s text:c="3"/>1. <text:s/></text:p>
      <text:p text:style-name="Text_20_body">Potencjał wyjściowy V(2) </text:p>
      <text:p text:style-name="Text_20_body"><text:s text:c="4"/>1. <text:s text:c="3"/>1. <text:s text:c="3"/>1. <text:s/></text:p>
      <text:p text:style-name="Text_20_body">KROK NW : 3 </text:p>
      <text:p text:style-name="Text_20_body">Potencjał wejściowy U(3) </text:p>
      <text:p text:style-name="Text_20_body"><text:s text:c="4"/>1. <text:s text:c="3"/>1. <text:s text:c="3"/>1. <text:s/></text:p>
      <text:p text:style-name="Text_20_body">Potencjał wyjściowy V(3) </text:p>
      <text:p text:style-name="Text_20_body"><text:s text:c="4"/>1. <text:s text:c="3"/>1. <text:s text:c="3"/>0. <text:s/></text:p>
      <text:p text:style-name="Text_20_body">KROK NW : 1 </text:p>
      <text:p text:style-name="Text_20_body">Potencjał wejściowy U(4) </text:p>
      <text:p text:style-name="Text_20_body"><text:s text:c="4"/>1. <text:s text:c="3"/>1. <text:s text:c="3"/>0. <text:s/></text:p>
      <text:p text:style-name="Text_20_body">Potencjał wyjściowy V(4) </text:p>
      <text:p text:style-name="Text_20_body"><text:s text:c="4"/>1. <text:s text:c="3"/>1. <text:s text:c="3"/>0. <text:s/></text:p>
      <text:p text:style-name="Text_20_body">KROK NW : 2 </text:p>
      <text:p text:style-name="Text_20_body">Potencjał wejściowy U(5) </text:p>
      <text:p text:style-name="Text_20_body"><text:s text:c="4"/>1. <text:s text:c="3"/>1. <text:s text:c="3"/>0. <text:s/></text:p>
      <text:p text:style-name="Text_20_body">Potencjał wyjściowy V(5) </text:p>
      <text:p text:style-name="Text_20_body"><text:s text:c="4"/>1. <text:s text:c="3"/>1. <text:s text:c="3"/>0. <text:s/></text:p>
      <text:p text:style-name="Text_20_body"><text:soft-page-break/>KROK NW : 3 </text:p>
      <text:p text:style-name="Text_20_body">Potencjał wejściowy U(6) </text:p>
      <text:p text:style-name="Text_20_body"><text:s text:c="4"/>1. <text:s text:c="3"/>1. <text:s text:c="3"/>0. <text:s/></text:p>
      <text:p text:style-name="Text_20_body">Potencjał wyjściowy V(6) </text:p>
      <text:p text:style-name="Text_20_body"><text:s text:c="4"/>1. <text:s text:c="3"/>1. <text:s text:c="3"/>0. <text:s/></text:p>
      <text:p text:style-name="Text_20_body">KROK NW : 1 </text:p>
      <text:p text:style-name="Text_20_body">Potencjał wejściowy U(7) </text:p>
      <text:p text:style-name="Text_20_body"><text:s text:c="4"/>1. <text:s text:c="3"/>1. <text:s text:c="3"/>0. <text:s/></text:p>
      <text:p text:style-name="Text_20_body">Potencjał wyjściowy V(7) </text:p>
      <text:p text:style-name="Text_20_body"><text:s text:c="4"/>1. <text:s text:c="3"/>1. <text:s text:c="3"/>0. <text:s/></text:p>
      <text:p text:style-name="Text_20_body">KROK NW : 2 </text:p>
      <text:p text:style-name="Text_20_body">Potencjał wejściowy U(8) </text:p>
      <text:p text:style-name="Text_20_body"><text:s text:c="4"/>1. <text:s text:c="3"/>1. <text:s text:c="3"/>0. <text:s/></text:p>
      <text:p text:style-name="Text_20_body">Potencjał wyjściowy V(8) </text:p>
      <text:p text:style-name="Text_20_body"><text:s text:c="4"/>1. <text:s text:c="3"/>1. <text:s text:c="3"/>0. <text:s/></text:p>
      <text:p text:style-name="Text_20_body">KROK NW : 3 </text:p>
      <text:p text:style-name="Text_20_body">Potencjał wejściowy U(9) </text:p>
      <text:p text:style-name="Text_20_body"><text:s text:c="4"/>1. <text:s text:c="3"/>1. <text:s text:c="3"/>0. <text:s/></text:p>
      <text:p text:style-name="Text_20_body">Potencjał wyjściowy V(9) </text:p>
      <text:p text:style-name="Text_20_body"><text:s text:c="4"/>1. <text:s text:c="3"/>1. <text:s text:c="3"/>0. <text:s/></text:p>
      <text:p text:style-name="Text_20_body">Zbieżny do: <text:s/></text:p>
      <text:list xml:id="list43207896" text:style-name="L1">
        <text:list-item>
          <text:p text:style-name="P19">1. <text:s text:c="3"/>0.</text:p>
        </text:list-item>
      </text:list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Text_20_body"/>
      <text:h text:style-name="Heading_20_2" text:outline-level="2"><text:soft-page-break/>2.4 Tryb asynchroniczny z bipolarną funkcją aktywacji</text:h>
      <text:p text:style-name="Text_20_body"/>
      <text:p text:style-name="P21"><text:tab/>[ 0 -1 -3]</text:p>
      <text:p text:style-name="P21">W <text:s/>= <text:s/><text:tab/>[-1 <text:s/>0 <text:s/>2]</text:p>
      <text:p text:style-name="P21"><text:s text:c="10"/><text:tab/>[-3 <text:s/>2 <text:s/>0]</text:p>
      <text:p text:style-name="P2"/>
      <text:p text:style-name="Text_20_body">BADANIE WEKTORA NR 1 </text:p>
      <text:p text:style-name="Text_20_body"><text:s text:c="2"/>- 1. <text:s/>- 1. <text:s/>- 1. <text:s/></text:p>
      <text:p text:style-name="Text_20_body">Potencjał wejściowy U(1) </text:p>
      <text:p text:style-name="Text_20_body"><text:s text:c="2"/>- 1. <text:s/>- 1. <text:s/>- 1. <text:s/></text:p>
      <text:p text:style-name="Text_20_body">Potencjał wyjściowy V(1) </text:p>
      <text:p text:style-name="Text_20_body"><text:s text:c="4"/>1. <text:s/>- 1. <text:s/>- 1. <text:s/></text:p>
      <text:p text:style-name="Text_20_body">E: -6 </text:p>
      <text:p text:style-name="Text_20_body">KROK NW : 2 </text:p>
      <text:p text:style-name="Text_20_body">Potencjał wejściowy U(2) </text:p>
      <text:p text:style-name="Text_20_body"><text:s text:c="4"/>1. <text:s/>- 1. <text:s/>- 1. <text:s/></text:p>
      <text:p text:style-name="Text_20_body">Potencjał wyjściowy V(2) </text:p>
      <text:p text:style-name="Text_20_body"><text:s text:c="4"/>1. <text:s/>- 1. <text:s/>- 1. <text:s/></text:p>
      <text:p text:style-name="Text_20_body">E: -6 </text:p>
      <text:p text:style-name="Text_20_body">KROK NW : 3 </text:p>
      <text:p text:style-name="Text_20_body">Potencjał wejściowy U(3) </text:p>
      <text:p text:style-name="Text_20_body"><text:s text:c="4"/>1. <text:s/>- 1. <text:s/>- 1. <text:s/></text:p>
      <text:p text:style-name="Text_20_body">Potencjał wyjściowy V(3) </text:p>
      <text:p text:style-name="Text_20_body"><text:s text:c="4"/>1. <text:s/>- 1. <text:s/>- 1. <text:s/></text:p>
      <text:p text:style-name="Text_20_body">E: -6 </text:p>
      <text:p text:style-name="Text_20_body">KROK NW : 1 </text:p>
      <text:p text:style-name="Text_20_body">Potencjał wejściowy U(4) </text:p>
      <text:p text:style-name="Text_20_body"><text:s text:c="4"/>1. <text:s/>- 1. <text:s/>- 1. <text:s/></text:p>
      <text:p text:style-name="Text_20_body">Potencjał wyjściowy V(4) </text:p>
      <text:p text:style-name="Text_20_body"><text:s text:c="4"/>1. <text:s/>- 1. <text:s/>- 1. <text:s/></text:p>
      <text:p text:style-name="Text_20_body">E: -6 </text:p>
      <text:p text:style-name="Text_20_body">KROK NW : 2 </text:p>
      <text:p text:style-name="Text_20_body">Potencjał wejściowy U(5) </text:p>
      <text:p text:style-name="Text_20_body"><text:s text:c="4"/>1. <text:s/>- 1. <text:s/>- 1. <text:s/></text:p>
      <text:p text:style-name="Text_20_body">Potencjał wyjściowy V(5) </text:p>
      <text:p text:style-name="Text_20_body"><text:s text:c="4"/>1. <text:s/>- 1. <text:s/>- 1. <text:s/></text:p>
      <text:p text:style-name="Text_20_body"><text:soft-page-break/>E: -6 </text:p>
      <text:p text:style-name="Text_20_body">KROK NW : 3 </text:p>
      <text:p text:style-name="Text_20_body">Potencjał wejściowy U(6) </text:p>
      <text:p text:style-name="Text_20_body"><text:s text:c="4"/>1. <text:s/>- 1. <text:s/>- 1. <text:s/></text:p>
      <text:p text:style-name="Text_20_body">Potencjał wyjściowy V(6) </text:p>
      <text:p text:style-name="Text_20_body"><text:s text:c="4"/>1. <text:s/>- 1. <text:s/>- 1. <text:s/></text:p>
      <text:p text:style-name="Text_20_body">E: -6 </text:p>
      <text:p text:style-name="Text_20_body">Zbieżny do: <text:s/></text:p>
      <text:p text:style-name="Text_20_body"><text:s text:c="4"/>1. <text:s/>- 1. <text:s/>- 1. <text:s/></text:p>
      <text:p text:style-name="Text_20_body">BADANIE WEKTORA NR 2 </text:p>
      <text:p text:style-name="Text_20_body"><text:s text:c="2"/>- 1. <text:s/>- 1. <text:s text:c="3"/>1. <text:s/></text:p>
      <text:p text:style-name="Text_20_body">Potencjał wejściowy U(1) </text:p>
      <text:p text:style-name="Text_20_body"><text:s text:c="2"/>- 1. <text:s/>- 1. <text:s text:c="3"/>1. <text:s/></text:p>
      <text:p text:style-name="Text_20_body">Potencjał wyjściowy V(1) </text:p>
      <text:p text:style-name="Text_20_body"><text:s text:c="2"/>- 1. <text:s/>- 1. <text:s text:c="3"/>1. <text:s/></text:p>
      <text:p text:style-name="Text_20_body">E: 0 </text:p>
      <text:p text:style-name="Text_20_body">KROK NW : 2 </text:p>
      <text:p text:style-name="Text_20_body">Potencjał wejściowy U(2) </text:p>
      <text:p text:style-name="Text_20_body"><text:s text:c="2"/>- 1. <text:s/>- 1. <text:s text:c="3"/>1. <text:s/></text:p>
      <text:p text:style-name="Text_20_body">Potencjał wyjściowy V(2) </text:p>
      <text:p text:style-name="Text_20_body"><text:s text:c="2"/>- 1. <text:s text:c="3"/>1. <text:s text:c="3"/>1. <text:s/></text:p>
      <text:p text:style-name="Text_20_body">E: -6 </text:p>
      <text:p text:style-name="Text_20_body">KROK NW : 3 </text:p>
      <text:p text:style-name="Text_20_body">Potencjał wejściowy U(3) </text:p>
      <text:p text:style-name="Text_20_body"><text:s text:c="2"/>- 1. <text:s text:c="3"/>1. <text:s text:c="3"/>1. <text:s/></text:p>
      <text:p text:style-name="Text_20_body">Potencjał wyjściowy V(3) </text:p>
      <text:p text:style-name="Text_20_body"><text:s text:c="2"/>- 1. <text:s text:c="3"/>1. <text:s text:c="3"/>1. <text:s/></text:p>
      <text:p text:style-name="Text_20_body">E: -6 </text:p>
      <text:p text:style-name="Text_20_body">KROK NW : 1 </text:p>
      <text:p text:style-name="Text_20_body">Potencjał wejściowy U(4) </text:p>
      <text:p text:style-name="Text_20_body"><text:s text:c="2"/>- 1. <text:s text:c="3"/>1. <text:s text:c="3"/>1. <text:s/></text:p>
      <text:p text:style-name="Text_20_body">Potencjał wyjściowy V(4) </text:p>
      <text:p text:style-name="Text_20_body"><text:s text:c="2"/>- 1. <text:s text:c="3"/>1. <text:s text:c="3"/>1. <text:s/></text:p>
      <text:p text:style-name="Text_20_body">E: -6 </text:p>
      <text:p text:style-name="Text_20_body">KROK NW : 2 </text:p>
      <text:p text:style-name="Text_20_body"><text:soft-page-break/>Potencjał wejściowy U(5) </text:p>
      <text:p text:style-name="Text_20_body"><text:s text:c="2"/>- 1. <text:s text:c="3"/>1. <text:s text:c="3"/>1. <text:s/></text:p>
      <text:p text:style-name="Text_20_body">Potencjał wyjściowy V(5) </text:p>
      <text:p text:style-name="Text_20_body"><text:s text:c="2"/>- 1. <text:s text:c="3"/>1. <text:s text:c="3"/>1. <text:s/></text:p>
      <text:p text:style-name="Text_20_body">E: -6 </text:p>
      <text:p text:style-name="Text_20_body">KROK NW : 3 </text:p>
      <text:p text:style-name="Text_20_body">Potencjał wejściowy U(6) </text:p>
      <text:p text:style-name="Text_20_body"><text:s text:c="2"/>- 1. <text:s text:c="3"/>1. <text:s text:c="3"/>1. <text:s/></text:p>
      <text:p text:style-name="Text_20_body">Potencjał wyjściowy V(6) </text:p>
      <text:p text:style-name="Text_20_body"><text:s text:c="2"/>- 1. <text:s text:c="3"/>1. <text:s text:c="3"/>1. <text:s/></text:p>
      <text:p text:style-name="Text_20_body">E: -6 </text:p>
      <text:p text:style-name="Text_20_body">KROK NW : 1 </text:p>
      <text:p text:style-name="Text_20_body">Potencjał wejściowy U(7) </text:p>
      <text:p text:style-name="Text_20_body"><text:s text:c="2"/>- 1. <text:s text:c="3"/>1. <text:s text:c="3"/>1. <text:s/></text:p>
      <text:p text:style-name="Text_20_body">Potencjał wyjściowy V(7) </text:p>
      <text:p text:style-name="Text_20_body"><text:s text:c="2"/>- 1. <text:s text:c="3"/>1. <text:s text:c="3"/>1. <text:s/></text:p>
      <text:p text:style-name="Text_20_body">E: -6 </text:p>
      <text:p text:style-name="Text_20_body">KROK NW : 2 </text:p>
      <text:p text:style-name="Text_20_body">Potencjał wejściowy U(8) </text:p>
      <text:p text:style-name="Text_20_body"><text:s text:c="2"/>- 1. <text:s text:c="3"/>1. <text:s text:c="3"/>1. <text:s/></text:p>
      <text:p text:style-name="Text_20_body">Potencjał wyjściowy V(8) </text:p>
      <text:p text:style-name="Text_20_body"><text:s text:c="2"/>- 1. <text:s text:c="3"/>1. <text:s text:c="3"/>1. <text:s/></text:p>
      <text:p text:style-name="Text_20_body">E: -6 </text:p>
      <text:p text:style-name="Text_20_body">KROK NW : 3 </text:p>
      <text:p text:style-name="Text_20_body">Potencjał wejściowy U(9) </text:p>
      <text:p text:style-name="Text_20_body"><text:s text:c="2"/>- 1. <text:s text:c="3"/>1. <text:s text:c="3"/>1. <text:s/></text:p>
      <text:p text:style-name="Text_20_body">Potencjał wyjściowy V(9) </text:p>
      <text:p text:style-name="Text_20_body"><text:s text:c="2"/>- 1. <text:s text:c="3"/>1. <text:s text:c="3"/>1. <text:s/></text:p>
      <text:p text:style-name="Text_20_body">E: -6 </text:p>
      <text:p text:style-name="Text_20_body">Zbieżny do: <text:s/></text:p>
      <text:p text:style-name="Text_20_body"><text:s text:c="2"/>- 1. <text:s text:c="3"/>1. <text:s text:c="3"/>1. <text:s/></text:p>
      <text:p text:style-name="Text_20_body">BADANIE WEKTORA NR 3 </text:p>
      <text:p text:style-name="Text_20_body"><text:s text:c="2"/>- 1. <text:s text:c="3"/>1. <text:s/>- 1. <text:s/></text:p>
      <text:p text:style-name="Text_20_body">Potencjał wejściowy U(1) </text:p>
      <text:p text:style-name="Text_20_body"><text:s text:c="2"/>- 1. <text:s text:c="3"/>1. <text:s/>- 1. <text:s/></text:p>
      <text:p text:style-name="Text_20_body"><text:soft-page-break/>Potencjał wyjściowy V(1) </text:p>
      <text:p text:style-name="Text_20_body"><text:s text:c="4"/>1. <text:s text:c="3"/>1. <text:s/>- 1. <text:s/></text:p>
      <text:p text:style-name="Text_20_body">E: 0 </text:p>
      <text:p text:style-name="Text_20_body">KROK NW : 2 </text:p>
      <text:p text:style-name="Text_20_body">Potencjał wejściowy U(2) </text:p>
      <text:p text:style-name="Text_20_body"><text:s text:c="4"/>1. <text:s text:c="3"/>1. <text:s/>- 1. <text:s/></text:p>
      <text:p text:style-name="Text_20_body">Potencjał wyjściowy V(2) </text:p>
      <text:p text:style-name="Text_20_body"><text:s text:c="4"/>1. <text:s/>- 1. <text:s/>- 1. <text:s/></text:p>
      <text:p text:style-name="Text_20_body">E: -6 </text:p>
      <text:p text:style-name="Text_20_body">KROK NW : 3 </text:p>
      <text:p text:style-name="Text_20_body">Potencjał wejściowy U(3) </text:p>
      <text:p text:style-name="Text_20_body"><text:s text:c="4"/>1. <text:s/>- 1. <text:s/>- 1. <text:s/></text:p>
      <text:p text:style-name="Text_20_body">Potencjał wyjściowy V(3) </text:p>
      <text:p text:style-name="Text_20_body"><text:s text:c="4"/>1. <text:s/>- 1. <text:s/>- 1. <text:s/></text:p>
      <text:p text:style-name="Text_20_body">E: -6 </text:p>
      <text:p text:style-name="Text_20_body">KROK NW : 1 </text:p>
      <text:p text:style-name="Text_20_body">Potencjał wejściowy U(4) </text:p>
      <text:p text:style-name="Text_20_body"><text:s text:c="4"/>1. <text:s/>- 1. <text:s/>- 1. <text:s/></text:p>
      <text:p text:style-name="Text_20_body">Potencjał wyjściowy V(4) </text:p>
      <text:p text:style-name="Text_20_body"><text:s text:c="4"/>1. <text:s/>- 1. <text:s/>- 1. <text:s/></text:p>
      <text:p text:style-name="Text_20_body">E: -6 </text:p>
      <text:p text:style-name="Text_20_body">KROK NW : 2 </text:p>
      <text:p text:style-name="Text_20_body">Potencjał wejściowy U(5) </text:p>
      <text:p text:style-name="Text_20_body"><text:s text:c="4"/>1. <text:s/>- 1. <text:s/>- 1. <text:s/></text:p>
      <text:p text:style-name="Text_20_body">Potencjał wyjściowy V(5) </text:p>
      <text:p text:style-name="Text_20_body"><text:s text:c="4"/>1. <text:s/>- 1. <text:s/>- 1. <text:s/></text:p>
      <text:p text:style-name="Text_20_body">E: -6 </text:p>
      <text:p text:style-name="Text_20_body">KROK NW : 3 </text:p>
      <text:p text:style-name="Text_20_body">Potencjał wejściowy U(6) </text:p>
      <text:p text:style-name="Text_20_body"><text:s text:c="4"/>1. <text:s/>- 1. <text:s/>- 1. <text:s/></text:p>
      <text:p text:style-name="Text_20_body">Potencjał wyjściowy V(6) </text:p>
      <text:p text:style-name="Text_20_body"><text:s text:c="4"/>1. <text:s/>- 1. <text:s/>- 1. <text:s/></text:p>
      <text:p text:style-name="Text_20_body">E: -6 </text:p>
      <text:p text:style-name="Text_20_body">KROK NW : 1 </text:p>
      <text:p text:style-name="Text_20_body">Potencjał wejściowy U(7) </text:p>
      <text:p text:style-name="Text_20_body"><text:soft-page-break/><text:s text:c="4"/>1. <text:s/>- 1. <text:s/>- 1. <text:s/></text:p>
      <text:p text:style-name="Text_20_body">Potencjał wyjściowy V(7) </text:p>
      <text:p text:style-name="Text_20_body"><text:s text:c="4"/>1. <text:s/>- 1. <text:s/>- 1. <text:s/></text:p>
      <text:p text:style-name="Text_20_body">E: -6 </text:p>
      <text:p text:style-name="Text_20_body">KROK NW : 2 </text:p>
      <text:p text:style-name="Text_20_body">Potencjał wejściowy U(8) </text:p>
      <text:p text:style-name="Text_20_body"><text:s text:c="4"/>1. <text:s/>- 1. <text:s/>- 1. <text:s/></text:p>
      <text:p text:style-name="Text_20_body">Potencjał wyjściowy V(8) </text:p>
      <text:p text:style-name="Text_20_body"><text:s text:c="4"/>1. <text:s/>- 1. <text:s/>- 1. <text:s/></text:p>
      <text:p text:style-name="Text_20_body">E: -6 </text:p>
      <text:p text:style-name="Text_20_body">KROK NW : 3 </text:p>
      <text:p text:style-name="Text_20_body">Potencjał wejściowy U(9) </text:p>
      <text:p text:style-name="Text_20_body"><text:s text:c="4"/>1. <text:s/>- 1. <text:s/>- 1. <text:s/></text:p>
      <text:p text:style-name="Text_20_body">Potencjał wyjściowy V(9) </text:p>
      <text:p text:style-name="Text_20_body"><text:s text:c="4"/>1. <text:s/>- 1. <text:s/>- 1. <text:s/></text:p>
      <text:p text:style-name="Text_20_body">E: -6 </text:p>
      <text:p text:style-name="Text_20_body">Zbieżny do: <text:s/></text:p>
      <text:p text:style-name="Text_20_body"><text:s text:c="4"/>1. <text:s/>- 1. <text:s/>- 1. <text:s/></text:p>
      <text:p text:style-name="Text_20_body">BADANIE WEKTORA NR 4 </text:p>
      <text:p text:style-name="Text_20_body"><text:s text:c="2"/>- 1. <text:s text:c="3"/>1. <text:s text:c="3"/>1. <text:s/></text:p>
      <text:p text:style-name="Text_20_body">Potencjał wejściowy U(1) </text:p>
      <text:p text:style-name="Text_20_body"><text:s text:c="2"/>- 1. <text:s text:c="3"/>1. <text:s text:c="3"/>1. <text:s/></text:p>
      <text:p text:style-name="Text_20_body">Potencjał wyjściowy V(1) </text:p>
      <text:p text:style-name="Text_20_body"><text:s text:c="2"/>- 1. <text:s text:c="3"/>1. <text:s text:c="3"/>1. <text:s/></text:p>
      <text:p text:style-name="Text_20_body">E: -6 </text:p>
      <text:p text:style-name="Text_20_body">KROK NW : 2 </text:p>
      <text:p text:style-name="Text_20_body">Potencjał wejściowy U(2) </text:p>
      <text:p text:style-name="Text_20_body"><text:s text:c="2"/>- 1. <text:s text:c="3"/>1. <text:s text:c="3"/>1. <text:s/></text:p>
      <text:p text:style-name="Text_20_body">Potencjał wyjściowy V(2) </text:p>
      <text:p text:style-name="Text_20_body"><text:s text:c="2"/>- 1. <text:s text:c="3"/>1. <text:s text:c="3"/>1. <text:s/></text:p>
      <text:p text:style-name="Text_20_body">E: -6 </text:p>
      <text:p text:style-name="Text_20_body">KROK NW : 3 </text:p>
      <text:p text:style-name="Text_20_body">Potencjał wejściowy U(3) </text:p>
      <text:p text:style-name="Text_20_body"><text:s text:c="2"/>- 1. <text:s text:c="3"/>1. <text:s text:c="3"/>1. <text:s/></text:p>
      <text:p text:style-name="Text_20_body">Potencjał wyjściowy V(3) </text:p>
      <text:p text:style-name="Text_20_body"><text:soft-page-break/><text:s text:c="2"/>- 1. <text:s text:c="3"/>1. <text:s text:c="3"/>1. <text:s/></text:p>
      <text:p text:style-name="Text_20_body">E: -6 </text:p>
      <text:p text:style-name="Text_20_body">KROK NW : 1 </text:p>
      <text:p text:style-name="Text_20_body">Potencjał wejściowy U(4) </text:p>
      <text:p text:style-name="Text_20_body"><text:s text:c="2"/>- 1. <text:s text:c="3"/>1. <text:s text:c="3"/>1. <text:s/></text:p>
      <text:p text:style-name="Text_20_body">Potencjał wyjściowy V(4) </text:p>
      <text:p text:style-name="Text_20_body"><text:s text:c="2"/>- 1. <text:s text:c="3"/>1. <text:s text:c="3"/>1. <text:s/></text:p>
      <text:p text:style-name="Text_20_body">E: -6 </text:p>
      <text:p text:style-name="Text_20_body">KROK NW : 2 </text:p>
      <text:p text:style-name="Text_20_body">Potencjał wejściowy U(5) </text:p>
      <text:p text:style-name="Text_20_body"><text:s text:c="2"/>- 1. <text:s text:c="3"/>1. <text:s text:c="3"/>1. <text:s/></text:p>
      <text:p text:style-name="Text_20_body">Potencjał wyjściowy V(5) </text:p>
      <text:p text:style-name="Text_20_body"><text:s text:c="2"/>- 1. <text:s text:c="3"/>1. <text:s text:c="3"/>1. <text:s/></text:p>
      <text:p text:style-name="Text_20_body">E: -6 </text:p>
      <text:p text:style-name="Text_20_body">KROK NW : 3 </text:p>
      <text:p text:style-name="Text_20_body">Potencjał wejściowy U(6) </text:p>
      <text:p text:style-name="Text_20_body"><text:s text:c="2"/>- 1. <text:s text:c="3"/>1. <text:s text:c="3"/>1. <text:s/></text:p>
      <text:p text:style-name="Text_20_body">Potencjał wyjściowy V(6) </text:p>
      <text:p text:style-name="Text_20_body"><text:s text:c="2"/>- 1. <text:s text:c="3"/>1. <text:s text:c="3"/>1. <text:s/></text:p>
      <text:p text:style-name="Text_20_body">E: -6 </text:p>
      <text:p text:style-name="Text_20_body">Zbieżny do: <text:s/></text:p>
      <text:p text:style-name="Text_20_body"><text:s text:c="2"/>- 1. <text:s text:c="3"/>1. <text:s text:c="3"/>1. <text:s/></text:p>
      <text:p text:style-name="Text_20_body">BADANIE WEKTORA NR 5 </text:p>
      <text:p text:style-name="Text_20_body"><text:s text:c="4"/>1. <text:s/>- 1. <text:s/>- 1. <text:s/></text:p>
      <text:p text:style-name="Text_20_body">Potencjał wejściowy U(1) </text:p>
      <text:p text:style-name="Text_20_body"><text:s text:c="4"/>1. <text:s/>- 1. <text:s/>- 1. <text:s/></text:p>
      <text:p text:style-name="Text_20_body">Potencjał wyjściowy V(1) </text:p>
      <text:p text:style-name="Text_20_body"><text:s text:c="4"/>1. <text:s/>- 1. <text:s/>- 1. <text:s/></text:p>
      <text:p text:style-name="Text_20_body">E: -6 </text:p>
      <text:p text:style-name="Text_20_body">KROK NW : 2 </text:p>
      <text:p text:style-name="Text_20_body">Potencjał wejściowy U(2) </text:p>
      <text:p text:style-name="Text_20_body"><text:s text:c="4"/>1. <text:s/>- 1. <text:s/>- 1. <text:s/></text:p>
      <text:p text:style-name="Text_20_body">Potencjał wyjściowy V(2) </text:p>
      <text:p text:style-name="Text_20_body"><text:s text:c="4"/>1. <text:s/>- 1. <text:s/>- 1. <text:s/></text:p>
      <text:p text:style-name="Text_20_body">E: -6 </text:p>
      <text:p text:style-name="Text_20_body"><text:soft-page-break/>KROK NW : 3 </text:p>
      <text:p text:style-name="Text_20_body">Potencjał wejściowy U(3) </text:p>
      <text:p text:style-name="Text_20_body"><text:s text:c="4"/>1. <text:s/>- 1. <text:s/>- 1. <text:s/></text:p>
      <text:p text:style-name="Text_20_body">Potencjał wyjściowy V(3) </text:p>
      <text:p text:style-name="Text_20_body"><text:s text:c="4"/>1. <text:s/>- 1. <text:s/>- 1. <text:s/></text:p>
      <text:p text:style-name="Text_20_body">E: -6 </text:p>
      <text:p text:style-name="Text_20_body">KROK NW : 1 </text:p>
      <text:p text:style-name="Text_20_body">Potencjał wejściowy U(4) </text:p>
      <text:p text:style-name="Text_20_body"><text:s text:c="4"/>1. <text:s/>- 1. <text:s/>- 1. <text:s/></text:p>
      <text:p text:style-name="Text_20_body">Potencjał wyjściowy V(4) </text:p>
      <text:p text:style-name="Text_20_body"><text:s text:c="4"/>1. <text:s/>- 1. <text:s/>- 1. <text:s/></text:p>
      <text:p text:style-name="Text_20_body">E: -6 </text:p>
      <text:p text:style-name="Text_20_body">KROK NW : 2 </text:p>
      <text:p text:style-name="Text_20_body">Potencjał wejściowy U(5) </text:p>
      <text:p text:style-name="Text_20_body"><text:s text:c="4"/>1. <text:s/>- 1. <text:s/>- 1. <text:s/></text:p>
      <text:p text:style-name="Text_20_body">Potencjał wyjściowy V(5) </text:p>
      <text:p text:style-name="Text_20_body"><text:s text:c="4"/>1. <text:s/>- 1. <text:s/>- 1. <text:s/></text:p>
      <text:p text:style-name="Text_20_body">E: -6 </text:p>
      <text:p text:style-name="Text_20_body">KROK NW : 3 </text:p>
      <text:p text:style-name="Text_20_body">Potencjał wejściowy U(6) </text:p>
      <text:p text:style-name="Text_20_body"><text:s text:c="4"/>1. <text:s/>- 1. <text:s/>- 1. <text:s/></text:p>
      <text:p text:style-name="Text_20_body">Potencjał wyjściowy V(6) </text:p>
      <text:p text:style-name="Text_20_body"><text:s text:c="4"/>1. <text:s/>- 1. <text:s/>- 1. <text:s/></text:p>
      <text:p text:style-name="Text_20_body">E: -6 </text:p>
      <text:p text:style-name="Text_20_body">Zbieżny do: <text:s/></text:p>
      <text:p text:style-name="Text_20_body"><text:s text:c="4"/>1. <text:s/>- 1. <text:s/>- 1. <text:s/></text:p>
      <text:p text:style-name="Text_20_body">BADANIE WEKTORA NR 6 </text:p>
      <text:p text:style-name="Text_20_body"><text:s text:c="4"/>1. <text:s/>- 1. <text:s text:c="3"/>1. <text:s/></text:p>
      <text:p text:style-name="Text_20_body">Potencjał wejściowy U(1) </text:p>
      <text:p text:style-name="Text_20_body"><text:s text:c="4"/>1. <text:s/>- 1. <text:s text:c="3"/>1. <text:s/></text:p>
      <text:p text:style-name="Text_20_body">Potencjał wyjściowy V(1) </text:p>
      <text:p text:style-name="Text_20_body"><text:s text:c="2"/>- 1. <text:s/>- 1. <text:s text:c="3"/>1. <text:s/></text:p>
      <text:p text:style-name="Text_20_body">E: 0 </text:p>
      <text:p text:style-name="Text_20_body">KROK NW : 2 </text:p>
      <text:p text:style-name="Text_20_body"/>
      <text:p text:style-name="Text_20_body"><text:soft-page-break/>Potencjał wejściowy U(2) </text:p>
      <text:p text:style-name="Text_20_body"><text:s text:c="2"/>- 1. <text:s/>- 1. <text:s text:c="3"/>1. <text:s/></text:p>
      <text:p text:style-name="Text_20_body">Potencjał wyjściowy V(2) </text:p>
      <text:p text:style-name="Text_20_body"><text:s text:c="2"/>- 1. <text:s text:c="3"/>1. <text:s text:c="3"/>1. <text:s/></text:p>
      <text:p text:style-name="Text_20_body">E: -6 </text:p>
      <text:p text:style-name="Text_20_body">KROK NW : 3 </text:p>
      <text:p text:style-name="Text_20_body">Potencjał wejściowy U(3) </text:p>
      <text:p text:style-name="Text_20_body"><text:s text:c="2"/>- 1. <text:s text:c="3"/>1. <text:s text:c="3"/>1. <text:s/></text:p>
      <text:p text:style-name="Text_20_body">Potencjał wyjściowy V(3) </text:p>
      <text:p text:style-name="Text_20_body"><text:s text:c="2"/>- 1. <text:s text:c="3"/>1. <text:s text:c="3"/>1. <text:s/></text:p>
      <text:p text:style-name="Text_20_body">E: -6 </text:p>
      <text:p text:style-name="Text_20_body">KROK NW : 1 </text:p>
      <text:p text:style-name="Text_20_body">Potencjał wejściowy U(4) </text:p>
      <text:p text:style-name="Text_20_body"><text:s text:c="2"/>- 1. <text:s text:c="3"/>1. <text:s text:c="3"/>1. <text:s/></text:p>
      <text:p text:style-name="Text_20_body">Potencjał wyjściowy V(4) </text:p>
      <text:p text:style-name="Text_20_body"><text:s text:c="2"/>- 1. <text:s text:c="3"/>1. <text:s text:c="3"/>1. <text:s/></text:p>
      <text:p text:style-name="Text_20_body">E: -6 </text:p>
      <text:p text:style-name="Text_20_body">KROK NW : 2 </text:p>
      <text:p text:style-name="Text_20_body">Potencjał wejściowy U(5) </text:p>
      <text:p text:style-name="Text_20_body"><text:s text:c="2"/>- 1. <text:s text:c="3"/>1. <text:s text:c="3"/>1. <text:s/></text:p>
      <text:p text:style-name="Text_20_body">Potencjał wyjściowy V(5) </text:p>
      <text:p text:style-name="Text_20_body"><text:s text:c="2"/>- 1. <text:s text:c="3"/>1. <text:s text:c="3"/>1. <text:s/></text:p>
      <text:p text:style-name="Text_20_body">E: -6 </text:p>
      <text:p text:style-name="Text_20_body">KROK NW : 3 </text:p>
      <text:p text:style-name="Text_20_body">Potencjał wejściowy U(6) </text:p>
      <text:p text:style-name="Text_20_body"><text:s text:c="2"/>- 1. <text:s text:c="3"/>1. <text:s text:c="3"/>1. <text:s/></text:p>
      <text:p text:style-name="Text_20_body">Potencjał wyjściowy V(6) </text:p>
      <text:p text:style-name="Text_20_body"><text:s text:c="2"/>- 1. <text:s text:c="3"/>1. <text:s text:c="3"/>1. <text:s/></text:p>
      <text:p text:style-name="Text_20_body">E: -6 </text:p>
      <text:p text:style-name="Text_20_body">KROK NW : 1 </text:p>
      <text:p text:style-name="Text_20_body">Potencjał wejściowy U(7) </text:p>
      <text:p text:style-name="Text_20_body"><text:s text:c="2"/>- 1. <text:s text:c="3"/>1. <text:s text:c="3"/>1. <text:s/></text:p>
      <text:p text:style-name="Text_20_body">Potencjał wyjściowy V(7) </text:p>
      <text:p text:style-name="Text_20_body"><text:s text:c="2"/>- 1. <text:s text:c="3"/>1. <text:s text:c="3"/>1. <text:s/></text:p>
      <text:p text:style-name="Text_20_body">E: -6 </text:p>
      <text:p text:style-name="Text_20_body"><text:soft-page-break/>KROK NW : 2 </text:p>
      <text:p text:style-name="Text_20_body">Potencjał wejściowy U(8) </text:p>
      <text:p text:style-name="Text_20_body"><text:s text:c="2"/>- 1. <text:s text:c="3"/>1. <text:s text:c="3"/>1. <text:s/></text:p>
      <text:p text:style-name="Text_20_body">Potencjał wyjściowy V(8) </text:p>
      <text:p text:style-name="Text_20_body"><text:s text:c="2"/>- 1. <text:s text:c="3"/>1. <text:s text:c="3"/>1. <text:s/></text:p>
      <text:p text:style-name="Text_20_body">E: -6 </text:p>
      <text:p text:style-name="Text_20_body">KROK NW : 3 </text:p>
      <text:p text:style-name="Text_20_body">Potencjał wejściowy U(9) </text:p>
      <text:p text:style-name="Text_20_body"><text:s text:c="2"/>- 1. <text:s text:c="3"/>1. <text:s text:c="3"/>1. <text:s/></text:p>
      <text:p text:style-name="Text_20_body">Potencjał wyjściowy V(9) </text:p>
      <text:p text:style-name="Text_20_body"><text:s text:c="2"/>- 1. <text:s text:c="3"/>1. <text:s text:c="3"/>1. <text:s/></text:p>
      <text:p text:style-name="Text_20_body">E: -6 </text:p>
      <text:p text:style-name="Text_20_body">Zbieżny do: <text:s/></text:p>
      <text:p text:style-name="Text_20_body"><text:s text:c="2"/>- 1. <text:s text:c="3"/>1. <text:s text:c="3"/>1. <text:s/></text:p>
      <text:p text:style-name="Text_20_body">BADANIE WEKTORA NR 7 </text:p>
      <text:p text:style-name="Text_20_body"><text:s text:c="4"/>1. <text:s text:c="3"/>1. <text:s/>- 1. <text:s/></text:p>
      <text:p text:style-name="Text_20_body">Potencjał wejściowy U(1) </text:p>
      <text:p text:style-name="Text_20_body"><text:s text:c="4"/>1. <text:s text:c="3"/>1. <text:s/>- 1. <text:s/></text:p>
      <text:p text:style-name="Text_20_body">Potencjał wyjściowy V(1) </text:p>
      <text:p text:style-name="Text_20_body"><text:s text:c="4"/>1. <text:s text:c="3"/>1. <text:s/>- 1. <text:s/></text:p>
      <text:p text:style-name="Text_20_body">E: 0 </text:p>
      <text:p text:style-name="Text_20_body">KROK NW : 2 </text:p>
      <text:p text:style-name="Text_20_body">Potencjał wejściowy U(2) </text:p>
      <text:p text:style-name="Text_20_body"><text:s text:c="4"/>1. <text:s text:c="3"/>1. <text:s/>- 1. <text:s/></text:p>
      <text:p text:style-name="Text_20_body">Potencjał wyjściowy V(2) </text:p>
      <text:p text:style-name="Text_20_body"><text:s text:c="4"/>1. <text:s/>- 1. <text:s/>- 1. <text:s/></text:p>
      <text:p text:style-name="Text_20_body">E: -6 </text:p>
      <text:p text:style-name="Text_20_body">KROK NW : 3 </text:p>
      <text:p text:style-name="Text_20_body">Potencjał wejściowy U(3) </text:p>
      <text:p text:style-name="Text_20_body"><text:s text:c="4"/>1. <text:s/>- 1. <text:s/>- 1. <text:s/></text:p>
      <text:p text:style-name="Text_20_body">Potencjał wyjściowy V(3) </text:p>
      <text:p text:style-name="Text_20_body"><text:s text:c="4"/>1. <text:s/>- 1. <text:s/>- 1. <text:s/></text:p>
      <text:p text:style-name="Text_20_body">E: -6 </text:p>
      <text:p text:style-name="Text_20_body">KROK NW : 1 </text:p>
      <text:p text:style-name="Text_20_body">Potencjał wejściowy U(4) </text:p>
      <text:p text:style-name="Text_20_body"><text:soft-page-break/><text:s text:c="4"/>1. <text:s/>- 1. <text:s/>- 1. <text:s/></text:p>
      <text:p text:style-name="Text_20_body">Potencjał wyjściowy V(4) </text:p>
      <text:p text:style-name="Text_20_body"><text:s text:c="4"/>1. <text:s/>- 1. <text:s/>- 1. <text:s/></text:p>
      <text:p text:style-name="Text_20_body">E: -6 </text:p>
      <text:p text:style-name="Text_20_body">KROK NW : 2 </text:p>
      <text:p text:style-name="Text_20_body">Potencjał wejściowy U(5) </text:p>
      <text:p text:style-name="Text_20_body"><text:s text:c="4"/>1. <text:s/>- 1. <text:s/>- 1. <text:s/></text:p>
      <text:p text:style-name="Text_20_body">Potencjał wyjściowy V(5) </text:p>
      <text:p text:style-name="Text_20_body"><text:s text:c="4"/>1. <text:s/>- 1. <text:s/>- 1. <text:s/></text:p>
      <text:p text:style-name="Text_20_body">E: -6 </text:p>
      <text:p text:style-name="Text_20_body">KROK NW : 3 </text:p>
      <text:p text:style-name="Text_20_body">Potencjał wejściowy U(6) </text:p>
      <text:p text:style-name="Text_20_body"><text:s text:c="4"/>1. <text:s/>- 1. <text:s/>- 1. <text:s/></text:p>
      <text:p text:style-name="Text_20_body">Potencjał wyjściowy V(6) </text:p>
      <text:p text:style-name="Text_20_body"><text:s text:c="4"/>1. <text:s/>- 1. <text:s/>- 1. <text:s/></text:p>
      <text:p text:style-name="Text_20_body">E: -6 </text:p>
      <text:p text:style-name="Text_20_body">KROK NW : 1 </text:p>
      <text:p text:style-name="Text_20_body">Potencjał wejściowy U(7) </text:p>
      <text:p text:style-name="Text_20_body"><text:s text:c="4"/>1. <text:s/>- 1. <text:s/>- 1. <text:s/></text:p>
      <text:p text:style-name="Text_20_body">Potencjał wyjściowy V(7) </text:p>
      <text:p text:style-name="Text_20_body"><text:s text:c="4"/>1. <text:s/>- 1. <text:s/>- 1. <text:s/></text:p>
      <text:p text:style-name="Text_20_body">E: -6 </text:p>
      <text:p text:style-name="Text_20_body">KROK NW : 2 </text:p>
      <text:p text:style-name="Text_20_body">Potencjał wejściowy U(8) </text:p>
      <text:p text:style-name="Text_20_body"><text:s text:c="4"/>1. <text:s/>- 1. <text:s/>- 1. <text:s/></text:p>
      <text:p text:style-name="Text_20_body">Potencjał wyjściowy V(8) </text:p>
      <text:p text:style-name="Text_20_body"><text:s text:c="4"/>1. <text:s/>- 1. <text:s/>- 1. <text:s/></text:p>
      <text:p text:style-name="Text_20_body">E: -6 </text:p>
      <text:p text:style-name="Text_20_body">KROK NW : 3 </text:p>
      <text:p text:style-name="Text_20_body">Potencjał wejściowy U(9) </text:p>
      <text:p text:style-name="Text_20_body"><text:s text:c="4"/>1. <text:s/>- 1. <text:s/>- 1. <text:s/></text:p>
      <text:p text:style-name="Text_20_body">Potencjał wyjściowy V(9) </text:p>
      <text:p text:style-name="Text_20_body"><text:s text:c="4"/>1. <text:s/>- 1. <text:s/>- 1. <text:s/></text:p>
      <text:p text:style-name="Text_20_body">E: -6 </text:p>
      <text:p text:style-name="Text_20_body">Zbieżny do: <text:s/></text:p>
      <text:p text:style-name="Text_20_body"><text:soft-page-break/><text:s text:c="4"/>1. <text:s/>- 1. <text:s/>- 1. <text:s/></text:p>
      <text:p text:style-name="Text_20_body">BADANIE WEKTORA NR 8 </text:p>
      <text:p text:style-name="Text_20_body"><text:s text:c="4"/>1. <text:s text:c="3"/>1. <text:s text:c="3"/>1. <text:s/></text:p>
      <text:p text:style-name="Text_20_body">Potencjał wejściowy U(1) </text:p>
      <text:p text:style-name="Text_20_body"><text:s text:c="4"/>1. <text:s text:c="3"/>1. <text:s text:c="3"/>1. <text:s/></text:p>
      <text:p text:style-name="Text_20_body">Potencjał wyjściowy V(1) </text:p>
      <text:p text:style-name="Text_20_body"><text:s text:c="2"/>- 1. <text:s text:c="3"/>1. <text:s text:c="3"/>1. <text:s/></text:p>
      <text:p text:style-name="Text_20_body">E: -6 </text:p>
      <text:p text:style-name="Text_20_body">KROK NW : 2 </text:p>
      <text:p text:style-name="Text_20_body">Potencjał wejściowy U(2) </text:p>
      <text:p text:style-name="Text_20_body"><text:s text:c="2"/>- 1. <text:s text:c="3"/>1. <text:s text:c="3"/>1. <text:s/></text:p>
      <text:p text:style-name="Text_20_body">Potencjał wyjściowy V(2) </text:p>
      <text:p text:style-name="Text_20_body"><text:s text:c="2"/>- 1. <text:s text:c="3"/>1. <text:s text:c="3"/>1. <text:s/></text:p>
      <text:p text:style-name="Text_20_body">E: -6 </text:p>
      <text:p text:style-name="Text_20_body">KROK NW : 3 </text:p>
      <text:p text:style-name="Text_20_body">Potencjał wejściowy U(3) </text:p>
      <text:p text:style-name="Text_20_body"><text:s text:c="2"/>- 1. <text:s text:c="3"/>1. <text:s text:c="3"/>1. <text:s/></text:p>
      <text:p text:style-name="Text_20_body">Potencjał wyjściowy V(3) </text:p>
      <text:p text:style-name="Text_20_body"><text:s text:c="2"/>- 1. <text:s text:c="3"/>1. <text:s text:c="3"/>1. <text:s/></text:p>
      <text:p text:style-name="Text_20_body">E: -6 </text:p>
      <text:p text:style-name="Text_20_body">KROK NW : 1 </text:p>
      <text:p text:style-name="Text_20_body">Potencjał wejściowy U(4) </text:p>
      <text:p text:style-name="Text_20_body"><text:s text:c="2"/>- 1. <text:s text:c="3"/>1. <text:s text:c="3"/>1. <text:s/></text:p>
      <text:p text:style-name="Text_20_body">Potencjał wyjściowy V(4) </text:p>
      <text:p text:style-name="Text_20_body"><text:s text:c="2"/>- 1. <text:s text:c="3"/>1. <text:s text:c="3"/>1. <text:s/></text:p>
      <text:p text:style-name="Text_20_body">E: -6 </text:p>
      <text:p text:style-name="Text_20_body">KROK NW : 2 </text:p>
      <text:p text:style-name="Text_20_body">Potencjał wejściowy U(5) </text:p>
      <text:p text:style-name="Text_20_body"><text:s text:c="2"/>- 1. <text:s text:c="3"/>1. <text:s text:c="3"/>1. <text:s/></text:p>
      <text:p text:style-name="Text_20_body">Potencjał wyjściowy V(5) </text:p>
      <text:p text:style-name="Text_20_body"><text:s text:c="2"/>- 1. <text:s text:c="3"/>1. <text:s text:c="3"/>1. <text:s/></text:p>
      <text:p text:style-name="Text_20_body">E: -6 </text:p>
      <text:p text:style-name="Text_20_body">KROK NW : 3 </text:p>
      <text:p text:style-name="Text_20_body">Potencjał wejściowy U(6) </text:p>
      <text:p text:style-name="Text_20_body"><text:s text:c="2"/>- 1. <text:s text:c="3"/>1. <text:s text:c="3"/>1. <text:s/></text:p>
      <text:p text:style-name="Text_20_body"><text:soft-page-break/>Potencjał wyjściowy V(6) </text:p>
      <text:p text:style-name="Text_20_body"><text:s text:c="2"/>- 1. <text:s text:c="3"/>1. <text:s text:c="3"/>1. <text:s/></text:p>
      <text:p text:style-name="Text_20_body">E: -6 </text:p>
      <text:p text:style-name="Text_20_body">Zbieżny do: <text:s/></text:p>
      <text:p text:style-name="Text_20_body"><text:s text:c="2"/>- 1. <text:s text:c="3"/>1. <text:s text:c="3"/>1.</text:p>
      <text:p text:style-name="Text_20_body"/>
      <text:p text:style-name="Text_20_body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h text:style-name="Heading_20_1" text:outline-level="1"><text:soft-page-break/>3.Zastosowanie sieci Hopfielda do rozpoznawania znaków. </text:h>
      <text:h text:style-name="Heading_20_2" text:outline-level="2">1. Synchroniczny</text:h>
      <text:h text:style-name="Heading_20_3" text:outline-level="3">1.1 Reguła Hebba</text:h>
      <text:p text:style-name="P2"/>
      <text:p text:style-name="P2">W = [0 1 0 1 1 0 0 1 0];</text:p>
      <text:p text:style-name="P2"/>
      <text:p text:style-name="P2">Wszystkie wektory zbieżne: </text:p>
      <text:p text:style-name="P2"><text:s text:c="4"/>0. <text:s text:c="3"/>0. <text:s text:c="3"/>0. <text:s text:c="3"/>0. <text:s text:c="3"/>0. <text:s text:c="3"/>0. <text:s text:c="3"/>0. <text:s text:c="3"/>0. <text:s text:c="3"/>0. <text:s/></text:p>
      <text:p text:style-name="P2"><text:s text:c="4"/>0. <text:s text:c="3"/>1. <text:s text:c="3"/>0. <text:s text:c="3"/>1. <text:s text:c="3"/>1. <text:s text:c="3"/>0. <text:s text:c="3"/>0. <text:s text:c="3"/>1. <text:s text:c="3"/>0. <text:s/></text:p>
      <text:p text:style-name="P2">Macierz V : </text:p>
      <text:p text:style-name="P2"><text:s/></text:p>
      <text:p text:style-name="P2"><text:s text:c="4"/>0. <text:s text:c="3"/>1. <text:s text:c="3"/>0. <text:s text:c="3"/>1. <text:s text:c="3"/>1. <text:s text:c="3"/>0. <text:s text:c="3"/>0. <text:s text:c="3"/>1. <text:s text:c="3"/>0. <text:s/></text:p>
      <text:p text:style-name="P2"/>
      <text:p text:style-name="P2">Wypisania Macierzy Z </text:p>
      <text:p text:style-name="P2"><text:s/></text:p>
      <text:p text:style-name="P2"><text:s text:c="4"/>0. <text:s text:c="3"/>1. <text:s text:c="3"/>0. <text:s text:c="3"/>1. <text:s text:c="3"/>1. <text:s text:c="3"/>0. <text:s text:c="3"/>0. <text:s text:c="3"/>1. <text:s text:c="3"/>0. <text:s/></text:p>
      <text:p text:style-name="P2"/>
      <text:p text:style-name="P2">*#*</text:p>
      <text:p text:style-name="P2">##*</text:p>
      <text:p text:style-name="P2">*#*</text:p>
      <text:p text:style-name="Text_20_body"/>
      <text:p text:style-name="Text_20_body">Wagi:</text:p>
      <text:p text:style-name="Text_20_body"/>
      <text:p text:style-name="P2"><text:s text:c="4"/>0. <text:s text:c="3"/>0. <text:s text:c="17"/>0. <text:s text:c="3"/>0. <text:s text:c="16"/>0. <text:s text:c="16"/>0. <text:s text:c="3"/>0. <text:s text:c="3"/>0. <text:s text:c="16"/>0. <text:s/></text:p>
      <text:p text:style-name="P2"><text:s text:c="4"/>0. <text:s text:c="3"/>0. <text:s text:c="17"/>0. <text:s text:c="3"/>0.1111111 <text:s text:c="3"/>0.1111111 <text:s text:c="3"/>0. <text:s text:c="3"/>0. <text:s text:c="3"/>0.1111111 <text:s text:c="3"/>0. <text:s/></text:p>
      <text:p text:style-name="P2"><text:s text:c="4"/>0. <text:s text:c="3"/>0. <text:s text:c="17"/>0. <text:s text:c="3"/>0. <text:s text:c="16"/>0. <text:s text:c="16"/>0. <text:s text:c="3"/>0. <text:s text:c="3"/>0. <text:s text:c="16"/>0. <text:s/></text:p>
      <text:p text:style-name="P2"><text:s text:c="4"/>0. <text:s text:c="3"/>0.1111111 <text:s text:c="4"/>0. <text:s text:c="3"/>0. <text:s text:c="16"/>0.1111111 <text:s text:c="3"/>0. <text:s text:c="3"/>0. <text:s text:c="3"/>0.1111111 <text:s text:c="3"/>0. <text:s/></text:p>
      <text:p text:style-name="P2"><text:s text:c="4"/>0. <text:s text:c="3"/>0.1111111 <text:s text:c="4"/>0. <text:s text:c="3"/>0.1111111 <text:s text:c="3"/>0. <text:s text:c="16"/>0. <text:s text:c="3"/>0. <text:s text:c="3"/>0.1111111 <text:s text:c="3"/>0. <text:s/></text:p>
      <text:p text:style-name="P2"><text:s text:c="4"/>0. <text:s text:c="3"/>0. <text:s text:c="17"/>0. <text:s text:c="3"/>0. <text:s text:c="16"/>0. <text:s text:c="16"/>0. <text:s text:c="3"/>0. <text:s text:c="3"/>0. <text:s text:c="16"/>0. <text:s/></text:p>
      <text:p text:style-name="P2"><text:s text:c="4"/>0. <text:s text:c="3"/>0. <text:s text:c="17"/>0. <text:s text:c="3"/>0. <text:s text:c="16"/>0. <text:s text:c="16"/>0. <text:s text:c="3"/>0. <text:s text:c="3"/>0. <text:s text:c="16"/>0. <text:s/></text:p>
      <text:p text:style-name="P2"><text:s text:c="4"/>0. <text:s text:c="3"/>0.1111111 <text:s text:c="4"/>0. <text:s text:c="3"/>0.1111111 <text:s text:c="3"/>0.1111111 <text:s text:c="3"/>0. <text:s text:c="3"/>0. <text:s text:c="3"/>0. <text:s text:c="16"/>0. <text:s/></text:p>
      <text:p text:style-name="P2"><text:s text:c="4"/>0. <text:s text:c="3"/>0. <text:s text:c="17"/>0. <text:s text:c="3"/>0. <text:s text:c="16"/>0. <text:s text:c="16"/>0. <text:s text:c="3"/>0. <text:s text:c="3"/>0. <text:s text:c="16"/>0.</text:p>
      <text:p text:style-name="P2"/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1.2 Pseudoinwersja</text:h>
      <text:p text:style-name="Text_20_body">C1 = <text:tab/>[1 0 0 1 0 0;</text:p>
      <text:p text:style-name="Text_20_body"><text:s text:c="8"/><text:tab/>0 0 1 1 0 0;</text:p>
      <text:p text:style-name="Text_20_body"><text:s text:c="8"/><text:tab/>0 1 0 1 0 0;</text:p>
      <text:p text:style-name="Text_20_body"><text:s text:c="8"/><text:tab/>0 0 0 1 0 0;</text:p>
      <text:p text:style-name="Text_20_body"><text:s text:c="8"/><text:tab/>0 0 0 1 0 1;</text:p>
      <text:p text:style-name="Text_20_body"><text:s text:c="8"/><text:tab/>0 0 0 1 1 0];</text:p>
      <text:p text:style-name="Text_20_body"><text:s text:c="8"/></text:p>
      <text:p text:style-name="Text_20_body">C2 <text:s/>= <text:tab/>[0 0 0 1 0 0;</text:p>
      <text:p text:style-name="Text_20_body"><text:s text:c="8"/><text:tab/>0 0 1 1 0 0;</text:p>
      <text:p text:style-name="Text_20_body"><text:s text:c="8"/><text:tab/>0 1 0 1 0 0;</text:p>
      <text:p text:style-name="Text_20_body"><text:s text:c="8"/><text:tab/>1 0 0 1 0 0;</text:p>
      <text:p text:style-name="Text_20_body"><text:s text:c="8"/><text:tab/>0 0 0 1 0 0;</text:p>
      <text:p text:style-name="Text_20_body"><text:s text:c="8"/><text:tab/>0 0 0 1 0 0];</text:p>
      <text:p text:style-name="Text_20_body"/>
      <text:p text:style-name="Text_20_body">Wszystkie wektory zbieżne: </text:p>
      <text:p text:style-name="Text_20_body"><text:s/></text:p>
      <text:p text:style-name="Text_20_body"><text:s text:c="4"/>0. <text:s text:c="3"/>0. <text:s text:c="3"/>0. <text:s text:c="3"/>0. <text:s text:c="3"/>0. <text:s text:c="3"/>0. <text:s/></text:p>
      <text:p text:style-name="Text_20_body"><text:s text:c="4"/>0. <text:s text:c="3"/>0. <text:s text:c="3"/>0. <text:s text:c="3"/>0. <text:s text:c="3"/>0. <text:s text:c="3"/>1. <text:s/></text:p>
      <text:p text:style-name="Text_20_body"><text:s text:c="4"/>0. <text:s text:c="3"/>0. <text:s text:c="3"/>0. <text:s text:c="3"/>0. <text:s text:c="3"/>1. <text:s text:c="3"/>0. <text:s/></text:p>
      <text:p text:style-name="Text_20_body"><text:s text:c="4"/>0. <text:s text:c="3"/>0. <text:s text:c="3"/>0. <text:s text:c="3"/>0. <text:s text:c="3"/>1. <text:s text:c="3"/>1. <text:s/></text:p>
      <text:p text:style-name="Text_20_body"><text:s text:c="4"/>0. <text:s text:c="3"/>0. <text:s text:c="3"/>0. <text:s text:c="3"/>1. <text:s text:c="3"/>0. <text:s text:c="3"/>0. <text:s/></text:p>
      <text:p text:style-name="Text_20_body"><text:s text:c="4"/>0. <text:s text:c="3"/>0. <text:s text:c="3"/>0. <text:s text:c="3"/>1. <text:s text:c="3"/>0. <text:s text:c="3"/>1. <text:s/></text:p>
      <text:p text:style-name="Text_20_body"><text:s text:c="4"/>0. <text:s text:c="3"/>0. <text:s text:c="3"/>0. <text:s text:c="3"/>1. <text:s text:c="3"/>1. <text:s text:c="3"/>0. <text:s/></text:p>
      <text:p text:style-name="Text_20_body"><text:s text:c="4"/>0. <text:s text:c="3"/>0. <text:s text:c="3"/>0. <text:s text:c="3"/>1. <text:s text:c="3"/>1. <text:s text:c="3"/>1. <text:s/></text:p>
      <text:p text:style-name="Text_20_body"><text:s text:c="4"/>0. <text:s text:c="3"/>0. <text:s text:c="3"/>1. <text:s text:c="3"/>0. <text:s text:c="3"/>0. <text:s text:c="3"/>0. <text:s/></text:p>
      <text:p text:style-name="Text_20_body"><text:s text:c="4"/>0. <text:s text:c="3"/>0. <text:s text:c="3"/>1. <text:s text:c="3"/>0. <text:s text:c="3"/>0. <text:s text:c="3"/>1. <text:s/></text:p>
      <text:p text:style-name="Text_20_body"><text:s text:c="4"/>0. <text:s text:c="3"/>0. <text:s text:c="3"/>1. <text:s text:c="3"/>0. <text:s text:c="3"/>1. <text:s text:c="3"/>0. <text:s/></text:p>
      <text:p text:style-name="Text_20_body"><text:s text:c="4"/>0. <text:s text:c="3"/>0. <text:s text:c="3"/>1. <text:s text:c="3"/>0. <text:s text:c="3"/>1. <text:s text:c="3"/>1. <text:s/></text:p>
      <text:p text:style-name="Text_20_body"><text:s text:c="4"/>0. <text:s text:c="3"/>0. <text:s text:c="3"/>1. <text:s text:c="3"/>1. <text:s text:c="3"/>0. <text:s text:c="3"/>0. <text:s/></text:p>
      <text:p text:style-name="Text_20_body"><text:s text:c="4"/>0. <text:s text:c="3"/>0. <text:s text:c="3"/>1. <text:s text:c="3"/>1. <text:s text:c="3"/>0. <text:s text:c="3"/>1. <text:s/></text:p>
      <text:p text:style-name="Text_20_body"><text:s text:c="4"/>0. <text:s text:c="3"/>0. <text:s text:c="3"/>1. <text:s text:c="3"/>1. <text:s text:c="3"/>1. <text:s text:c="3"/>0. <text:s/></text:p>
      <text:p text:style-name="Text_20_body"><text:s text:c="4"/>0. <text:s text:c="3"/>0. <text:s text:c="3"/>1. <text:s text:c="3"/>1. <text:s text:c="3"/>1. <text:s text:c="3"/>1. <text:s/></text:p>
      <text:p text:style-name="Text_20_body"><text:s text:c="4"/>0. <text:s text:c="3"/>1. <text:s text:c="3"/>0. <text:s text:c="3"/>0. <text:s text:c="3"/>0. <text:s text:c="3"/>0. <text:s/></text:p>
      <text:p text:style-name="Text_20_body"><text:s text:c="4"/>0. <text:s text:c="3"/>1. <text:s text:c="3"/>0. <text:s text:c="3"/>0. <text:s text:c="3"/>0. <text:s text:c="3"/>1. <text:s/></text:p>
      <text:p text:style-name="Text_20_body"><text:soft-page-break/><text:s text:c="4"/>0. <text:s text:c="3"/>1. <text:s text:c="3"/>0. <text:s text:c="3"/>0. <text:s text:c="3"/>1. <text:s text:c="3"/>0. <text:s/></text:p>
      <text:p text:style-name="Text_20_body"><text:s text:c="4"/>0. <text:s text:c="3"/>1. <text:s text:c="3"/>0. <text:s text:c="3"/>0. <text:s text:c="3"/>1. <text:s text:c="3"/>1. <text:s/></text:p>
      <text:p text:style-name="Text_20_body"><text:s text:c="4"/>0. <text:s text:c="3"/>1. <text:s text:c="3"/>0. <text:s text:c="3"/>1. <text:s text:c="3"/>0. <text:s text:c="3"/>0. <text:s/></text:p>
      <text:p text:style-name="Text_20_body"><text:s text:c="4"/>0. <text:s text:c="3"/>1. <text:s text:c="3"/>0. <text:s text:c="3"/>1. <text:s text:c="3"/>0. <text:s text:c="3"/>1. <text:s/></text:p>
      <text:p text:style-name="Text_20_body"><text:s text:c="4"/>0. <text:s text:c="3"/>1. <text:s text:c="3"/>0. <text:s text:c="3"/>1. <text:s text:c="3"/>1. <text:s text:c="3"/>0. <text:s/></text:p>
      <text:p text:style-name="Text_20_body"><text:s text:c="4"/>0. <text:s text:c="3"/>1. <text:s text:c="3"/>0. <text:s text:c="3"/>1. <text:s text:c="3"/>1. <text:s text:c="3"/>1. <text:s/></text:p>
      <text:p text:style-name="Text_20_body"><text:s text:c="4"/>0. <text:s text:c="3"/>1. <text:s text:c="3"/>1. <text:s text:c="3"/>0. <text:s text:c="3"/>0. <text:s text:c="3"/>0. <text:s/></text:p>
      <text:p text:style-name="Text_20_body"><text:s text:c="4"/>0. <text:s text:c="3"/>1. <text:s text:c="3"/>1. <text:s text:c="3"/>0. <text:s text:c="3"/>0. <text:s text:c="3"/>1. <text:s/></text:p>
      <text:p text:style-name="Text_20_body"><text:s text:c="4"/>0. <text:s text:c="3"/>1. <text:s text:c="3"/>1. <text:s text:c="3"/>0. <text:s text:c="3"/>1. <text:s text:c="3"/>0. <text:s/></text:p>
      <text:p text:style-name="Text_20_body"><text:s text:c="4"/>0. <text:s text:c="3"/>1. <text:s text:c="3"/>1. <text:s text:c="3"/>0. <text:s text:c="3"/>1. <text:s text:c="3"/>1. <text:s/></text:p>
      <text:p text:style-name="Text_20_body"><text:s text:c="4"/>0. <text:s text:c="3"/>1. <text:s text:c="3"/>1. <text:s text:c="3"/>1. <text:s text:c="3"/>0. <text:s text:c="3"/>0. <text:s/></text:p>
      <text:p text:style-name="Text_20_body"><text:s text:c="4"/>0. <text:s text:c="3"/>1. <text:s text:c="3"/>1. <text:s text:c="3"/>1. <text:s text:c="3"/>0. <text:s text:c="3"/>1. <text:s/></text:p>
      <text:p text:style-name="Text_20_body"><text:s text:c="4"/>0. <text:s text:c="3"/>1. <text:s text:c="3"/>1. <text:s text:c="3"/>1. <text:s text:c="3"/>1. <text:s text:c="3"/>0. <text:s/></text:p>
      <text:p text:style-name="Text_20_body"><text:s text:c="4"/>0. <text:s text:c="3"/>1. <text:s text:c="3"/>1. <text:s text:c="3"/>1. <text:s text:c="3"/>1. <text:s text:c="3"/>1. <text:s/></text:p>
      <text:p text:style-name="Text_20_body"><text:s text:c="4"/>1. <text:s text:c="3"/>0. <text:s text:c="3"/>0. <text:s text:c="3"/>0. <text:s text:c="3"/>0. <text:s text:c="3"/>0. <text:s/></text:p>
      <text:p text:style-name="Text_20_body"><text:s text:c="4"/>1. <text:s text:c="3"/>0. <text:s text:c="3"/>0. <text:s text:c="3"/>0. <text:s text:c="3"/>0. <text:s text:c="3"/>1. <text:s/></text:p>
      <text:p text:style-name="Text_20_body"><text:s text:c="4"/>1. <text:s text:c="3"/>0. <text:s text:c="3"/>0. <text:s text:c="3"/>0. <text:s text:c="3"/>1. <text:s text:c="3"/>0. <text:s/></text:p>
      <text:p text:style-name="Text_20_body"><text:s text:c="4"/>1. <text:s text:c="3"/>0. <text:s text:c="3"/>0. <text:s text:c="3"/>0. <text:s text:c="3"/>1. <text:s text:c="3"/>1. <text:s/></text:p>
      <text:p text:style-name="Text_20_body"><text:s text:c="4"/>1. <text:s text:c="3"/>0. <text:s text:c="3"/>0. <text:s text:c="3"/>1. <text:s text:c="3"/>0. <text:s text:c="3"/>0. <text:s/></text:p>
      <text:p text:style-name="Text_20_body"><text:s text:c="4"/>1. <text:s text:c="3"/>0. <text:s text:c="3"/>0. <text:s text:c="3"/>1. <text:s text:c="3"/>0. <text:s text:c="3"/>1. <text:s/></text:p>
      <text:p text:style-name="Text_20_body"><text:s text:c="4"/>1. <text:s text:c="3"/>0. <text:s text:c="3"/>0. <text:s text:c="3"/>1. <text:s text:c="3"/>1. <text:s text:c="3"/>0. <text:s/></text:p>
      <text:p text:style-name="Text_20_body"><text:s text:c="4"/>1. <text:s text:c="3"/>0. <text:s text:c="3"/>0. <text:s text:c="3"/>1. <text:s text:c="3"/>1. <text:s text:c="3"/>1. <text:s/></text:p>
      <text:p text:style-name="Text_20_body"><text:s text:c="4"/>1. <text:s text:c="3"/>0. <text:s text:c="3"/>1. <text:s text:c="3"/>0. <text:s text:c="3"/>0. <text:s text:c="3"/>0. <text:s/></text:p>
      <text:p text:style-name="Text_20_body"><text:s text:c="4"/>1. <text:s text:c="3"/>0. <text:s text:c="3"/>1. <text:s text:c="3"/>0. <text:s text:c="3"/>0. <text:s text:c="3"/>1. <text:s/></text:p>
      <text:p text:style-name="Text_20_body"><text:s text:c="4"/>1. <text:s text:c="3"/>0. <text:s text:c="3"/>1. <text:s text:c="3"/>0. <text:s text:c="3"/>1. <text:s text:c="3"/>0. <text:s/></text:p>
      <text:p text:style-name="Text_20_body"><text:s text:c="4"/>1. <text:s text:c="3"/>0. <text:s text:c="3"/>1. <text:s text:c="3"/>0. <text:s text:c="3"/>1. <text:s text:c="3"/>1. <text:s/></text:p>
      <text:p text:style-name="Text_20_body"><text:s text:c="4"/>1. <text:s text:c="3"/>0. <text:s text:c="3"/>1. <text:s text:c="3"/>1. <text:s text:c="3"/>0. <text:s text:c="3"/>0. <text:s/></text:p>
      <text:p text:style-name="Text_20_body"><text:s text:c="4"/>1. <text:s text:c="3"/>0. <text:s text:c="3"/>1. <text:s text:c="3"/>1. <text:s text:c="3"/>0. <text:s text:c="3"/>1. <text:s/></text:p>
      <text:p text:style-name="Text_20_body"><text:s text:c="4"/>1. <text:s text:c="3"/>0. <text:s text:c="3"/>1. <text:s text:c="3"/>1. <text:s text:c="3"/>1. <text:s text:c="3"/>0. <text:s/></text:p>
      <text:p text:style-name="Text_20_body"><text:s text:c="4"/>1. <text:s text:c="3"/>0. <text:s text:c="3"/>1. <text:s text:c="3"/>1. <text:s text:c="3"/>1. <text:s text:c="3"/>1. <text:s/></text:p>
      <text:p text:style-name="Text_20_body"><text:s text:c="4"/>1. <text:s text:c="3"/>1. <text:s text:c="3"/>0. <text:s text:c="3"/>0. <text:s text:c="3"/>0. <text:s text:c="3"/>0. <text:s/></text:p>
      <text:p text:style-name="Text_20_body"><text:s text:c="4"/>1. <text:s text:c="3"/>1. <text:s text:c="3"/>0. <text:s text:c="3"/>0. <text:s text:c="3"/>0. <text:s text:c="3"/>1. <text:s/></text:p>
      <text:p text:style-name="Text_20_body"><text:s text:c="4"/>1. <text:s text:c="3"/>1. <text:s text:c="3"/>0. <text:s text:c="3"/>0. <text:s text:c="3"/>1. <text:s text:c="3"/>0. <text:s/></text:p>
      <text:p text:style-name="Text_20_body"><text:s text:c="4"/>1. <text:s text:c="3"/>1. <text:s text:c="3"/>0. <text:s text:c="3"/>0. <text:s text:c="3"/>1. <text:s text:c="3"/>1. <text:s/></text:p>
      <text:p text:style-name="Text_20_body"><text:s text:c="4"/>1. <text:s text:c="3"/>1. <text:s text:c="3"/>0. <text:s text:c="3"/>1. <text:s text:c="3"/>0. <text:s text:c="3"/>0. <text:s/></text:p>
      <text:p text:style-name="Text_20_body"><text:soft-page-break/><text:s text:c="4"/>1. <text:s text:c="3"/>1. <text:s text:c="3"/>0. <text:s text:c="3"/>1. <text:s text:c="3"/>0. <text:s text:c="3"/>1. <text:s/></text:p>
      <text:p text:style-name="Text_20_body"><text:s text:c="4"/>1. <text:s text:c="3"/>1. <text:s text:c="3"/>0. <text:s text:c="3"/>1. <text:s text:c="3"/>1. <text:s text:c="3"/>0. <text:s/></text:p>
      <text:p text:style-name="Text_20_body"><text:s text:c="4"/>1. <text:s text:c="3"/>1. <text:s text:c="3"/>0. <text:s text:c="3"/>1. <text:s text:c="3"/>1. <text:s text:c="3"/>1. <text:s/></text:p>
      <text:p text:style-name="Text_20_body"><text:s text:c="4"/>1. <text:s text:c="3"/>1. <text:s text:c="3"/>1. <text:s text:c="3"/>0. <text:s text:c="3"/>0. <text:s text:c="3"/>0. <text:s/></text:p>
      <text:p text:style-name="Text_20_body"><text:s text:c="4"/>1. <text:s text:c="3"/>1. <text:s text:c="3"/>1. <text:s text:c="3"/>0. <text:s text:c="3"/>0. <text:s text:c="3"/>1. <text:s/></text:p>
      <text:p text:style-name="Text_20_body"><text:s text:c="4"/>1. <text:s text:c="3"/>1. <text:s text:c="3"/>1. <text:s text:c="3"/>0. <text:s text:c="3"/>1. <text:s text:c="3"/>0. <text:s/></text:p>
      <text:p text:style-name="Text_20_body"><text:s text:c="4"/>1. <text:s text:c="3"/>1. <text:s text:c="3"/>1. <text:s text:c="3"/>0. <text:s text:c="3"/>1. <text:s text:c="3"/>1. <text:s/></text:p>
      <text:p text:style-name="Text_20_body"><text:s text:c="4"/>1. <text:s text:c="3"/>1. <text:s text:c="3"/>1. <text:s text:c="3"/>1. <text:s text:c="3"/>0. <text:s text:c="3"/>0. <text:s/></text:p>
      <text:p text:style-name="Text_20_body"><text:s text:c="4"/>1. <text:s text:c="3"/>1. <text:s text:c="3"/>1. <text:s text:c="3"/>1. <text:s text:c="3"/>0. <text:s text:c="3"/>1. <text:s/></text:p>
      <text:p text:style-name="Text_20_body"><text:s text:c="4"/>1. <text:s text:c="3"/>1. <text:s text:c="3"/>1. <text:s text:c="3"/>1. <text:s text:c="3"/>1. <text:s text:c="3"/>0. <text:s/></text:p>
      <text:p text:style-name="Text_20_body"><text:s text:c="4"/>1. <text:s text:c="3"/>1. <text:s text:c="3"/>1. <text:s text:c="3"/>1. <text:s text:c="3"/>1. <text:s text:c="3"/>1. <text:s/></text:p>
      <text:p text:style-name="Text_20_body">Macierz V : </text:p>
      <text:p text:style-name="Text_20_body"><text:s/></text:p>
      <text:p text:style-name="Text_20_body"><text:s text:c="4"/>0. <text:s text:c="3"/>0. <text:s text:c="3"/>0. <text:s text:c="3"/>1. <text:s text:c="3"/>0. <text:s text:c="3"/>0. <text:s/></text:p>
      <text:p text:style-name="Text_20_body"><text:s text:c="4"/>0. <text:s text:c="3"/>0. <text:s text:c="3"/>1. <text:s text:c="3"/>1. <text:s text:c="3"/>0. <text:s text:c="3"/>0. <text:s/></text:p>
      <text:p text:style-name="Text_20_body"><text:s text:c="4"/>0. <text:s text:c="3"/>1. <text:s text:c="3"/>0. <text:s text:c="3"/>1. <text:s text:c="3"/>0. <text:s text:c="3"/>0. <text:s/></text:p>
      <text:p text:style-name="Text_20_body"><text:s text:c="4"/>1. <text:s text:c="3"/>0. <text:s text:c="3"/>0. <text:s text:c="3"/>1. <text:s text:c="3"/>0. <text:s text:c="3"/>0. <text:s/></text:p>
      <text:p text:style-name="Text_20_body"><text:s text:c="4"/>0. <text:s text:c="3"/>0. <text:s text:c="3"/>0. <text:s text:c="3"/>1. <text:s text:c="3"/>0. <text:s text:c="3"/>0. <text:s/></text:p>
      <text:p text:style-name="Text_20_body"><text:s text:c="4"/>0. <text:s text:c="3"/>0. <text:s text:c="3"/>0. <text:s text:c="3"/>1. <text:s text:c="3"/>0. <text:s text:c="3"/>0. <text:s/></text:p>
      <text:p text:style-name="Text_20_body"/>
      <text:p text:style-name="Text_20_body">Macierzy Z :</text:p>
      <text:p text:style-name="Text_20_body"><text:s/></text:p>
      <text:p text:style-name="Text_20_body"><text:s text:c="4"/>0. <text:s text:c="3"/>0. <text:s text:c="3"/>0. <text:s text:c="3"/>1. <text:s text:c="3"/>0. <text:s text:c="3"/>0. <text:s/></text:p>
      <text:p text:style-name="Text_20_body"><text:s text:c="4"/>0. <text:s text:c="3"/>0. <text:s text:c="3"/>1. <text:s text:c="3"/>1. <text:s text:c="3"/>0. <text:s text:c="3"/>0. <text:s/></text:p>
      <text:p text:style-name="Text_20_body"><text:s text:c="4"/>0. <text:s text:c="3"/>1. <text:s text:c="3"/>0. <text:s text:c="3"/>1. <text:s text:c="3"/>0. <text:s text:c="3"/>0. <text:s/></text:p>
      <text:p text:style-name="Text_20_body"><text:s text:c="4"/>1. <text:s text:c="3"/>0. <text:s text:c="3"/>0. <text:s text:c="3"/>1. <text:s text:c="3"/>0. <text:s text:c="3"/>0. <text:s/></text:p>
      <text:p text:style-name="Text_20_body"><text:s text:c="4"/>0. <text:s text:c="3"/>0. <text:s text:c="3"/>0. <text:s text:c="3"/>1. <text:s text:c="3"/>0. <text:s text:c="3"/>0. <text:s/></text:p>
      <text:p text:style-name="Text_20_body"><text:s text:c="4"/>0. <text:s text:c="3"/>0. <text:s text:c="3"/>0. <text:s text:c="3"/>1. <text:s text:c="3"/>0. <text:s text:c="3"/>0. <text:s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Wektor początkowy <text:tab/><text:tab/>Wektor końcowy</text:p>
      <text:p text:style-name="Text_20_body"><text:tab/>#**#**<text:tab/><text:tab/><text:tab/>***#**</text:p>
      <text:p text:style-name="Text_20_body"><text:tab/>**##**<text:tab/><text:tab/><text:tab/>**##**</text:p>
      <text:p text:style-name="Text_20_body"><text:tab/>*#*#**<text:tab/>-&gt;<text:tab/><text:tab/>*#*#**</text:p>
      <text:p text:style-name="Text_20_body"><text:tab/>***#**<text:tab/><text:tab/><text:tab/>#**#**</text:p>
      <text:p text:style-name="Text_20_body"><text:tab/>***#*#<text:tab/><text:tab/><text:tab/>***#**</text:p>
      <text:p text:style-name="Text_20_body"><text:tab/>***##*<text:tab/><text:tab/><text:tab/>***#**</text:p>
      <text:p text:style-name="Text_20_body"/>
      <text:h text:style-name="Heading_20_3" text:outline-level="3">1.3 Pseudoinwersja</text:h>
      <text:p text:style-name="Text_20_body"/>
      <text:p text:style-name="Text_20_body">C3 = <text:tab/>[0 0 0 1 0 0;</text:p>
      <text:p text:style-name="Text_20_body"><text:s text:c="8"/><text:tab/> 0 0 1 1 0 0;</text:p>
      <text:p text:style-name="Text_20_body"><text:s text:c="8"/><text:tab/> 0 1 0 1 0 0;</text:p>
      <text:p text:style-name="Text_20_body"><text:s text:c="8"/><text:tab/> 1 1 1 1 0 0;</text:p>
      <text:p text:style-name="Text_20_body"><text:s text:c="8"/><text:tab/> 0 0 0 1 1 0;</text:p>
      <text:p text:style-name="Text_20_body"><text:s text:c="8"/><text:tab/> 1 1 0 1 0 1];</text:p>
      <text:p text:style-name="Text_20_body"><text:s text:c="8"/></text:p>
      <text:p text:style-name="Text_20_body">C4 = <text:s/><text:tab/>[0 0 1 1 0 0;</text:p>
      <text:p text:style-name="Text_20_body"><text:s text:c="8"/><text:tab/> 0 1 0 1 0 0;</text:p>
      <text:p text:style-name="Text_20_body"><text:s text:c="8"/><text:tab/> 1 1 1 1 0 0;</text:p>
      <text:p text:style-name="Text_20_body"><text:s text:c="7"/><text:tab/> 0 0 0 1 0 0;</text:p>
      <text:p text:style-name="Text_20_body"><text:s text:c="7"/><text:tab/> 0 0 0 1 0 0;</text:p>
      <text:p text:style-name="Text_20_body"><text:s text:c="8"/><text:tab/> 0 0 0 1 0 0];</text:p>
      <text:h text:style-name="Heading_20_3" text:outline-level="3">Wszystkie wektory zbieżne: </text:h>
      <text:p text:style-name="Text_20_body"><text:s/></text:p>
      <text:p text:style-name="Text_20_body"><text:s text:c="4"/>0. <text:s text:c="3"/>0. <text:s text:c="3"/>0. <text:s text:c="3"/>0. <text:s text:c="3"/>0. <text:s text:c="3"/>0. <text:s/></text:p>
      <text:p text:style-name="Text_20_body"><text:s text:c="4"/>0. <text:s text:c="3"/>0. <text:s text:c="3"/>0. <text:s text:c="3"/>0. <text:s text:c="3"/>0. <text:s text:c="3"/>1. <text:s/></text:p>
      <text:p text:style-name="Text_20_body"><text:s text:c="4"/>0. <text:s text:c="3"/>0. <text:s text:c="3"/>0. <text:s text:c="3"/>0. <text:s text:c="3"/>1. <text:s text:c="3"/>0. <text:s/></text:p>
      <text:p text:style-name="Text_20_body"><text:s text:c="4"/>0. <text:s text:c="3"/>0. <text:s text:c="3"/>0. <text:s text:c="3"/>0. <text:s text:c="3"/>1. <text:s text:c="3"/>1. <text:s/></text:p>
      <text:p text:style-name="Text_20_body"><text:s text:c="4"/>0. <text:s text:c="3"/>0. <text:s text:c="3"/>0. <text:s text:c="3"/>1. <text:s text:c="3"/>0. <text:s text:c="3"/>0. <text:s/></text:p>
      <text:p text:style-name="Text_20_body"><text:s text:c="4"/>0. <text:s text:c="3"/>0. <text:s text:c="3"/>0. <text:s text:c="3"/>1. <text:s text:c="3"/>0. <text:s text:c="3"/>1. <text:s/></text:p>
      <text:p text:style-name="Text_20_body"><text:s text:c="4"/>0. <text:s text:c="3"/>0. <text:s text:c="3"/>0. <text:s text:c="3"/>1. <text:s text:c="3"/>1. <text:s text:c="3"/>0. <text:s/></text:p>
      <text:p text:style-name="Text_20_body"><text:s text:c="4"/>0. <text:s text:c="3"/>0. <text:s text:c="3"/>0. <text:s text:c="3"/>1. <text:s text:c="3"/>1. <text:s text:c="3"/>1. <text:s/></text:p>
      <text:p text:style-name="Text_20_body"><text:s text:c="4"/>0. <text:s text:c="3"/>0. <text:s text:c="3"/>1. <text:s text:c="3"/>0. <text:s text:c="3"/>0. <text:s text:c="3"/>0. <text:s/></text:p>
      <text:p text:style-name="Text_20_body"><text:soft-page-break/><text:s text:c="4"/>0. <text:s text:c="3"/>0. <text:s text:c="3"/>1. <text:s text:c="3"/>0. <text:s text:c="3"/>0. <text:s text:c="3"/>1. <text:s/></text:p>
      <text:p text:style-name="Text_20_body"><text:s text:c="4"/>0. <text:s text:c="3"/>0. <text:s text:c="3"/>1. <text:s text:c="3"/>0. <text:s text:c="3"/>1. <text:s text:c="3"/>0. <text:s/></text:p>
      <text:p text:style-name="Text_20_body"><text:s text:c="4"/>0. <text:s text:c="3"/>0. <text:s text:c="3"/>1. <text:s text:c="3"/>0. <text:s text:c="3"/>1. <text:s text:c="3"/>1. <text:s/></text:p>
      <text:p text:style-name="Text_20_body"><text:s text:c="4"/>0. <text:s text:c="3"/>0. <text:s text:c="3"/>1. <text:s text:c="3"/>1. <text:s text:c="3"/>0. <text:s text:c="3"/>0. <text:s/></text:p>
      <text:p text:style-name="Text_20_body"><text:s text:c="4"/>0. <text:s text:c="3"/>0. <text:s text:c="3"/>1. <text:s text:c="3"/>1. <text:s text:c="3"/>0. <text:s text:c="3"/>1. <text:s/></text:p>
      <text:p text:style-name="Text_20_body"><text:s text:c="4"/>0. <text:s text:c="3"/>0. <text:s text:c="3"/>1. <text:s text:c="3"/>1. <text:s text:c="3"/>1. <text:s text:c="3"/>0. <text:s/></text:p>
      <text:p text:style-name="Text_20_body"><text:s text:c="4"/>0. <text:s text:c="3"/>0. <text:s text:c="3"/>1. <text:s text:c="3"/>1. <text:s text:c="3"/>1. <text:s text:c="3"/>1. <text:s/></text:p>
      <text:p text:style-name="Text_20_body"><text:s text:c="4"/>0. <text:s text:c="3"/>1. <text:s text:c="3"/>0. <text:s text:c="3"/>0. <text:s text:c="3"/>0. <text:s text:c="3"/>0. <text:s/></text:p>
      <text:p text:style-name="Text_20_body"><text:s text:c="4"/>0. <text:s text:c="3"/>1. <text:s text:c="3"/>0. <text:s text:c="3"/>0. <text:s text:c="3"/>0. <text:s text:c="3"/>1. <text:s/></text:p>
      <text:p text:style-name="Text_20_body"><text:s text:c="4"/>0. <text:s text:c="3"/>1. <text:s text:c="3"/>0. <text:s text:c="3"/>0. <text:s text:c="3"/>1. <text:s text:c="3"/>0. <text:s/></text:p>
      <text:p text:style-name="Text_20_body"><text:s text:c="4"/>0. <text:s text:c="3"/>1. <text:s text:c="3"/>0. <text:s text:c="3"/>0. <text:s text:c="3"/>1. <text:s text:c="3"/>1. <text:s/></text:p>
      <text:p text:style-name="Text_20_body"><text:s text:c="4"/>0. <text:s text:c="3"/>1. <text:s text:c="3"/>0. <text:s text:c="3"/>1. <text:s text:c="3"/>0. <text:s text:c="3"/>0. <text:s/></text:p>
      <text:p text:style-name="Text_20_body"><text:s text:c="4"/>0. <text:s text:c="3"/>1. <text:s text:c="3"/>0. <text:s text:c="3"/>1. <text:s text:c="3"/>0. <text:s text:c="3"/>1. <text:s/></text:p>
      <text:p text:style-name="Text_20_body"><text:s text:c="4"/>0. <text:s text:c="3"/>1. <text:s text:c="3"/>0. <text:s text:c="3"/>1. <text:s text:c="3"/>1. <text:s text:c="3"/>0. <text:s/></text:p>
      <text:p text:style-name="Text_20_body"><text:s text:c="4"/>0. <text:s text:c="3"/>1. <text:s text:c="3"/>0. <text:s text:c="3"/>1. <text:s text:c="3"/>1. <text:s text:c="3"/>1. <text:s/></text:p>
      <text:p text:style-name="Text_20_body"><text:s text:c="4"/>0. <text:s text:c="3"/>1. <text:s text:c="3"/>1. <text:s text:c="3"/>0. <text:s text:c="3"/>0. <text:s text:c="3"/>0. <text:s/></text:p>
      <text:p text:style-name="Text_20_body"><text:s text:c="4"/>0. <text:s text:c="3"/>1. <text:s text:c="3"/>1. <text:s text:c="3"/>0. <text:s text:c="3"/>0. <text:s text:c="3"/>1. <text:s/></text:p>
      <text:p text:style-name="Text_20_body"><text:s text:c="4"/>0. <text:s text:c="3"/>1. <text:s text:c="3"/>1. <text:s text:c="3"/>0. <text:s text:c="3"/>1. <text:s text:c="3"/>0. <text:s/></text:p>
      <text:p text:style-name="Text_20_body"><text:s text:c="4"/>0. <text:s text:c="3"/>1. <text:s text:c="3"/>1. <text:s text:c="3"/>0. <text:s text:c="3"/>1. <text:s text:c="3"/>1. <text:s/></text:p>
      <text:p text:style-name="Text_20_body"><text:s text:c="4"/>0. <text:s text:c="3"/>1. <text:s text:c="3"/>1. <text:s text:c="3"/>1. <text:s text:c="3"/>0. <text:s text:c="3"/>0. <text:s/></text:p>
      <text:p text:style-name="Text_20_body"><text:s text:c="4"/>0. <text:s text:c="3"/>1. <text:s text:c="3"/>1. <text:s text:c="3"/>1. <text:s text:c="3"/>0. <text:s text:c="3"/>1. <text:s/></text:p>
      <text:p text:style-name="Text_20_body"><text:s text:c="4"/>0. <text:s text:c="3"/>1. <text:s text:c="3"/>1. <text:s text:c="3"/>1. <text:s text:c="3"/>1. <text:s text:c="3"/>0. <text:s/></text:p>
      <text:p text:style-name="Text_20_body"><text:s text:c="4"/>0. <text:s text:c="3"/>1. <text:s text:c="3"/>1. <text:s text:c="3"/>1. <text:s text:c="3"/>1. <text:s text:c="3"/>1. <text:s/></text:p>
      <text:p text:style-name="Text_20_body"><text:s text:c="4"/>1. <text:s text:c="3"/>0. <text:s text:c="3"/>0. <text:s text:c="3"/>0. <text:s text:c="3"/>0. <text:s text:c="3"/>0. <text:s/></text:p>
      <text:p text:style-name="Text_20_body"><text:s text:c="4"/>1. <text:s text:c="3"/>0. <text:s text:c="3"/>0. <text:s text:c="3"/>0. <text:s text:c="3"/>0. <text:s text:c="3"/>1. <text:s/></text:p>
      <text:p text:style-name="Text_20_body"><text:s text:c="4"/>1. <text:s text:c="3"/>0. <text:s text:c="3"/>0. <text:s text:c="3"/>0. <text:s text:c="3"/>1. <text:s text:c="3"/>0. <text:s/></text:p>
      <text:p text:style-name="Text_20_body"><text:s text:c="4"/>1. <text:s text:c="3"/>0. <text:s text:c="3"/>0. <text:s text:c="3"/>0. <text:s text:c="3"/>1. <text:s text:c="3"/>1. <text:s/></text:p>
      <text:p text:style-name="Text_20_body"><text:s text:c="4"/>1. <text:s text:c="3"/>0. <text:s text:c="3"/>0. <text:s text:c="3"/>1. <text:s text:c="3"/>0. <text:s text:c="3"/>0. <text:s/></text:p>
      <text:p text:style-name="Text_20_body"><text:s text:c="4"/>1. <text:s text:c="3"/>0. <text:s text:c="3"/>0. <text:s text:c="3"/>1. <text:s text:c="3"/>0. <text:s text:c="3"/>1. <text:s/></text:p>
      <text:p text:style-name="Text_20_body"><text:s text:c="4"/>1. <text:s text:c="3"/>0. <text:s text:c="3"/>0. <text:s text:c="3"/>1. <text:s text:c="3"/>1. <text:s text:c="3"/>0. <text:s/></text:p>
      <text:p text:style-name="Text_20_body"><text:s text:c="4"/>1. <text:s text:c="3"/>0. <text:s text:c="3"/>0. <text:s text:c="3"/>1. <text:s text:c="3"/>1. <text:s text:c="3"/>1. <text:s/></text:p>
      <text:p text:style-name="Text_20_body"><text:s text:c="4"/>1. <text:s text:c="3"/>0. <text:s text:c="3"/>1. <text:s text:c="3"/>0. <text:s text:c="3"/>0. <text:s text:c="3"/>0. <text:s/></text:p>
      <text:p text:style-name="Text_20_body"><text:s text:c="4"/>1. <text:s text:c="3"/>0. <text:s text:c="3"/>1. <text:s text:c="3"/>0. <text:s text:c="3"/>0. <text:s text:c="3"/>1. <text:s/></text:p>
      <text:p text:style-name="Text_20_body"><text:s text:c="4"/>1. <text:s text:c="3"/>0. <text:s text:c="3"/>1. <text:s text:c="3"/>0. <text:s text:c="3"/>1. <text:s text:c="3"/>0. <text:s/></text:p>
      <text:p text:style-name="Text_20_body"><text:s text:c="4"/>1. <text:s text:c="3"/>0. <text:s text:c="3"/>1. <text:s text:c="3"/>0. <text:s text:c="3"/>1. <text:s text:c="3"/>1. <text:s/></text:p>
      <text:p text:style-name="Text_20_body"><text:soft-page-break/><text:s text:c="4"/>1. <text:s text:c="3"/>0. <text:s text:c="3"/>1. <text:s text:c="3"/>1. <text:s text:c="3"/>0. <text:s text:c="3"/>0. <text:s/></text:p>
      <text:p text:style-name="Text_20_body"><text:s text:c="4"/>1. <text:s text:c="3"/>0. <text:s text:c="3"/>1. <text:s text:c="3"/>1. <text:s text:c="3"/>0. <text:s text:c="3"/>1. <text:s/></text:p>
      <text:p text:style-name="Text_20_body"><text:s text:c="4"/>1. <text:s text:c="3"/>0. <text:s text:c="3"/>1. <text:s text:c="3"/>1. <text:s text:c="3"/>1. <text:s text:c="3"/>0. <text:s/></text:p>
      <text:p text:style-name="Text_20_body"><text:s text:c="4"/>1. <text:s text:c="3"/>0. <text:s text:c="3"/>1. <text:s text:c="3"/>1. <text:s text:c="3"/>1. <text:s text:c="3"/>1. <text:s/></text:p>
      <text:p text:style-name="Text_20_body"><text:s text:c="4"/>1. <text:s text:c="3"/>1. <text:s text:c="3"/>0. <text:s text:c="3"/>0. <text:s text:c="3"/>0. <text:s text:c="3"/>0. <text:s/></text:p>
      <text:p text:style-name="Text_20_body"><text:s text:c="4"/>1. <text:s text:c="3"/>1. <text:s text:c="3"/>0. <text:s text:c="3"/>0. <text:s text:c="3"/>0. <text:s text:c="3"/>1. <text:s/></text:p>
      <text:p text:style-name="Text_20_body"><text:s text:c="4"/>1. <text:s text:c="3"/>1. <text:s text:c="3"/>0. <text:s text:c="3"/>0. <text:s text:c="3"/>1. <text:s text:c="3"/>0. <text:s/></text:p>
      <text:p text:style-name="Text_20_body"><text:s text:c="4"/>1. <text:s text:c="3"/>1. <text:s text:c="3"/>0. <text:s text:c="3"/>0. <text:s text:c="3"/>1. <text:s text:c="3"/>1. <text:s/></text:p>
      <text:p text:style-name="Text_20_body"><text:s text:c="4"/>1. <text:s text:c="3"/>1. <text:s text:c="3"/>0. <text:s text:c="3"/>1. <text:s text:c="3"/>0. <text:s text:c="3"/>0. <text:s/></text:p>
      <text:p text:style-name="Text_20_body"><text:s text:c="4"/>1. <text:s text:c="3"/>1. <text:s text:c="3"/>0. <text:s text:c="3"/>1. <text:s text:c="3"/>0. <text:s text:c="3"/>1. <text:s/></text:p>
      <text:p text:style-name="Text_20_body"><text:s text:c="4"/>1. <text:s text:c="3"/>1. <text:s text:c="3"/>0. <text:s text:c="3"/>1. <text:s text:c="3"/>1. <text:s text:c="3"/>0. <text:s/></text:p>
      <text:p text:style-name="Text_20_body"><text:s text:c="4"/>1. <text:s text:c="3"/>1. <text:s text:c="3"/>0. <text:s text:c="3"/>1. <text:s text:c="3"/>1. <text:s text:c="3"/>1. <text:s/></text:p>
      <text:p text:style-name="Text_20_body"><text:s text:c="4"/>1. <text:s text:c="3"/>1. <text:s text:c="3"/>1. <text:s text:c="3"/>0. <text:s text:c="3"/>0. <text:s text:c="3"/>0. <text:s/></text:p>
      <text:p text:style-name="Text_20_body"><text:s text:c="4"/>1. <text:s text:c="3"/>1. <text:s text:c="3"/>1. <text:s text:c="3"/>0. <text:s text:c="3"/>0. <text:s text:c="3"/>1. <text:s/></text:p>
      <text:p text:style-name="Text_20_body"><text:s text:c="4"/>1. <text:s text:c="3"/>1. <text:s text:c="3"/>1. <text:s text:c="3"/>0. <text:s text:c="3"/>1. <text:s text:c="3"/>0. <text:s/></text:p>
      <text:p text:style-name="Text_20_body"><text:s text:c="4"/>1. <text:s text:c="3"/>1. <text:s text:c="3"/>1. <text:s text:c="3"/>0. <text:s text:c="3"/>1. <text:s text:c="3"/>1. <text:s/></text:p>
      <text:p text:style-name="Text_20_body"><text:s text:c="4"/>1. <text:s text:c="3"/>1. <text:s text:c="3"/>1. <text:s text:c="3"/>1. <text:s text:c="3"/>0. <text:s text:c="3"/>0. <text:s/></text:p>
      <text:p text:style-name="Text_20_body"><text:s text:c="4"/>1. <text:s text:c="3"/>1. <text:s text:c="3"/>1. <text:s text:c="3"/>1. <text:s text:c="3"/>0. <text:s text:c="3"/>1. <text:s/></text:p>
      <text:p text:style-name="Text_20_body"><text:s text:c="4"/>1. <text:s text:c="3"/>1. <text:s text:c="3"/>1. <text:s text:c="3"/>1. <text:s text:c="3"/>1. <text:s text:c="3"/>0. <text:s/></text:p>
      <text:p text:style-name="Text_20_body"><text:s text:c="4"/>1. <text:s text:c="3"/>1. <text:s text:c="3"/>1. <text:s text:c="3"/>1. <text:s text:c="3"/>1. <text:s text:c="3"/>1.</text:p>
      <text:p text:style-name="Text_20_body"/>
      <text:p text:style-name="Text_20_body">Macierz V : </text:p>
      <text:p text:style-name="Text_20_body"/>
      <text:p text:style-name="Text_20_body"><text:s text:c="4"/>0. <text:s text:c="3"/>0. <text:s text:c="3"/>0. <text:s text:c="3"/>1. <text:s text:c="3"/>0. <text:s text:c="3"/>0. <text:s/></text:p>
      <text:p text:style-name="Text_20_body"><text:s text:c="4"/>0. <text:s text:c="3"/>0. <text:s text:c="3"/>1. <text:s text:c="3"/>1. <text:s text:c="3"/>0. <text:s text:c="3"/>0. <text:s/></text:p>
      <text:p text:style-name="Text_20_body"><text:s text:c="4"/>0. <text:s text:c="3"/>1. <text:s text:c="3"/>0. <text:s text:c="3"/>1. <text:s text:c="3"/>0. <text:s text:c="3"/>0. <text:s/></text:p>
      <text:p text:style-name="Text_20_body"><text:s text:c="4"/>1. <text:s text:c="3"/>1. <text:s text:c="3"/>1. <text:s text:c="3"/>1. <text:s text:c="3"/>0. <text:s text:c="3"/>0. <text:s/></text:p>
      <text:p text:style-name="Text_20_body"><text:s text:c="4"/>0. <text:s text:c="3"/>0. <text:s text:c="3"/>0. <text:s text:c="3"/>1. <text:s text:c="3"/>0. <text:s text:c="3"/>0. <text:s/></text:p>
      <text:p text:style-name="Text_20_body"><text:s text:c="4"/>0. <text:s text:c="3"/>0. <text:s text:c="3"/>0. <text:s text:c="3"/>1. <text:s text:c="3"/>0. <text:s text:c="3"/>0. <text:s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Macierz Z :</text:p>
      <text:p text:style-name="Text_20_body"><text:s/></text:p>
      <text:p text:style-name="Text_20_body"><text:s text:c="4"/>0. <text:s text:c="3"/>0. <text:s text:c="3"/>0. <text:s text:c="3"/>1. <text:s text:c="3"/>0. <text:s text:c="3"/>0. <text:s/></text:p>
      <text:p text:style-name="Text_20_body"><text:s text:c="4"/>0. <text:s text:c="3"/>0. <text:s text:c="3"/>1. <text:s text:c="3"/>1. <text:s text:c="3"/>0. <text:s text:c="3"/>0. <text:s/></text:p>
      <text:p text:style-name="Text_20_body"><text:s text:c="4"/>0. <text:s text:c="3"/>1. <text:s text:c="3"/>0. <text:s text:c="3"/>1. <text:s text:c="3"/>0. <text:s text:c="3"/>0. <text:s/></text:p>
      <text:p text:style-name="Text_20_body"><text:s text:c="4"/>1. <text:s text:c="3"/>1. <text:s text:c="3"/>1. <text:s text:c="3"/>1. <text:s text:c="3"/>0. <text:s text:c="3"/>0. <text:s/></text:p>
      <text:p text:style-name="Text_20_body"><text:s text:c="4"/>0. <text:s text:c="3"/>0. <text:s text:c="3"/>0. <text:s text:c="3"/>1. <text:s text:c="3"/>0. <text:s text:c="3"/>0. <text:s/></text:p>
      <text:p text:style-name="Text_20_body"><text:s text:c="4"/>0. <text:s text:c="3"/>0. <text:s text:c="3"/>0. <text:s text:c="3"/>1. <text:s text:c="3"/>0. <text:s text:c="3"/>0. <text:s/></text:p>
      <text:p text:style-name="Text_20_body"/>
      <text:p text:style-name="Text_20_body">Wektor początkowy <text:tab/><text:tab/>Wektor końcowy </text:p>
      <text:p text:style-name="Text_20_body"><text:tab/>***#**<text:tab/><text:tab/><text:tab/>***#**</text:p>
      <text:p text:style-name="Text_20_body"><text:tab/>**##**<text:tab/><text:tab/><text:tab/>**##**</text:p>
      <text:p text:style-name="Text_20_body"><text:tab/>*#*#**<text:tab/>-&gt;<text:tab/><text:tab/>*#*#**</text:p>
      <text:p text:style-name="Text_20_body"><text:tab/>####**<text:tab/><text:tab/><text:tab/>####**</text:p>
      <text:p text:style-name="Text_20_body"><text:tab/>***##*<text:tab/><text:tab/><text:tab/>***#**</text:p>
      <text:p text:style-name="Text_20_body"><text:tab/>##*#*#<text:tab/><text:tab/><text:tab/>***#**</text:p>
      <text:p text:style-name="Text_20_body"/>
      <text:h text:style-name="Heading_20_2" text:outline-level="2">2. Asynchroniczny</text:h>
      <text:h text:style-name="Heading_20_3" text:outline-level="3">2.1 Reguła Hebba</text:h>
      <text:p text:style-name="P2"/>
      <text:p text:style-name="P2">Cjeden = [0 1 0 1 1 0 0 1 0];</text:p>
      <text:p text:style-name="P2"/>
      <text:p text:style-name="P2">Macierz wektorów zbieżnych:</text:p>
      <text:p text:style-name="P2"><text:s/></text:p>
      <text:p text:style-name="P2"><text:s text:c="4"/>0. <text:s text:c="3"/>0. <text:s text:c="3"/>0. <text:s text:c="3"/>0. <text:s text:c="3"/>0. <text:s text:c="3"/>0. <text:s text:c="3"/>0. <text:s text:c="3"/>0. <text:s text:c="3"/>0. <text:s/></text:p>
      <text:p text:style-name="P2"><text:s text:c="4"/>0. <text:s text:c="3"/>1. <text:s text:c="3"/>0. <text:s text:c="3"/>1. <text:s text:c="3"/>1. <text:s text:c="3"/>0. <text:s text:c="3"/>0. <text:s text:c="3"/>1. <text:s text:c="3"/>0. <text:s/></text:p>
      <text:p text:style-name="P2">Macierz V : </text:p>
      <text:p text:style-name="P2"><text:s/></text:p>
      <text:p text:style-name="P2"><text:s text:c="4"/>0. <text:s text:c="3"/>1. <text:s text:c="3"/>0. <text:s text:c="3"/>1. <text:s text:c="3"/>1. <text:s text:c="3"/>0. <text:s text:c="3"/>0. <text:s text:c="3"/>1. <text:s text:c="3"/>0. <text:s/></text:p>
      <text:p text:style-name="P2">Macierz Wektorów Rozpoznanych : </text:p>
      <text:p text:style-name="P2"><text:s text:c="2"/></text:p>
      <text:p text:style-name="P2"><text:s text:c="4"/>0. <text:s text:c="3"/>0. <text:s text:c="3"/>0. <text:s text:c="3"/>0. <text:s text:c="3"/>0. <text:s text:c="3"/>0. <text:s text:c="3"/>0. <text:s text:c="3"/>0. <text:s text:c="3"/>0. <text:s/></text:p>
      <text:p text:style-name="P2"><text:s text:c="4"/>0. <text:s text:c="3"/>1. <text:s text:c="3"/>0. <text:s text:c="3"/>1. <text:s text:c="3"/>1. <text:s text:c="3"/>0. <text:s text:c="3"/>0. <text:s text:c="3"/>1. <text:s text:c="3"/>0. <text:s/></text:p>
      <text:p text:style-name="P2">Macierz V : </text:p>
      <text:p text:style-name="P2"><text:s text:c="2"/></text:p>
      <text:p text:style-name="P2"><text:s text:c="4"/>0. <text:s text:c="3"/>1. <text:s text:c="3"/>0. <text:s text:c="3"/>1. <text:s text:c="3"/>1. <text:s text:c="3"/>0. <text:s text:c="3"/>0. <text:s text:c="3"/>1. <text:s text:c="3"/>0. <text:s/></text:p>
      <text:p text:style-name="P2"><text:soft-page-break/></text:p>
      <text:p text:style-name="P2">Wypisania Macierzy Z </text:p>
      <text:p text:style-name="P2"><text:s/></text:p>
      <text:p text:style-name="P2"><text:s text:c="4"/>0. <text:s text:c="3"/>1. <text:s text:c="3"/>0. <text:s text:c="3"/>1. <text:s text:c="3"/>1. <text:s text:c="3"/>0. <text:s text:c="3"/>0. <text:s text:c="3"/>1. <text:s text:c="3"/>0. <text:s/></text:p>
      <text:p text:style-name="P2"/>
      <text:p text:style-name="P2">*#*</text:p>
      <text:p text:style-name="P2">##*</text:p>
      <text:p text:style-name="P2">*#*</text:p>
      <text:p text:style-name="P2"/>
      <text:p text:style-name="P2">Wagi: </text:p>
      <text:p text:style-name="P2"><text:s/></text:p>
      <text:p text:style-name="P2"><text:s text:c="4"/>0. <text:s text:c="3"/>0. <text:s text:c="17"/>0. <text:s text:c="3"/>0. <text:s text:c="17"/>0. <text:s text:c="17"/>0. <text:s text:c="3"/>0. <text:s text:c="3"/>0. <text:s text:c="17"/>0. <text:s/></text:p>
      <text:p text:style-name="P2"><text:s text:c="4"/>0. <text:s text:c="3"/>0. <text:s text:c="17"/>0. <text:s text:c="3"/>0.3333333 <text:s text:c="3"/>0.3333333 <text:s text:c="3"/>0. <text:s text:c="3"/>0. <text:s text:c="3"/>0.3333333 <text:s text:c="3"/>0. <text:s/></text:p>
      <text:p text:style-name="P2"><text:s text:c="4"/>0. <text:s text:c="3"/>0. <text:s text:c="17"/>0. <text:s text:c="3"/>0. <text:s text:c="17"/>0. <text:s text:c="17"/>0. <text:s text:c="3"/>0. <text:s text:c="3"/>0. <text:s text:c="17"/>0. <text:s/></text:p>
      <text:p text:style-name="P2"><text:s text:c="4"/>0. <text:s text:c="3"/>0.3333333 <text:s text:c="3"/>0. <text:s text:c="3"/>0. <text:s text:c="17"/>0.3333333 <text:s text:c="3"/>0. <text:s text:c="3"/>0. <text:s text:c="3"/>0.3333333 <text:s text:c="3"/>0. <text:s/></text:p>
      <text:p text:style-name="P2"><text:s text:c="4"/>0. <text:s text:c="3"/>0.3333333 <text:s text:c="3"/>0. <text:s text:c="3"/>0.3333333 <text:s text:c="3"/>0. <text:s text:c="17"/>0. <text:s text:c="3"/>0. <text:s text:c="3"/>0.3333333 <text:s text:c="3"/>0. <text:s/></text:p>
      <text:p text:style-name="P2"><text:s text:c="4"/>0. <text:s text:c="3"/>0. <text:s text:c="17"/>0. <text:s text:c="3"/>0. <text:s text:c="17"/>0. <text:s text:c="17"/>0. <text:s text:c="3"/>0. <text:s text:c="3"/>0. <text:s text:c="17"/>0. <text:s/></text:p>
      <text:p text:style-name="P2"><text:s text:c="4"/>0. <text:s text:c="3"/>0. <text:s text:c="17"/>0. <text:s text:c="3"/>0. <text:s text:c="17"/>0. <text:s text:c="17"/>0. <text:s text:c="3"/>0. <text:s text:c="3"/>0. <text:s text:c="17"/>0. <text:s/></text:p>
      <text:p text:style-name="P2"><text:s text:c="4"/>0. <text:s text:c="3"/>0.3333333 <text:s text:c="3"/>0. <text:s text:c="3"/>0.3333333 <text:s text:c="3"/>0.3333333 <text:s text:c="3"/>0. <text:s text:c="3"/>0. <text:s text:c="3"/>0. <text:s text:c="17"/>0. <text:s/></text:p>
      <text:p text:style-name="P2"><text:s text:c="4"/>0. <text:s text:c="3"/>0. <text:s text:c="17"/>0. <text:s text:c="3"/>0. <text:s text:c="17"/>0. <text:s text:c="17"/>0. <text:s text:c="3"/>0. <text:s text:c="3"/>0. <text:s text:c="17"/>0. </text:p>
      <text:p text:style-name="P2"/>
      <text:h text:style-name="Heading_20_3" text:outline-level="3">2.2 Pseudoinwersja</text:h>
      <text:p text:style-name="Text_20_body"/>
      <text:p text:style-name="Text_20_body">Vjeden <text:s text:c="3"/>= <text:tab/>[1 0 0 1 0 0;</text:p>
      <text:p text:style-name="Text_20_body"><text:s text:c="10"/><text:tab/><text:tab/>0 0 1 1 0 0;</text:p>
      <text:p text:style-name="Text_20_body"><text:s text:c="10"/><text:tab/><text:tab/>0 1 0 1 0 0;</text:p>
      <text:p text:style-name="Text_20_body"><text:s text:c="10"/><text:tab/><text:tab/>0 0 0 1 0 0;</text:p>
      <text:p text:style-name="Text_20_body"><text:s text:c="10"/><text:tab/><text:tab/>0 0 0 1 0 1;</text:p>
      <text:p text:style-name="Text_20_body"><text:s text:c="10"/><text:tab/><text:tab/>0 0 0 1 1 0];</text:p>
      <text:p text:style-name="Text_20_body"><text:s text:c="8"/></text:p>
      <text:p text:style-name="Text_20_body"><text:s text:c="8"/></text:p>
      <text:p text:style-name="Text_20_body">Vjeden1 = <text:tab/>[0 0 0 1 0 0;</text:p>
      <text:p text:style-name="Text_20_body"><text:s text:c="10"/><text:tab/><text:tab/>0 0 1 1 0 0;</text:p>
      <text:p text:style-name="Text_20_body"><text:s text:c="10"/><text:tab/><text:tab/>0 1 0 1 0 0;</text:p>
      <text:p text:style-name="Text_20_body"><text:s text:c="10"/><text:tab/><text:tab/>1 0 0 1 0 0;</text:p>
      <text:p text:style-name="Text_20_body"><text:s text:c="10"/><text:tab/><text:tab/>0 0 0 1 0 0;</text:p>
      <text:p text:style-name="Text_20_body"><text:s text:c="10"/><text:tab/><text:tab/>0 0 0 1 0 0];</text:p>
      <text:p text:style-name="Standard"><text:soft-page-break/></text:p>
      <text:p text:style-name="Standard">Macierz wektorów zbieżnych: </text:p>
      <text:p text:style-name="Standard"><text:s/></text:p>
      <text:p text:style-name="Standard"><text:s text:c="4"/>0. <text:s text:c="3"/>0. <text:s text:c="3"/>0. <text:s text:c="3"/>0. <text:s text:c="3"/>0. <text:s text:c="3"/>0. <text:s/></text:p>
      <text:p text:style-name="Standard"><text:s text:c="4"/>0. <text:s text:c="3"/>0. <text:s text:c="3"/>0. <text:s text:c="3"/>0. <text:s text:c="3"/>0. <text:s text:c="3"/>1. <text:s/></text:p>
      <text:p text:style-name="Standard"><text:s text:c="4"/>0. <text:s text:c="3"/>0. <text:s text:c="3"/>0. <text:s text:c="3"/>0. <text:s text:c="3"/>1. <text:s text:c="3"/>0. <text:s/></text:p>
      <text:p text:style-name="Standard"><text:s text:c="4"/>0. <text:s text:c="3"/>0. <text:s text:c="3"/>0. <text:s text:c="3"/>0. <text:s text:c="3"/>1. <text:s text:c="3"/>1. <text:s/></text:p>
      <text:p text:style-name="Standard"><text:s text:c="4"/>0. <text:s text:c="3"/>0. <text:s text:c="3"/>0. <text:s text:c="3"/>1. <text:s text:c="3"/>0. <text:s text:c="3"/>0. <text:s/></text:p>
      <text:p text:style-name="Standard"><text:s text:c="4"/>0. <text:s text:c="3"/>0. <text:s text:c="3"/>0. <text:s text:c="3"/>1. <text:s text:c="3"/>0. <text:s text:c="3"/>1. <text:s/></text:p>
      <text:p text:style-name="Standard"><text:s text:c="4"/>0. <text:s text:c="3"/>0. <text:s text:c="3"/>0. <text:s text:c="3"/>1. <text:s text:c="3"/>1. <text:s text:c="3"/>0. <text:s/></text:p>
      <text:p text:style-name="Standard"><text:s text:c="4"/>0. <text:s text:c="3"/>0. <text:s text:c="3"/>0. <text:s text:c="3"/>1. <text:s text:c="3"/>1. <text:s text:c="3"/>1. <text:s/></text:p>
      <text:p text:style-name="Standard"><text:s text:c="4"/>0. <text:s text:c="3"/>0. <text:s text:c="3"/>1. <text:s text:c="3"/>0. <text:s text:c="3"/>0. <text:s text:c="3"/>0. <text:s/></text:p>
      <text:p text:style-name="Standard"><text:s text:c="4"/>0. <text:s text:c="3"/>0. <text:s text:c="3"/>1. <text:s text:c="3"/>0. <text:s text:c="3"/>0. <text:s text:c="3"/>1. <text:s/></text:p>
      <text:p text:style-name="Standard"><text:s text:c="4"/>0. <text:s text:c="3"/>0. <text:s text:c="3"/>1. <text:s text:c="3"/>0. <text:s text:c="3"/>1. <text:s text:c="3"/>0. <text:s/></text:p>
      <text:p text:style-name="Standard"><text:s text:c="4"/>0. <text:s text:c="3"/>0. <text:s text:c="3"/>1. <text:s text:c="3"/>0. <text:s text:c="3"/>1. <text:s text:c="3"/>1. <text:s/></text:p>
      <text:p text:style-name="Standard"><text:s text:c="4"/>0. <text:s text:c="3"/>0. <text:s text:c="3"/>1. <text:s text:c="3"/>1. <text:s text:c="3"/>0. <text:s text:c="3"/>0. <text:s/></text:p>
      <text:p text:style-name="Standard"><text:s text:c="4"/>0. <text:s text:c="3"/>0. <text:s text:c="3"/>1. <text:s text:c="3"/>1. <text:s text:c="3"/>0. <text:s text:c="3"/>1. <text:s/></text:p>
      <text:p text:style-name="Standard"><text:s text:c="4"/>0. <text:s text:c="3"/>0. <text:s text:c="3"/>1. <text:s text:c="3"/>1. <text:s text:c="3"/>1. <text:s text:c="3"/>0. <text:s/></text:p>
      <text:p text:style-name="Standard"><text:s text:c="4"/>0. <text:s text:c="3"/>0. <text:s text:c="3"/>1. <text:s text:c="3"/>1. <text:s text:c="3"/>1. <text:s text:c="3"/>1. <text:s/></text:p>
      <text:p text:style-name="Standard"><text:s text:c="4"/>0. <text:s text:c="3"/>1. <text:s text:c="3"/>0. <text:s text:c="3"/>0. <text:s text:c="3"/>0. <text:s text:c="3"/>0. <text:s/></text:p>
      <text:p text:style-name="Standard"><text:s text:c="4"/>0. <text:s text:c="3"/>1. <text:s text:c="3"/>0. <text:s text:c="3"/>0. <text:s text:c="3"/>0. <text:s text:c="3"/>1. <text:s/></text:p>
      <text:p text:style-name="Standard"><text:s text:c="4"/>0. <text:s text:c="3"/>1. <text:s text:c="3"/>0. <text:s text:c="3"/>0. <text:s text:c="3"/>1. <text:s text:c="3"/>0. <text:s/></text:p>
      <text:p text:style-name="Standard"><text:s text:c="4"/>0. <text:s text:c="3"/>1. <text:s text:c="3"/>0. <text:s text:c="3"/>0. <text:s text:c="3"/>1. <text:s text:c="3"/>1. <text:s/></text:p>
      <text:p text:style-name="Standard"><text:s text:c="4"/>0. <text:s text:c="3"/>1. <text:s text:c="3"/>0. <text:s text:c="3"/>1. <text:s text:c="3"/>0. <text:s text:c="3"/>0. <text:s/></text:p>
      <text:p text:style-name="Standard"><text:s text:c="4"/>0. <text:s text:c="3"/>1. <text:s text:c="3"/>0. <text:s text:c="3"/>1. <text:s text:c="3"/>0. <text:s text:c="3"/>1. <text:s/></text:p>
      <text:p text:style-name="Standard"><text:s text:c="4"/>0. <text:s text:c="3"/>1. <text:s text:c="3"/>0. <text:s text:c="3"/>1. <text:s text:c="3"/>1. <text:s text:c="3"/>0. <text:s/></text:p>
      <text:p text:style-name="Standard"><text:s text:c="4"/>0. <text:s text:c="3"/>1. <text:s text:c="3"/>0. <text:s text:c="3"/>1. <text:s text:c="3"/>1. <text:s text:c="3"/>1. <text:s/></text:p>
      <text:p text:style-name="Standard"><text:s text:c="4"/>0. <text:s text:c="3"/>1. <text:s text:c="3"/>1. <text:s text:c="3"/>0. <text:s text:c="3"/>0. <text:s text:c="3"/>0. <text:s/></text:p>
      <text:p text:style-name="Standard"><text:s text:c="4"/>0. <text:s text:c="3"/>1. <text:s text:c="3"/>1. <text:s text:c="3"/>0. <text:s text:c="3"/>0. <text:s text:c="3"/>1. <text:s/></text:p>
      <text:p text:style-name="Standard"><text:s text:c="4"/>0. <text:s text:c="3"/>1. <text:s text:c="3"/>1. <text:s text:c="3"/>0. <text:s text:c="3"/>1. <text:s text:c="3"/>0. <text:s/></text:p>
      <text:p text:style-name="Standard"><text:s text:c="4"/>0. <text:s text:c="3"/>1. <text:s text:c="3"/>1. <text:s text:c="3"/>0. <text:s text:c="3"/>1. <text:s text:c="3"/>1. <text:s/></text:p>
      <text:p text:style-name="Standard"><text:s text:c="4"/>0. <text:s text:c="3"/>1. <text:s text:c="3"/>1. <text:s text:c="3"/>1. <text:s text:c="3"/>0. <text:s text:c="3"/>0. <text:s/></text:p>
      <text:p text:style-name="Standard"><text:s text:c="4"/>0. <text:s text:c="3"/>1. <text:s text:c="3"/>1. <text:s text:c="3"/>1. <text:s text:c="3"/>0. <text:s text:c="3"/>1. <text:s/></text:p>
      <text:p text:style-name="Standard"><text:s text:c="4"/>0. <text:s text:c="3"/>1. <text:s text:c="3"/>1. <text:s text:c="3"/>1. <text:s text:c="3"/>1. <text:s text:c="3"/>0. <text:s/></text:p>
      <text:p text:style-name="Standard"><text:s text:c="4"/>0. <text:s text:c="3"/>1. <text:s text:c="3"/>1. <text:s text:c="3"/>1. <text:s text:c="3"/>1. <text:s text:c="3"/>1. <text:s/></text:p>
      <text:p text:style-name="Standard"><text:s text:c="4"/>1. <text:s text:c="3"/>0. <text:s text:c="3"/>0. <text:s text:c="3"/>0. <text:s text:c="3"/>0. <text:s text:c="3"/>0. <text:s/></text:p>
      <text:p text:style-name="Standard"><text:s text:c="4"/>1. <text:s text:c="3"/>0. <text:s text:c="3"/>0. <text:s text:c="3"/>0. <text:s text:c="3"/>0. <text:s text:c="3"/>1. <text:s/></text:p>
      <text:p text:style-name="Standard"><text:s text:c="4"/>1. <text:s text:c="3"/>0. <text:s text:c="3"/>0. <text:s text:c="3"/>0. <text:s text:c="3"/>1. <text:s text:c="3"/>0. <text:s/></text:p>
      <text:p text:style-name="Standard"><text:s text:c="4"/>1. <text:s text:c="3"/>0. <text:s text:c="3"/>0. <text:s text:c="3"/>0. <text:s text:c="3"/>1. <text:s text:c="3"/>1. <text:s/></text:p>
      <text:p text:style-name="Standard"><text:s text:c="4"/>1. <text:s text:c="3"/>0. <text:s text:c="3"/>0. <text:s text:c="3"/>1. <text:s text:c="3"/>0. <text:s text:c="3"/>0. <text:s/></text:p>
      <text:p text:style-name="Standard"><text:s text:c="4"/>1. <text:s text:c="3"/>0. <text:s text:c="3"/>0. <text:s text:c="3"/>1. <text:s text:c="3"/>0. <text:s text:c="3"/>1. <text:s/></text:p>
      <text:p text:style-name="Standard"><text:s text:c="4"/>1. <text:s text:c="3"/>0. <text:s text:c="3"/>0. <text:s text:c="3"/>1. <text:s text:c="3"/>1. <text:s text:c="3"/>0. <text:s/></text:p>
      <text:p text:style-name="Standard"><text:s text:c="4"/>1. <text:s text:c="3"/>0. <text:s text:c="3"/>0. <text:s text:c="3"/>1. <text:s text:c="3"/>1. <text:s text:c="3"/>1. <text:s/></text:p>
      <text:p text:style-name="Standard"><text:s text:c="4"/>1. <text:s text:c="3"/>0. <text:s text:c="3"/>1. <text:s text:c="3"/>0. <text:s text:c="3"/>0. <text:s text:c="3"/>0. <text:s/></text:p>
      <text:p text:style-name="Standard"><text:s text:c="4"/>1. <text:s text:c="3"/>0. <text:s text:c="3"/>1. <text:s text:c="3"/>0. <text:s text:c="3"/>0. <text:s text:c="3"/>1. <text:s/></text:p>
      <text:p text:style-name="Standard"><text:s text:c="4"/>1. <text:s text:c="3"/>0. <text:s text:c="3"/>1. <text:s text:c="3"/>0. <text:s text:c="3"/>1. <text:s text:c="3"/>0. <text:s/></text:p>
      <text:p text:style-name="Standard"><text:s text:c="4"/>1. <text:s text:c="3"/>0. <text:s text:c="3"/>1. <text:s text:c="3"/>0. <text:s text:c="3"/>1. <text:s text:c="3"/>1. <text:s/></text:p>
      <text:p text:style-name="Standard"><text:s text:c="4"/>1. <text:s text:c="3"/>0. <text:s text:c="3"/>1. <text:s text:c="3"/>1. <text:s text:c="3"/>0. <text:s text:c="3"/>0. <text:s/></text:p>
      <text:p text:style-name="Standard"><text:s text:c="4"/>1. <text:s text:c="3"/>0. <text:s text:c="3"/>1. <text:s text:c="3"/>1. <text:s text:c="3"/>0. <text:s text:c="3"/>1. <text:s/></text:p>
      <text:p text:style-name="Standard"><text:s text:c="4"/>1. <text:s text:c="3"/>0. <text:s text:c="3"/>1. <text:s text:c="3"/>1. <text:s text:c="3"/>1. <text:s text:c="3"/>0. <text:s/></text:p>
      <text:p text:style-name="Standard"><text:soft-page-break/><text:s text:c="4"/>1. <text:s text:c="3"/>0. <text:s text:c="3"/>1. <text:s text:c="3"/>1. <text:s text:c="3"/>1. <text:s text:c="3"/>1. <text:s/></text:p>
      <text:p text:style-name="Standard"><text:s text:c="4"/>1. <text:s text:c="3"/>1. <text:s text:c="3"/>0. <text:s text:c="3"/>0. <text:s text:c="3"/>0. <text:s text:c="3"/>0. <text:s/></text:p>
      <text:p text:style-name="Standard"><text:s text:c="4"/>1. <text:s text:c="3"/>1. <text:s text:c="3"/>0. <text:s text:c="3"/>0. <text:s text:c="3"/>0. <text:s text:c="3"/>1. <text:s/></text:p>
      <text:p text:style-name="Standard"><text:s text:c="4"/>1. <text:s text:c="3"/>1. <text:s text:c="3"/>0. <text:s text:c="3"/>0. <text:s text:c="3"/>1. <text:s text:c="3"/>0. <text:s/></text:p>
      <text:p text:style-name="Standard"><text:s text:c="4"/>1. <text:s text:c="3"/>1. <text:s text:c="3"/>0. <text:s text:c="3"/>0. <text:s text:c="3"/>1. <text:s text:c="3"/>1. <text:s/></text:p>
      <text:p text:style-name="Standard"><text:s text:c="4"/>1. <text:s text:c="3"/>1. <text:s text:c="3"/>0. <text:s text:c="3"/>1. <text:s text:c="3"/>0. <text:s text:c="3"/>0. <text:s/></text:p>
      <text:p text:style-name="Standard"><text:s text:c="4"/>1. <text:s text:c="3"/>1. <text:s text:c="3"/>0. <text:s text:c="3"/>1. <text:s text:c="3"/>0. <text:s text:c="3"/>1. <text:s/></text:p>
      <text:p text:style-name="Standard"><text:s text:c="4"/>1. <text:s text:c="3"/>1. <text:s text:c="3"/>0. <text:s text:c="3"/>1. <text:s text:c="3"/>1. <text:s text:c="3"/>0. <text:s/></text:p>
      <text:p text:style-name="Standard"><text:s text:c="4"/>1. <text:s text:c="3"/>1. <text:s text:c="3"/>0. <text:s text:c="3"/>1. <text:s text:c="3"/>1. <text:s text:c="3"/>1. <text:s/></text:p>
      <text:p text:style-name="Standard"><text:s text:c="4"/>1. <text:s text:c="3"/>1. <text:s text:c="3"/>1. <text:s text:c="3"/>0. <text:s text:c="3"/>0. <text:s text:c="3"/>0. <text:s/></text:p>
      <text:p text:style-name="Standard"><text:s text:c="4"/>1. <text:s text:c="3"/>1. <text:s text:c="3"/>1. <text:s text:c="3"/>0. <text:s text:c="3"/>0. <text:s text:c="3"/>1. <text:s/></text:p>
      <text:p text:style-name="Standard"><text:s text:c="4"/>1. <text:s text:c="3"/>1. <text:s text:c="3"/>1. <text:s text:c="3"/>0. <text:s text:c="3"/>1. <text:s text:c="3"/>0. <text:s/></text:p>
      <text:p text:style-name="Standard"><text:s text:c="4"/>1. <text:s text:c="3"/>1. <text:s text:c="3"/>1. <text:s text:c="3"/>0. <text:s text:c="3"/>1. <text:s text:c="3"/>1. <text:s/></text:p>
      <text:p text:style-name="Standard"><text:s text:c="4"/>1. <text:s text:c="3"/>1. <text:s text:c="3"/>1. <text:s text:c="3"/>1. <text:s text:c="3"/>0. <text:s text:c="3"/>0. <text:s/></text:p>
      <text:p text:style-name="Standard"><text:s text:c="4"/>1. <text:s text:c="3"/>1. <text:s text:c="3"/>1. <text:s text:c="3"/>1. <text:s text:c="3"/>0. <text:s text:c="3"/>1. <text:s/></text:p>
      <text:p text:style-name="Standard"><text:s text:c="4"/>1. <text:s text:c="3"/>1. <text:s text:c="3"/>1. <text:s text:c="3"/>1. <text:s text:c="3"/>1. <text:s text:c="3"/>0. <text:s/></text:p>
      <text:p text:style-name="Standard"><text:s text:c="4"/>1. <text:s text:c="3"/>1. <text:s text:c="3"/>1. <text:s text:c="3"/>1. <text:s text:c="3"/>1. <text:s text:c="3"/>1. <text:s/></text:p>
      <text:p text:style-name="Standard">Macierz V : </text:p>
      <text:p text:style-name="Standard"><text:s/></text:p>
      <text:p text:style-name="Standard"><text:s text:c="4"/>0. <text:s text:c="3"/>0. <text:s text:c="3"/>0. <text:s text:c="3"/>1. <text:s text:c="3"/>0. <text:s text:c="3"/>0. <text:s/></text:p>
      <text:p text:style-name="Standard"><text:s text:c="4"/>0. <text:s text:c="3"/>0. <text:s text:c="3"/>1. <text:s text:c="3"/>1. <text:s text:c="3"/>0. <text:s text:c="3"/>0. <text:s/></text:p>
      <text:p text:style-name="Standard"><text:s text:c="4"/>0. <text:s text:c="3"/>1. <text:s text:c="3"/>0. <text:s text:c="3"/>1. <text:s text:c="3"/>0. <text:s text:c="3"/>0. <text:s/></text:p>
      <text:p text:style-name="Standard"><text:s text:c="4"/>1. <text:s text:c="3"/>0. <text:s text:c="3"/>0. <text:s text:c="3"/>1. <text:s text:c="3"/>0. <text:s text:c="3"/>0. <text:s/></text:p>
      <text:p text:style-name="Standard"><text:s text:c="4"/>0. <text:s text:c="3"/>0. <text:s text:c="3"/>0. <text:s text:c="3"/>1. <text:s text:c="3"/>0. <text:s text:c="3"/>0. <text:s/></text:p>
      <text:p text:style-name="Standard"><text:s text:c="4"/>0. <text:s text:c="3"/>0. <text:s text:c="3"/>0. <text:s text:c="3"/>1. <text:s text:c="3"/>0. <text:s text:c="3"/>0. <text:s/></text:p>
      <text:p text:style-name="Standard">Macierz wektorów rozpoznanych : </text:p>
      <text:p text:style-name="Standard"><text:s text:c="2"/></text:p>
      <text:p text:style-name="Standard"><text:s text:c="4"/>0. <text:s text:c="3"/>0. <text:s text:c="3"/>0. <text:s text:c="3"/>0. <text:s text:c="3"/>0. <text:s text:c="3"/>0. <text:s/></text:p>
      <text:p text:style-name="Standard"><text:s text:c="4"/>0. <text:s text:c="3"/>0. <text:s text:c="3"/>0. <text:s text:c="3"/>0. <text:s text:c="3"/>0. <text:s text:c="3"/>1. <text:s/></text:p>
      <text:p text:style-name="Standard"><text:s text:c="4"/>0. <text:s text:c="3"/>0. <text:s text:c="3"/>0. <text:s text:c="3"/>0. <text:s text:c="3"/>1. <text:s text:c="3"/>0. <text:s/></text:p>
      <text:p text:style-name="Standard"><text:s text:c="4"/>0. <text:s text:c="3"/>0. <text:s text:c="3"/>0. <text:s text:c="3"/>0. <text:s text:c="3"/>1. <text:s text:c="3"/>1. <text:s/></text:p>
      <text:p text:style-name="Standard"><text:s text:c="4"/>0. <text:s text:c="3"/>0. <text:s text:c="3"/>0. <text:s text:c="3"/>1. <text:s text:c="3"/>0. <text:s text:c="3"/>0. <text:s/></text:p>
      <text:p text:style-name="Standard"><text:s text:c="4"/>0. <text:s text:c="3"/>0. <text:s text:c="3"/>0. <text:s text:c="3"/>1. <text:s text:c="3"/>0. <text:s text:c="3"/>1. <text:s/></text:p>
      <text:p text:style-name="Standard"><text:s text:c="4"/>0. <text:s text:c="3"/>0. <text:s text:c="3"/>0. <text:s text:c="3"/>1. <text:s text:c="3"/>1. <text:s text:c="3"/>0. <text:s/></text:p>
      <text:p text:style-name="Standard"><text:s text:c="4"/>0. <text:s text:c="3"/>0. <text:s text:c="3"/>0. <text:s text:c="3"/>1. <text:s text:c="3"/>1. <text:s text:c="3"/>1. <text:s/></text:p>
      <text:p text:style-name="Standard"><text:s text:c="4"/>0. <text:s text:c="3"/>0. <text:s text:c="3"/>1. <text:s text:c="3"/>0. <text:s text:c="3"/>0. <text:s text:c="3"/>0. <text:s/></text:p>
      <text:p text:style-name="Standard"><text:s text:c="4"/>0. <text:s text:c="3"/>0. <text:s text:c="3"/>1. <text:s text:c="3"/>0. <text:s text:c="3"/>0. <text:s text:c="3"/>1. <text:s/></text:p>
      <text:p text:style-name="Standard"><text:s text:c="4"/>0. <text:s text:c="3"/>0. <text:s text:c="3"/>1. <text:s text:c="3"/>0. <text:s text:c="3"/>1. <text:s text:c="3"/>0. <text:s/></text:p>
      <text:p text:style-name="Standard"><text:s text:c="4"/>0. <text:s text:c="3"/>0. <text:s text:c="3"/>1. <text:s text:c="3"/>0. <text:s text:c="3"/>1. <text:s text:c="3"/>1. <text:s/></text:p>
      <text:p text:style-name="Standard"><text:s text:c="4"/>0. <text:s text:c="3"/>0. <text:s text:c="3"/>1. <text:s text:c="3"/>1. <text:s text:c="3"/>0. <text:s text:c="3"/>0. <text:s/></text:p>
      <text:p text:style-name="Standard"><text:s text:c="4"/>0. <text:s text:c="3"/>0. <text:s text:c="3"/>1. <text:s text:c="3"/>1. <text:s text:c="3"/>0. <text:s text:c="3"/>1. <text:s/></text:p>
      <text:p text:style-name="Standard"><text:s text:c="4"/>0. <text:s text:c="3"/>0. <text:s text:c="3"/>1. <text:s text:c="3"/>1. <text:s text:c="3"/>1. <text:s text:c="3"/>0. <text:s/></text:p>
      <text:p text:style-name="Standard"><text:s text:c="4"/>0. <text:s text:c="3"/>0. <text:s text:c="3"/>1. <text:s text:c="3"/>1. <text:s text:c="3"/>1. <text:s text:c="3"/>1. <text:s/></text:p>
      <text:p text:style-name="Standard"><text:s text:c="4"/>0. <text:s text:c="3"/>1. <text:s text:c="3"/>0. <text:s text:c="3"/>0. <text:s text:c="3"/>0. <text:s text:c="3"/>0. <text:s/></text:p>
      <text:p text:style-name="Standard"><text:s text:c="4"/>0. <text:s text:c="3"/>1. <text:s text:c="3"/>0. <text:s text:c="3"/>0. <text:s text:c="3"/>0. <text:s text:c="3"/>1. <text:s/></text:p>
      <text:p text:style-name="Standard"><text:s text:c="4"/>0. <text:s text:c="3"/>1. <text:s text:c="3"/>0. <text:s text:c="3"/>0. <text:s text:c="3"/>1. <text:s text:c="3"/>0. <text:s/></text:p>
      <text:p text:style-name="Standard"><text:s text:c="4"/>0. <text:s text:c="3"/>1. <text:s text:c="3"/>0. <text:s text:c="3"/>0. <text:s text:c="3"/>1. <text:s text:c="3"/>1. <text:s/></text:p>
      <text:p text:style-name="Standard"><text:s text:c="4"/>0. <text:s text:c="3"/>1. <text:s text:c="3"/>0. <text:s text:c="3"/>1. <text:s text:c="3"/>0. <text:s text:c="3"/>0. <text:s/></text:p>
      <text:p text:style-name="Standard"><text:s text:c="4"/>0. <text:s text:c="3"/>1. <text:s text:c="3"/>0. <text:s text:c="3"/>1. <text:s text:c="3"/>0. <text:s text:c="3"/>1. <text:s/></text:p>
      <text:p text:style-name="Standard"><text:s text:c="4"/>0. <text:s text:c="3"/>1. <text:s text:c="3"/>0. <text:s text:c="3"/>1. <text:s text:c="3"/>1. <text:s text:c="3"/>0. <text:s/></text:p>
      <text:p text:style-name="Standard"><text:soft-page-break/><text:s text:c="4"/>0. <text:s text:c="3"/>1. <text:s text:c="3"/>0. <text:s text:c="3"/>1. <text:s text:c="3"/>1. <text:s text:c="3"/>1. <text:s/></text:p>
      <text:p text:style-name="Standard"><text:s text:c="4"/>0. <text:s text:c="3"/>1. <text:s text:c="3"/>1. <text:s text:c="3"/>0. <text:s text:c="3"/>0. <text:s text:c="3"/>0. <text:s/></text:p>
      <text:p text:style-name="Standard"><text:s text:c="4"/>0. <text:s text:c="3"/>1. <text:s text:c="3"/>1. <text:s text:c="3"/>0. <text:s text:c="3"/>0. <text:s text:c="3"/>1. <text:s/></text:p>
      <text:p text:style-name="Standard"><text:s text:c="4"/>0. <text:s text:c="3"/>1. <text:s text:c="3"/>1. <text:s text:c="3"/>0. <text:s text:c="3"/>1. <text:s text:c="3"/>0. <text:s/></text:p>
      <text:p text:style-name="Standard"><text:s text:c="4"/>0. <text:s text:c="3"/>1. <text:s text:c="3"/>1. <text:s text:c="3"/>0. <text:s text:c="3"/>1. <text:s text:c="3"/>1. <text:s/></text:p>
      <text:p text:style-name="Standard"><text:s text:c="4"/>0. <text:s text:c="3"/>1. <text:s text:c="3"/>1. <text:s text:c="3"/>1. <text:s text:c="3"/>0. <text:s text:c="3"/>0. <text:s/></text:p>
      <text:p text:style-name="Standard"><text:s text:c="4"/>0. <text:s text:c="3"/>1. <text:s text:c="3"/>1. <text:s text:c="3"/>1. <text:s text:c="3"/>0. <text:s text:c="3"/>1. <text:s/></text:p>
      <text:p text:style-name="Standard"><text:s text:c="4"/>0. <text:s text:c="3"/>1. <text:s text:c="3"/>1. <text:s text:c="3"/>1. <text:s text:c="3"/>1. <text:s text:c="3"/>0. <text:s/></text:p>
      <text:p text:style-name="Standard"><text:s text:c="4"/>0. <text:s text:c="3"/>1. <text:s text:c="3"/>1. <text:s text:c="3"/>1. <text:s text:c="3"/>1. <text:s text:c="3"/>1. <text:s/></text:p>
      <text:p text:style-name="Standard"><text:s text:c="4"/>1. <text:s text:c="3"/>0. <text:s text:c="3"/>0. <text:s text:c="3"/>0. <text:s text:c="3"/>0. <text:s text:c="3"/>0. <text:s/></text:p>
      <text:p text:style-name="Standard"><text:s text:c="4"/>1. <text:s text:c="3"/>0. <text:s text:c="3"/>0. <text:s text:c="3"/>0. <text:s text:c="3"/>0. <text:s text:c="3"/>1. <text:s/></text:p>
      <text:p text:style-name="Standard"><text:s text:c="4"/>1. <text:s text:c="3"/>0. <text:s text:c="3"/>0. <text:s text:c="3"/>0. <text:s text:c="3"/>1. <text:s text:c="3"/>0. <text:s/></text:p>
      <text:p text:style-name="Standard"><text:s text:c="4"/>1. <text:s text:c="3"/>0. <text:s text:c="3"/>0. <text:s text:c="3"/>0. <text:s text:c="3"/>1. <text:s text:c="3"/>1. <text:s/></text:p>
      <text:p text:style-name="Standard"><text:s text:c="4"/>1. <text:s text:c="3"/>0. <text:s text:c="3"/>0. <text:s text:c="3"/>1. <text:s text:c="3"/>0. <text:s text:c="3"/>0. <text:s/></text:p>
      <text:p text:style-name="Standard"><text:s text:c="4"/>1. <text:s text:c="3"/>0. <text:s text:c="3"/>0. <text:s text:c="3"/>1. <text:s text:c="3"/>0. <text:s text:c="3"/>1. <text:s/></text:p>
      <text:p text:style-name="Standard"><text:s text:c="4"/>1. <text:s text:c="3"/>0. <text:s text:c="3"/>0. <text:s text:c="3"/>1. <text:s text:c="3"/>1. <text:s text:c="3"/>0. <text:s/></text:p>
      <text:p text:style-name="Standard"><text:s text:c="4"/>1. <text:s text:c="3"/>0. <text:s text:c="3"/>0. <text:s text:c="3"/>1. <text:s text:c="3"/>1. <text:s text:c="3"/>1. <text:s/></text:p>
      <text:p text:style-name="Standard"><text:s text:c="4"/>1. <text:s text:c="3"/>0. <text:s text:c="3"/>1. <text:s text:c="3"/>0. <text:s text:c="3"/>0. <text:s text:c="3"/>0. <text:s/></text:p>
      <text:p text:style-name="Standard"><text:s text:c="4"/>1. <text:s text:c="3"/>0. <text:s text:c="3"/>1. <text:s text:c="3"/>0. <text:s text:c="3"/>0. <text:s text:c="3"/>1. <text:s/></text:p>
      <text:p text:style-name="Standard"><text:s text:c="4"/>1. <text:s text:c="3"/>0. <text:s text:c="3"/>1. <text:s text:c="3"/>0. <text:s text:c="3"/>1. <text:s text:c="3"/>0. <text:s/></text:p>
      <text:p text:style-name="Standard"><text:s text:c="4"/>1. <text:s text:c="3"/>0. <text:s text:c="3"/>1. <text:s text:c="3"/>0. <text:s text:c="3"/>1. <text:s text:c="3"/>1. <text:s/></text:p>
      <text:p text:style-name="Standard"><text:s text:c="4"/>1. <text:s text:c="3"/>0. <text:s text:c="3"/>1. <text:s text:c="3"/>1. <text:s text:c="3"/>0. <text:s text:c="3"/>0. <text:s/></text:p>
      <text:p text:style-name="Standard"><text:s text:c="4"/>1. <text:s text:c="3"/>0. <text:s text:c="3"/>1. <text:s text:c="3"/>1. <text:s text:c="3"/>0. <text:s text:c="3"/>1. <text:s/></text:p>
      <text:p text:style-name="Standard"><text:s text:c="4"/>1. <text:s text:c="3"/>0. <text:s text:c="3"/>1. <text:s text:c="3"/>1. <text:s text:c="3"/>1. <text:s text:c="3"/>0. <text:s/></text:p>
      <text:p text:style-name="Standard"><text:s text:c="4"/>1. <text:s text:c="3"/>0. <text:s text:c="3"/>1. <text:s text:c="3"/>1. <text:s text:c="3"/>1. <text:s text:c="3"/>1. <text:s/></text:p>
      <text:p text:style-name="Standard"><text:s text:c="4"/>1. <text:s text:c="3"/>1. <text:s text:c="3"/>0. <text:s text:c="3"/>0. <text:s text:c="3"/>0. <text:s text:c="3"/>0. <text:s/></text:p>
      <text:p text:style-name="Standard"><text:s text:c="4"/>1. <text:s text:c="3"/>1. <text:s text:c="3"/>0. <text:s text:c="3"/>0. <text:s text:c="3"/>0. <text:s text:c="3"/>1. <text:s/></text:p>
      <text:p text:style-name="Standard"><text:s text:c="4"/>1. <text:s text:c="3"/>1. <text:s text:c="3"/>0. <text:s text:c="3"/>0. <text:s text:c="3"/>1. <text:s text:c="3"/>0. <text:s/></text:p>
      <text:p text:style-name="Standard"><text:s text:c="4"/>1. <text:s text:c="3"/>1. <text:s text:c="3"/>0. <text:s text:c="3"/>0. <text:s text:c="3"/>1. <text:s text:c="3"/>1. <text:s/></text:p>
      <text:p text:style-name="Standard"><text:s text:c="4"/>1. <text:s text:c="3"/>1. <text:s text:c="3"/>0. <text:s text:c="3"/>1. <text:s text:c="3"/>0. <text:s text:c="3"/>0. <text:s/></text:p>
      <text:p text:style-name="Standard"><text:s text:c="4"/>1. <text:s text:c="3"/>1. <text:s text:c="3"/>0. <text:s text:c="3"/>1. <text:s text:c="3"/>0. <text:s text:c="3"/>1. <text:s/></text:p>
      <text:p text:style-name="Standard"><text:s text:c="4"/>1. <text:s text:c="3"/>1. <text:s text:c="3"/>0. <text:s text:c="3"/>1. <text:s text:c="3"/>1. <text:s text:c="3"/>0. <text:s/></text:p>
      <text:p text:style-name="Standard"><text:s text:c="4"/>1. <text:s text:c="3"/>1. <text:s text:c="3"/>0. <text:s text:c="3"/>1. <text:s text:c="3"/>1. <text:s text:c="3"/>1. <text:s/></text:p>
      <text:p text:style-name="Standard"><text:s text:c="4"/>1. <text:s text:c="3"/>1. <text:s text:c="3"/>1. <text:s text:c="3"/>0. <text:s text:c="3"/>0. <text:s text:c="3"/>0. <text:s/></text:p>
      <text:p text:style-name="Standard"><text:s text:c="4"/>1. <text:s text:c="3"/>1. <text:s text:c="3"/>1. <text:s text:c="3"/>0. <text:s text:c="3"/>0. <text:s text:c="3"/>1. <text:s/></text:p>
      <text:p text:style-name="Standard"><text:s text:c="4"/>1. <text:s text:c="3"/>1. <text:s text:c="3"/>1. <text:s text:c="3"/>0. <text:s text:c="3"/>1. <text:s text:c="3"/>0. <text:s/></text:p>
      <text:p text:style-name="Standard"><text:s text:c="4"/>1. <text:s text:c="3"/>1. <text:s text:c="3"/>1. <text:s text:c="3"/>0. <text:s text:c="3"/>1. <text:s text:c="3"/>1. <text:s/></text:p>
      <text:p text:style-name="Standard"><text:s text:c="4"/>1. <text:s text:c="3"/>1. <text:s text:c="3"/>1. <text:s text:c="3"/>1. <text:s text:c="3"/>0. <text:s text:c="3"/>0. <text:s/></text:p>
      <text:p text:style-name="Standard"><text:s text:c="4"/>1. <text:s text:c="3"/>1. <text:s text:c="3"/>1. <text:s text:c="3"/>1. <text:s text:c="3"/>0. <text:s text:c="3"/>1. <text:s/></text:p>
      <text:p text:style-name="Standard"><text:s text:c="4"/>1. <text:s text:c="3"/>1. <text:s text:c="3"/>1. <text:s text:c="3"/>1. <text:s text:c="3"/>1. <text:s text:c="3"/>0. <text:s/></text:p>
      <text:p text:style-name="Standard"><text:s text:c="4"/>1. <text:s text:c="3"/>1. <text:s text:c="3"/>1. <text:s text:c="3"/>1. <text:s text:c="3"/>1. <text:s text:c="3"/>1. <text:s/></text:p>
      <text:p text:style-name="Standard">Macierz V : </text:p>
      <text:p text:style-name="Standard"><text:s text:c="2"/></text:p>
      <text:p text:style-name="Standard"><text:s text:c="4"/>0. <text:s text:c="3"/>0. <text:s text:c="3"/>0. <text:s text:c="3"/>1. <text:s text:c="3"/>0. <text:s text:c="3"/>0. <text:s/></text:p>
      <text:p text:style-name="Standard"><text:s text:c="4"/>0. <text:s text:c="3"/>0. <text:s text:c="3"/>1. <text:s text:c="3"/>1. <text:s text:c="3"/>0. <text:s text:c="3"/>0. <text:s/></text:p>
      <text:p text:style-name="Standard"><text:s text:c="4"/>0. <text:s text:c="3"/>1. <text:s text:c="3"/>0. <text:s text:c="3"/>1. <text:s text:c="3"/>0. <text:s text:c="3"/>0. <text:s/></text:p>
      <text:p text:style-name="Standard"><text:s text:c="4"/>1. <text:s text:c="3"/>0. <text:s text:c="3"/>0. <text:s text:c="3"/>1. <text:s text:c="3"/>0. <text:s text:c="3"/>0. <text:s/></text:p>
      <text:p text:style-name="Standard"><text:s text:c="4"/>0. <text:s text:c="3"/>0. <text:s text:c="3"/>0. <text:s text:c="3"/>1. <text:s text:c="3"/>0. <text:s text:c="3"/>0. <text:s/></text:p>
      <text:p text:style-name="Standard"><text:s text:c="4"/>0. <text:s text:c="3"/>0. <text:s text:c="3"/>0. <text:s text:c="3"/>1. <text:s text:c="3"/>0. <text:s text:c="3"/>0. <text:s/></text:p>
      <text:p text:style-name="Standard"/>
      <text:p text:style-name="Standard"><text:soft-page-break/>Macierz Z: </text:p>
      <text:p text:style-name="Standard"><text:s/></text:p>
      <text:p text:style-name="Standard"><text:s text:c="4"/>0. <text:s text:c="3"/>0. <text:s text:c="3"/>0. <text:s text:c="3"/>1. <text:s text:c="3"/>0. <text:s text:c="3"/>0. <text:s/></text:p>
      <text:p text:style-name="Standard"><text:s text:c="4"/>0. <text:s text:c="3"/>0. <text:s text:c="3"/>1. <text:s text:c="3"/>1. <text:s text:c="3"/>0. <text:s text:c="3"/>0. <text:s/></text:p>
      <text:p text:style-name="Standard"><text:s text:c="4"/>0. <text:s text:c="3"/>1. <text:s text:c="3"/>0. <text:s text:c="3"/>1. <text:s text:c="3"/>0. <text:s text:c="3"/>0. <text:s/></text:p>
      <text:p text:style-name="Standard"><text:s text:c="4"/>1. <text:s text:c="3"/>0. <text:s text:c="3"/>0. <text:s text:c="3"/>1. <text:s text:c="3"/>0. <text:s text:c="3"/>0. <text:s/></text:p>
      <text:p text:style-name="Standard"><text:s text:c="4"/>0. <text:s text:c="3"/>0. <text:s text:c="3"/>0. <text:s text:c="3"/>1. <text:s text:c="3"/>0. <text:s text:c="3"/>0. <text:s/></text:p>
      <text:p text:style-name="Standard"><text:s text:c="4"/>0. <text:s text:c="3"/>0. <text:s text:c="3"/>0. <text:s text:c="3"/>1. <text:s text:c="3"/>0. <text:s text:c="3"/>0. <text:s/></text:p>
      <text:p text:style-name="Standard"/>
      <text:p text:style-name="Standard"/>
      <text:p text:style-name="Standard">Wektor początkowy <text:tab/><text:tab/>Wektor końcowy </text:p>
      <text:p text:style-name="Standard"><text:tab/>#**#**<text:tab/><text:tab/><text:tab/>***#**</text:p>
      <text:p text:style-name="Standard"><text:tab/>**##**<text:tab/><text:tab/><text:tab/>**##**</text:p>
      <text:p text:style-name="Standard"><text:tab/>*#*#**<text:tab/>-&gt;<text:tab/><text:tab/>*#*#**</text:p>
      <text:p text:style-name="Standard"><text:tab/>***#**<text:tab/><text:tab/><text:tab/>#**#**</text:p>
      <text:p text:style-name="Standard"><text:tab/>***#*#<text:tab/><text:tab/><text:tab/>***#**</text:p>
      <text:p text:style-name="Standard"><text:tab/>***##*<text:tab/><text:tab/><text:tab/>***#**</text:p>
      <text:p text:style-name="Standard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2.3 Reguła Hebba</text:h>
      <text:p text:style-name="P2"/>
      <text:p text:style-name="P2">Cj = [1 1 1 1 0 0 1 1 1];</text:p>
      <text:p text:style-name="P2"/>
      <text:p text:style-name="P2">Macierz wektorów zbieżnych: </text:p>
      <text:p text:style-name="P2"><text:s/></text:p>
      <text:p text:style-name="P2"><text:s text:c="4"/>0. <text:s text:c="3"/>0. <text:s text:c="3"/>0. <text:s text:c="3"/>0. <text:s text:c="3"/>0. <text:s text:c="3"/>0. <text:s text:c="3"/>0. <text:s text:c="3"/>0. <text:s text:c="3"/>0. <text:s/></text:p>
      <text:p text:style-name="P2"><text:s text:c="4"/>1. <text:s text:c="3"/>1. <text:s text:c="3"/>1. <text:s text:c="3"/>1. <text:s text:c="3"/>0. <text:s text:c="3"/>0. <text:s text:c="3"/>1. <text:s text:c="3"/>1. <text:s text:c="3"/>1. <text:s/></text:p>
      <text:p text:style-name="P2">Macierz V : </text:p>
      <text:p text:style-name="P2"><text:s/></text:p>
      <text:p text:style-name="P2"><text:s text:c="4"/>1. <text:s text:c="3"/>1. <text:s text:c="3"/>1. <text:s text:c="3"/>1. <text:s text:c="3"/>0. <text:s text:c="3"/>0. <text:s text:c="3"/>1. <text:s text:c="3"/>1. <text:s text:c="3"/>1. <text:s/></text:p>
      <text:p text:style-name="P2">Macierz wektorów Rozpoznanych : </text:p>
      <text:p text:style-name="P2"><text:s text:c="2"/></text:p>
      <text:p text:style-name="P2"><text:s text:c="4"/>0. <text:s text:c="3"/>0. <text:s text:c="3"/>0. <text:s text:c="3"/>0. <text:s text:c="3"/>0. <text:s text:c="3"/>0. <text:s text:c="3"/>0. <text:s text:c="3"/>0. <text:s text:c="3"/>0. <text:s/></text:p>
      <text:p text:style-name="P2"><text:s text:c="4"/>1. <text:s text:c="3"/>1. <text:s text:c="3"/>1. <text:s text:c="3"/>1. <text:s text:c="3"/>0. <text:s text:c="3"/>0. <text:s text:c="3"/>1. <text:s text:c="3"/>1. <text:s text:c="3"/>1. <text:s/></text:p>
      <text:p text:style-name="P2">Macierz V : </text:p>
      <text:p text:style-name="P2"><text:s text:c="2"/></text:p>
      <text:p text:style-name="P2"><text:s text:c="4"/>1. <text:s text:c="3"/>1. <text:s text:c="3"/>1. <text:s text:c="3"/>1. <text:s text:c="3"/>0. <text:s text:c="3"/>0. <text:s text:c="3"/>1. <text:s text:c="3"/>1. <text:s text:c="3"/>1. <text:s/></text:p>
      <text:p text:style-name="P2"/>
      <text:p text:style-name="P2"><text:soft-page-break/>Wypisania Macierzy Z </text:p>
      <text:p text:style-name="P2"><text:s/></text:p>
      <text:p text:style-name="P2"><text:s text:c="4"/>1. <text:s text:c="3"/>1. <text:s text:c="3"/>1. <text:s text:c="3"/>1. <text:s text:c="3"/>0. <text:s text:c="3"/>0. <text:s text:c="3"/>1. <text:s text:c="3"/>1. <text:s text:c="3"/>1. <text:s/></text:p>
      <text:p text:style-name="P2"/>
      <text:p text:style-name="P2">###</text:p>
      <text:p text:style-name="P2">#**</text:p>
      <text:p text:style-name="P2">###</text:p>
      <text:p text:style-name="P2"/>
      <text:p text:style-name="P2">Wagi:</text:p>
      <text:p text:style-name="P2"><text:s/></text:p>
      <text:p text:style-name="P2"><text:s text:c="3"/><text:span text:style-name="T1">0. <text:s text:c="17"/>0.3333333 <text:s text:c="3"/>0.3333333 <text:s text:c="3"/>0.3333333 <text:s text:c="3"/>0. <text:s text:c="3"/>0. <text:s text:c="3"/>0.3333333 <text:s text:c="3"/>0.3333333 <text:s text:c="3"/>0.3333333 <text:s/></text:span></text:p>
      <text:p text:style-name="P22"><text:s text:c="4"/>0.3333333 <text:s text:c="3"/>0. <text:s text:c="17"/>0.3333333 <text:s text:c="3"/>0.3333333 <text:s text:c="3"/>0. <text:s text:c="3"/>0. <text:s text:c="3"/>0.3333333 <text:s text:c="3"/>0.3333333 <text:s text:c="3"/>0.3333333 <text:s/></text:p>
      <text:p text:style-name="P22"><text:s text:c="4"/>0.3333333 <text:s text:c="3"/>0.3333333 <text:s text:c="3"/>0. <text:s text:c="17"/>0.3333333 <text:s text:c="3"/>0. <text:s text:c="3"/>0. <text:s text:c="3"/>0.3333333 <text:s text:c="3"/>0.3333333 <text:s text:c="3"/>0.3333333 <text:s/></text:p>
      <text:p text:style-name="P22"><text:s text:c="4"/>0.3333333 <text:s text:c="3"/>0.3333333 <text:s text:c="3"/>0.3333333 <text:s text:c="3"/>0. <text:s text:c="17"/>0. <text:s text:c="3"/>0. <text:s text:c="3"/>0.3333333 <text:s text:c="3"/>0.3333333 <text:s text:c="3"/>0.3333333 <text:s/></text:p>
      <text:p text:style-name="P22"><text:s text:c="4"/>0. <text:s text:c="17"/>0. <text:s text:c="17"/>0. <text:s text:c="17"/>0. <text:s text:c="17"/>0. <text:s text:c="3"/>0. <text:s text:c="3"/>0. <text:s text:c="17"/>0. <text:s text:c="17"/>0. <text:s text:c="8"/></text:p>
      <text:p text:style-name="P22"><text:s text:c="4"/>0. <text:s text:c="17"/>0. <text:s text:c="17"/>0. <text:s text:c="17"/>0. <text:s text:c="17"/>0. <text:s text:c="3"/>0. <text:s text:c="3"/>0. <text:s text:c="17"/>0. <text:s text:c="17"/>0. <text:s text:c="8"/></text:p>
      <text:p text:style-name="P22"><text:s text:c="4"/>0.3333333 <text:s text:c="3"/>0.3333333 <text:s text:c="3"/>0.3333333 <text:s text:c="3"/>0.3333333 <text:s text:c="3"/>0. <text:s text:c="3"/>0. <text:s text:c="3"/>0. <text:s text:c="17"/>0.3333333 <text:s text:c="3"/>0.3333333 <text:s/></text:p>
      <text:p text:style-name="P22"><text:s text:c="4"/>0.3333333 <text:s text:c="3"/>0.3333333 <text:s text:c="3"/>0.3333333 <text:s text:c="3"/>0.3333333 <text:s text:c="3"/>0. <text:s text:c="3"/>0. <text:s text:c="3"/>0.3333333 <text:s text:c="3"/>0. <text:s text:c="17"/>0.3333333 <text:s/></text:p>
      <text:p text:style-name="P2"><text:span text:style-name="T1"><text:s text:c="4"/>0.3333333 <text:s text:c="3"/>0.3333333 <text:s text:c="3"/>0.3333333 <text:s text:c="3"/>0.3333333 <text:s text:c="3"/>0. <text:s text:c="3"/>0. <text:s text:c="3"/>0.3333333 <text:s text:c="3"/>0.3333333 <text:s text:c="3"/>0. <text:s/></text:span><text:s text:c="7"/></text:p>
      <text:p text:style-name="P2"/>
      <text:h text:style-name="Heading_20_3" text:outline-level="3">2.4 Pseudoinwersji</text:h>
      <text:p text:style-name="Text_20_body">Macierz wektorów zbieżnych: </text:p>
      <text:p text:style-name="Text_20_body"><text:s/></text:p>
      <text:p text:style-name="Text_20_body"><text:s text:c="4"/>0. <text:s text:c="3"/>0. <text:s text:c="3"/>0. <text:s text:c="3"/>0. <text:s text:c="3"/>0. <text:s text:c="3"/>0. <text:s/></text:p>
      <text:p text:style-name="Text_20_body"><text:s text:c="4"/>0. <text:s text:c="3"/>0. <text:s text:c="3"/>0. <text:s text:c="3"/>0. <text:s text:c="3"/>0. <text:s text:c="3"/>1. <text:s/></text:p>
      <text:p text:style-name="Text_20_body"><text:s text:c="4"/>0. <text:s text:c="3"/>0. <text:s text:c="3"/>0. <text:s text:c="3"/>0. <text:s text:c="3"/>1. <text:s text:c="3"/>0. <text:s/></text:p>
      <text:p text:style-name="Text_20_body"><text:s text:c="4"/>0. <text:s text:c="3"/>0. <text:s text:c="3"/>0. <text:s text:c="3"/>0. <text:s text:c="3"/>1. <text:s text:c="3"/>1. <text:s/></text:p>
      <text:p text:style-name="Text_20_body"><text:s text:c="4"/>0. <text:s text:c="3"/>1. <text:s text:c="3"/>1. <text:s text:c="3"/>1. <text:s text:c="3"/>0. <text:s text:c="3"/>0. <text:s/></text:p>
      <text:p text:style-name="Text_20_body"><text:s text:c="4"/>0. <text:s text:c="3"/>1. <text:s text:c="3"/>1. <text:s text:c="3"/>1. <text:s text:c="3"/>0. <text:s text:c="3"/>1. <text:s/></text:p>
      <text:p text:style-name="Text_20_body"><text:s text:c="4"/>0. <text:s text:c="3"/>0. <text:s text:c="3"/>1. <text:s text:c="3"/>1. <text:s text:c="3"/>1. <text:s text:c="3"/>0. <text:s/></text:p>
      <text:p text:style-name="Text_20_body"><text:s text:c="4"/>0. <text:s text:c="3"/>0. <text:s text:c="3"/>1. <text:s text:c="3"/>1. <text:s text:c="3"/>1. <text:s text:c="3"/>1. <text:s/></text:p>
      <text:p text:style-name="Text_20_body"><text:s text:c="4"/>0. <text:s text:c="3"/>1. <text:s text:c="3"/>0. <text:s text:c="3"/>0. <text:s text:c="3"/>0. <text:s text:c="3"/>0. <text:s/></text:p>
      <text:p text:style-name="Text_20_body"><text:s text:c="4"/>0. <text:s text:c="3"/>1. <text:s text:c="3"/>0. <text:s text:c="3"/>0. <text:s text:c="3"/>0. <text:s text:c="3"/>1. <text:s/></text:p>
      <text:p text:style-name="Text_20_body"><text:s text:c="4"/>0. <text:s text:c="3"/>1. <text:s text:c="3"/>0. <text:s text:c="3"/>0. <text:s text:c="3"/>1. <text:s text:c="3"/>0. <text:s/></text:p>
      <text:p text:style-name="Text_20_body"><text:s text:c="4"/>0. <text:s text:c="3"/>1. <text:s text:c="3"/>0. <text:s text:c="3"/>0. <text:s text:c="3"/>1. <text:s text:c="3"/>1. <text:s/></text:p>
      <text:p text:style-name="Text_20_body"><text:s text:c="4"/>0. <text:s text:c="3"/>1. <text:s text:c="3"/>1. <text:s text:c="3"/>1. <text:s text:c="3"/>1. <text:s text:c="3"/>0. <text:s/></text:p>
      <text:p text:style-name="Text_20_body"><text:s text:c="4"/>0. <text:s text:c="3"/>1. <text:s text:c="3"/>1. <text:s text:c="3"/>1. <text:s text:c="3"/>1. <text:s text:c="3"/>1. <text:s/></text:p>
      <text:p text:style-name="Text_20_body"><text:soft-page-break/><text:s text:c="4"/>1. <text:s text:c="3"/>0. <text:s text:c="3"/>0. <text:s text:c="3"/>0. <text:s text:c="3"/>0. <text:s text:c="3"/>0. <text:s/></text:p>
      <text:p text:style-name="Text_20_body"><text:s text:c="4"/>1. <text:s text:c="3"/>0. <text:s text:c="3"/>0. <text:s text:c="3"/>0. <text:s text:c="3"/>0. <text:s text:c="3"/>1. <text:s/></text:p>
      <text:p text:style-name="Text_20_body"><text:s text:c="4"/>1. <text:s text:c="3"/>0. <text:s text:c="3"/>0. <text:s text:c="3"/>0. <text:s text:c="3"/>1. <text:s text:c="3"/>0. <text:s/></text:p>
      <text:p text:style-name="Text_20_body"><text:s text:c="4"/>1. <text:s text:c="3"/>0. <text:s text:c="3"/>0. <text:s text:c="3"/>0. <text:s text:c="3"/>1. <text:s text:c="3"/>1. <text:s/></text:p>
      <text:p text:style-name="Text_20_body"><text:s text:c="4"/>1. <text:s text:c="3"/>1. <text:s text:c="3"/>1. <text:s text:c="3"/>1. <text:s text:c="3"/>0. <text:s text:c="3"/>0. <text:s/></text:p>
      <text:p text:style-name="Text_20_body"><text:s text:c="4"/>1. <text:s text:c="3"/>1. <text:s text:c="3"/>1. <text:s text:c="3"/>1. <text:s text:c="3"/>0. <text:s text:c="3"/>1. <text:s/></text:p>
      <text:p text:style-name="Text_20_body"><text:s text:c="4"/>1. <text:s text:c="3"/>0. <text:s text:c="3"/>1. <text:s text:c="3"/>1. <text:s text:c="3"/>1. <text:s text:c="3"/>0. <text:s/></text:p>
      <text:p text:style-name="Text_20_body"><text:s text:c="4"/>1. <text:s text:c="3"/>0. <text:s text:c="3"/>1. <text:s text:c="3"/>1. <text:s text:c="3"/>1. <text:s text:c="3"/>1. <text:s/></text:p>
      <text:p text:style-name="Text_20_body"><text:s text:c="4"/>1. <text:s text:c="3"/>1. <text:s text:c="3"/>0. <text:s text:c="3"/>0. <text:s text:c="3"/>0. <text:s text:c="3"/>0. <text:s/></text:p>
      <text:p text:style-name="Text_20_body"><text:s text:c="4"/>1. <text:s text:c="3"/>1. <text:s text:c="3"/>0. <text:s text:c="3"/>0. <text:s text:c="3"/>0. <text:s text:c="3"/>1. <text:s/></text:p>
      <text:p text:style-name="Text_20_body"><text:s text:c="4"/>1. <text:s text:c="3"/>1. <text:s text:c="3"/>0. <text:s text:c="3"/>0. <text:s text:c="3"/>1. <text:s text:c="3"/>0. <text:s/></text:p>
      <text:p text:style-name="Text_20_body"><text:s text:c="4"/>1. <text:s text:c="3"/>1. <text:s text:c="3"/>0. <text:s text:c="3"/>0. <text:s text:c="3"/>1. <text:s text:c="3"/>1. <text:s/></text:p>
      <text:p text:style-name="Text_20_body"><text:s text:c="4"/>1. <text:s text:c="3"/>1. <text:s text:c="3"/>1. <text:s text:c="3"/>1. <text:s text:c="3"/>1. <text:s text:c="3"/>0. <text:s/></text:p>
      <text:p text:style-name="Text_20_body"><text:s text:c="4"/>1. <text:s text:c="3"/>1. <text:s text:c="3"/>1. <text:s text:c="3"/>1. <text:s text:c="3"/>1. <text:s text:c="3"/>1. <text:s/></text:p>
      <text:p text:style-name="Text_20_body">Macierz V : </text:p>
      <text:p text:style-name="Text_20_body"><text:s/></text:p>
      <text:p text:style-name="Text_20_body"><text:s text:c="4"/>0. <text:s text:c="3"/>1. <text:s text:c="3"/>0. <text:s text:c="3"/>0. <text:s text:c="3"/>0. <text:s text:c="3"/>0. <text:s/></text:p>
      <text:p text:style-name="Text_20_body"><text:s text:c="4"/>0. <text:s text:c="3"/>1. <text:s text:c="3"/>0. <text:s text:c="3"/>0. <text:s text:c="3"/>0. <text:s text:c="3"/>0. <text:s/></text:p>
      <text:p text:style-name="Text_20_body"><text:s text:c="4"/>0. <text:s text:c="3"/>1. <text:s text:c="3"/>0. <text:s text:c="3"/>0. <text:s text:c="3"/>0. <text:s text:c="3"/>0. <text:s/></text:p>
      <text:p text:style-name="Text_20_body"><text:s text:c="4"/>0. <text:s text:c="3"/>1. <text:s text:c="3"/>0. <text:s text:c="3"/>0. <text:s text:c="3"/>0. <text:s text:c="3"/>0. <text:s/></text:p>
      <text:p text:style-name="Text_20_body"><text:s text:c="4"/>0. <text:s text:c="3"/>1. <text:s text:c="3"/>0. <text:s text:c="3"/>0. <text:s text:c="3"/>0. <text:s text:c="3"/>0. <text:s/></text:p>
      <text:p text:style-name="Text_20_body"><text:s text:c="4"/>0. <text:s text:c="3"/>1. <text:s text:c="3"/>1. <text:s text:c="3"/>1. <text:s text:c="3"/>0. <text:s text:c="3"/>0. <text:s/></text:p>
      <text:p text:style-name="Text_20_body">Macierz wektorów rozpoznanych : </text:p>
      <text:p text:style-name="Text_20_body"><text:s text:c="2"/></text:p>
      <text:p text:style-name="Text_20_body"><text:s text:c="4"/>0. <text:s text:c="3"/>0. <text:s text:c="3"/>0. <text:s text:c="3"/>0. <text:s text:c="3"/>0. <text:s text:c="3"/>0. <text:s/></text:p>
      <text:p text:style-name="Text_20_body"><text:s text:c="4"/>0. <text:s text:c="3"/>0. <text:s text:c="3"/>0. <text:s text:c="3"/>0. <text:s text:c="3"/>0. <text:s text:c="3"/>1. <text:s/></text:p>
      <text:p text:style-name="Text_20_body"><text:s text:c="4"/>0. <text:s text:c="3"/>0. <text:s text:c="3"/>0. <text:s text:c="3"/>0. <text:s text:c="3"/>1. <text:s text:c="3"/>0. <text:s/></text:p>
      <text:p text:style-name="Text_20_body"><text:s text:c="4"/>0. <text:s text:c="3"/>0. <text:s text:c="3"/>0. <text:s text:c="3"/>0. <text:s text:c="3"/>1. <text:s text:c="3"/>1. <text:s/></text:p>
      <text:p text:style-name="Text_20_body"><text:s text:c="4"/>0. <text:s text:c="3"/>1. <text:s text:c="3"/>1. <text:s text:c="3"/>1. <text:s text:c="3"/>0. <text:s text:c="3"/>0. <text:s/></text:p>
      <text:p text:style-name="Text_20_body"><text:s text:c="4"/>0. <text:s text:c="3"/>1. <text:s text:c="3"/>1. <text:s text:c="3"/>1. <text:s text:c="3"/>0. <text:s text:c="3"/>1. <text:s/></text:p>
      <text:p text:style-name="Text_20_body"><text:s text:c="4"/>0. <text:s text:c="3"/>0. <text:s text:c="3"/>1. <text:s text:c="3"/>1. <text:s text:c="3"/>1. <text:s text:c="3"/>0. <text:s/></text:p>
      <text:p text:style-name="Text_20_body"><text:s text:c="4"/>0. <text:s text:c="3"/>0. <text:s text:c="3"/>1. <text:s text:c="3"/>1. <text:s text:c="3"/>1. <text:s text:c="3"/>1. <text:s/></text:p>
      <text:p text:style-name="Text_20_body"><text:s text:c="4"/>0. <text:s text:c="3"/>1. <text:s text:c="3"/>0. <text:s text:c="3"/>0. <text:s text:c="3"/>0. <text:s text:c="3"/>0. <text:s/></text:p>
      <text:p text:style-name="Text_20_body"><text:s text:c="4"/>0. <text:s text:c="3"/>1. <text:s text:c="3"/>0. <text:s text:c="3"/>0. <text:s text:c="3"/>0. <text:s text:c="3"/>1. <text:s/></text:p>
      <text:p text:style-name="Text_20_body"><text:s text:c="4"/>0. <text:s text:c="3"/>1. <text:s text:c="3"/>0. <text:s text:c="3"/>0. <text:s text:c="3"/>1. <text:s text:c="3"/>0. <text:s/></text:p>
      <text:p text:style-name="Text_20_body"><text:soft-page-break/><text:s text:c="4"/>0. <text:s text:c="3"/>1. <text:s text:c="3"/>0. <text:s text:c="3"/>0. <text:s text:c="3"/>1. <text:s text:c="3"/>1. <text:s/></text:p>
      <text:p text:style-name="Text_20_body"><text:s text:c="4"/>0. <text:s text:c="3"/>1. <text:s text:c="3"/>1. <text:s text:c="3"/>1. <text:s text:c="3"/>1. <text:s text:c="3"/>0. <text:s/></text:p>
      <text:p text:style-name="Text_20_body"><text:s text:c="4"/>0. <text:s text:c="3"/>1. <text:s text:c="3"/>1. <text:s text:c="3"/>1. <text:s text:c="3"/>1. <text:s text:c="3"/>1. <text:s/></text:p>
      <text:p text:style-name="Text_20_body"><text:s text:c="4"/>1. <text:s text:c="3"/>0. <text:s text:c="3"/>0. <text:s text:c="3"/>0. <text:s text:c="3"/>0. <text:s text:c="3"/>0. <text:s/></text:p>
      <text:p text:style-name="Text_20_body"><text:s text:c="4"/>1. <text:s text:c="3"/>0. <text:s text:c="3"/>0. <text:s text:c="3"/>0. <text:s text:c="3"/>0. <text:s text:c="3"/>1. <text:s/></text:p>
      <text:p text:style-name="Text_20_body"><text:s text:c="4"/>1. <text:s text:c="3"/>0. <text:s text:c="3"/>0. <text:s text:c="3"/>0. <text:s text:c="3"/>1. <text:s text:c="3"/>0. <text:s/></text:p>
      <text:p text:style-name="Text_20_body"><text:s text:c="4"/>1. <text:s text:c="3"/>0. <text:s text:c="3"/>0. <text:s text:c="3"/>0. <text:s text:c="3"/>1. <text:s text:c="3"/>1. <text:s/></text:p>
      <text:p text:style-name="Text_20_body"><text:s text:c="4"/>1. <text:s text:c="3"/>1. <text:s text:c="3"/>1. <text:s text:c="3"/>1. <text:s text:c="3"/>0. <text:s text:c="3"/>0. <text:s/></text:p>
      <text:p text:style-name="Text_20_body"><text:s text:c="4"/>1. <text:s text:c="3"/>1. <text:s text:c="3"/>1. <text:s text:c="3"/>1. <text:s text:c="3"/>0. <text:s text:c="3"/>1. <text:s/></text:p>
      <text:p text:style-name="Text_20_body"><text:s text:c="4"/>1. <text:s text:c="3"/>0. <text:s text:c="3"/>1. <text:s text:c="3"/>1. <text:s text:c="3"/>1. <text:s text:c="3"/>0. <text:s/></text:p>
      <text:p text:style-name="Text_20_body"><text:s text:c="4"/>1. <text:s text:c="3"/>0. <text:s text:c="3"/>1. <text:s text:c="3"/>1. <text:s text:c="3"/>1. <text:s text:c="3"/>1. <text:s/></text:p>
      <text:p text:style-name="Text_20_body"><text:s text:c="4"/>1. <text:s text:c="3"/>1. <text:s text:c="3"/>0. <text:s text:c="3"/>0. <text:s text:c="3"/>0. <text:s text:c="3"/>0. <text:s/></text:p>
      <text:p text:style-name="Text_20_body"><text:s text:c="4"/>1. <text:s text:c="3"/>1. <text:s text:c="3"/>0. <text:s text:c="3"/>0. <text:s text:c="3"/>0. <text:s text:c="3"/>1. <text:s/></text:p>
      <text:p text:style-name="Text_20_body"><text:s text:c="4"/>1. <text:s text:c="3"/>1. <text:s text:c="3"/>0. <text:s text:c="3"/>0. <text:s text:c="3"/>1. <text:s text:c="3"/>0. <text:s/></text:p>
      <text:p text:style-name="Text_20_body"><text:s text:c="4"/>1. <text:s text:c="3"/>1. <text:s text:c="3"/>0. <text:s text:c="3"/>0. <text:s text:c="3"/>1. <text:s text:c="3"/>1. <text:s/></text:p>
      <text:p text:style-name="Text_20_body"><text:s text:c="4"/>1. <text:s text:c="3"/>1. <text:s text:c="3"/>1. <text:s text:c="3"/>1. <text:s text:c="3"/>1. <text:s text:c="3"/>0. <text:s/></text:p>
      <text:p text:style-name="Text_20_body"><text:s text:c="4"/>1. <text:s text:c="3"/>1. <text:s text:c="3"/>1. <text:s text:c="3"/>1. <text:s text:c="3"/>1. <text:s text:c="3"/>1. <text:s/></text:p>
      <text:p text:style-name="Text_20_body">Macierz V : </text:p>
      <text:p text:style-name="Text_20_body"><text:s text:c="2"/></text:p>
      <text:p text:style-name="Text_20_body"><text:s text:c="4"/>0. <text:s text:c="3"/>1. <text:s text:c="3"/>0. <text:s text:c="3"/>0. <text:s text:c="3"/>0. <text:s text:c="3"/>0. <text:s/></text:p>
      <text:p text:style-name="Text_20_body"><text:s text:c="4"/>0. <text:s text:c="3"/>1. <text:s text:c="3"/>0. <text:s text:c="3"/>0. <text:s text:c="3"/>0. <text:s text:c="3"/>0. <text:s/></text:p>
      <text:p text:style-name="Text_20_body"><text:s text:c="4"/>0. <text:s text:c="3"/>1. <text:s text:c="3"/>0. <text:s text:c="3"/>0. <text:s text:c="3"/>0. <text:s text:c="3"/>0. <text:s/></text:p>
      <text:p text:style-name="Text_20_body"><text:s text:c="4"/>0. <text:s text:c="3"/>1. <text:s text:c="3"/>0. <text:s text:c="3"/>0. <text:s text:c="3"/>0. <text:s text:c="3"/>0. <text:s/></text:p>
      <text:p text:style-name="Text_20_body"><text:s text:c="4"/>0. <text:s text:c="3"/>1. <text:s text:c="3"/>0. <text:s text:c="3"/>0. <text:s text:c="3"/>0. <text:s text:c="3"/>0. <text:s/></text:p>
      <text:p text:style-name="Text_20_body"><text:s text:c="4"/>0. <text:s text:c="3"/>1. <text:s text:c="3"/>1. <text:s text:c="3"/>1. <text:s text:c="3"/>0. <text:s text:c="3"/>0. <text:s/></text:p>
      <text:p text:style-name="Text_20_body">Macierz Z :</text:p>
      <text:p text:style-name="Text_20_body"><text:s/></text:p>
      <text:p text:style-name="Text_20_body"><text:s text:c="4"/>0. <text:s text:c="3"/>1. <text:s text:c="3"/>0. <text:s text:c="3"/>0. <text:s text:c="3"/>0. <text:s text:c="3"/>0. <text:s/></text:p>
      <text:p text:style-name="Text_20_body"><text:s text:c="4"/>0. <text:s text:c="3"/>1. <text:s text:c="3"/>0. <text:s text:c="3"/>0. <text:s text:c="3"/>0. <text:s text:c="3"/>0. <text:s/></text:p>
      <text:p text:style-name="Text_20_body"><text:s text:c="4"/>0. <text:s text:c="3"/>1. <text:s text:c="3"/>0. <text:s text:c="3"/>0. <text:s text:c="3"/>0. <text:s text:c="3"/>0. <text:s/></text:p>
      <text:p text:style-name="Text_20_body"><text:s text:c="4"/>0. <text:s text:c="3"/>1. <text:s text:c="3"/>0. <text:s text:c="3"/>0. <text:s text:c="3"/>0. <text:s text:c="3"/>0. <text:s/></text:p>
      <text:p text:style-name="Text_20_body"><text:s text:c="4"/>0. <text:s text:c="3"/>1. <text:s text:c="3"/>0. <text:s text:c="3"/>0. <text:s text:c="3"/>0. <text:s text:c="3"/>0. <text:s/></text:p>
      <text:p text:style-name="Text_20_body"><text:s text:c="4"/>0. <text:s text:c="3"/>1. <text:s text:c="3"/>1. <text:s text:c="3"/>1. <text:s text:c="3"/>0. <text:s text:c="3"/>0. <text:s/></text:p>
      <text:p text:style-name="Text_20_body"/>
      <text:p text:style-name="Text_20_body"/>
      <text:p text:style-name="Text_20_body"><text:soft-page-break/>Wektor początkowy <text:tab/><text:tab/>Wektor końcowy </text:p>
      <text:p text:style-name="Text_20_body"><text:tab/>##****<text:tab/><text:tab/><text:tab/>*#****</text:p>
      <text:p text:style-name="Text_20_body"><text:tab/>*#****<text:tab/><text:tab/><text:tab/>*#****</text:p>
      <text:p text:style-name="Text_20_body"><text:tab/>*###**<text:tab/><text:tab/><text:tab/>*#****</text:p>
      <text:p text:style-name="Text_20_body"><text:tab/>*#*##*<text:tab/><text:tab/><text:tab/>*#****</text:p>
      <text:p text:style-name="Text_20_body"><text:tab/>*#**#*<text:tab/><text:tab/><text:tab/>*#****<text:tab/></text:p>
      <text:p text:style-name="Text_20_body"><text:tab/>*###*#<text:tab/><text:tab/><text:tab/>*###**</text:p>
      <text:p text:style-name="Text_20_body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4. Podsumowanie</text:h>
      <text:p text:style-name="Text_20_body">W pracy zostało przedstawione analityczne działanie Sieci Hopfielda w trybie synchronicznym i asynchronicznym z funkcją aktywacji unipolarną oraz bipolarną. Dla przedstawionych przykładów została zastosowana odpowiednio funkcja synchrnicznaSH() bądź asynchronicznaSH(), aby sprawdzić czy obliczenia analityczne oraz te powstałe w wyniku symulacji zgadzają się. <text:line-break/>W punkcie 3 opisano sposób kodowania wybranych znaków, przedstawiono ich graficzną interpretację oraz zaprezentowano wynik rozpoznania znaków przez funkcję synchronicznaSH() oraz asynchronicznaSH(). Jako rozszerzenie przekształcono funkcję wyświetlającą interpretację tekstowo-graficzną wektora na taką, która wyświetla dwa wektory, początkowy oraz rozpoznany przez funkcję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" fo:font-size="12pt" style:font-name-asian="Calibri" style:font-size-asian="12pt" style:font-name-complex="Calibri" style:font-size-complex="12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iotr Mazur</meta:initial-creator>
    <meta:creation-date>2016-01-17T17:42:55.75</meta:creation-date>
    <dc:date>2016-01-20T02:58:40.89</dc:date>
    <dc:creator>Piotr Mazur</dc:creator>
    <meta:editing-duration>PT21H14M6S</meta:editing-duration>
    <meta:editing-cycles>72</meta:editing-cycles>
    <meta:generator>OpenOffice.org/3.3$Win32 OpenOffice.org_project/330m20$Build-9567</meta:generator>
    <meta:printed-by>Piotr Mazur</meta:printed-by>
    <meta:print-date>2016-01-20T02:58:21.21</meta:print-date>
    <meta:document-statistic meta:table-count="2" meta:image-count="0" meta:object-count="0" meta:page-count="68" meta:paragraph-count="2104" meta:word-count="8858" meta:character-count="50469"/>
  </office:meta>
</office:document-meta>
</file>